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8.999cm"/>
    </style:style>
    <style:style style:name="co3" style:family="table-column">
      <style:table-column-properties fo:break-before="auto" style:column-width="2.26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6.369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ff" fo:wrap-option="wrap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background-color="#aecf00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02cm solid #000000"/>
      <style:text-properties fo:color="#0066cc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ffffff" fo:wrap-option="wrap" fo:border="0.002cm solid #000000"/>
      <style:text-properties fo:font-weight="normal" style:font-weight-asian="normal" style:font-weight-complex="normal"/>
    </style:style>
    <style:style style:name="ce12" style:family="table-cell" style:parent-style-name="Default">
      <style:text-properties fo:color="#0066cc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EMEF_ Educandos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MEF – Educan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</text:p>
          </table:table-cell>
        </table:table-row>
        <table:table-row table:style-name="ro1">
          <table:table-cell office:value-type="string">
            <text:p>1.1.1 Esta questão não se refere a este segmento.</text:p>
          </table:table-cell>
        </table:table-row>
        <table:table-row table:style-name="ro1">
          <table:table-cell office:value-type="string">
            <text:p>1.1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</text:p>
          </table:table-cell>
        </table:table-row>
        <table:table-row table:style-name="ro1">
          <table:table-cell office:value-type="string">
            <text:p>1.2.1 Esta questão não se refere a este segmento.</text:p>
          </table:table-cell>
        </table:table-row>
        <table:table-row table:style-name="ro1">
          <table:table-cell office:value-type="string">
            <text:p>1.2.2 Esta questão não se refere a este segmento.</text:p>
          </table:table-cell>
        </table:table-row>
        <table:table-row table:style-name="ro1">
          <table:table-cell office:value-type="string">
            <text:p>1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</table:table-row>
        <table:table-row table:style-name="ro1">
          <table:table-cell office:value-type="string">
            <text:p>1.3.2 A escola acolhe crianças com deficiência nas atividades propostas aos educandos sem deficiência? </text:p>
          </table:table-cell>
        </table:table-row>
        <table:table-row table:style-name="ro1">
          <table:table-cell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A cada ano letivo, há movimentos coletivos de elaboração e atualização das regras de convivência escolar? </text:p>
          </table:table-cell>
        </table:table-row>
        <table:table-row table:style-name="ro1">
          <table:table-cell office:value-type="string">
            <text:p>1.4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Existe respeito entre professores, educandos e funcionários da escola?</text:p>
          </table:table-cell>
        </table:table-row>
        <table:table-row table:style-name="ro1">
          <table:table-cell office:value-type="string">
            <text:p>1.5.2 Esta questão não se refere a este segmento.</text:p>
          </table:table-cell>
        </table:table-row>
        <table:table-row table:style-name="ro1">
          <table:table-cell office:value-type="string">
            <text:p>1.5.3 Esta questão não se refere a este segmento.</text:p>
          </table:table-cell>
        </table:table-row>
        <table:table-row table:style-name="ro1">
          <table:table-cell office:value-type="string">
            <text:p>1.5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 os direitos nele estabelecidos?</text:p>
          </table:table-cell>
        </table:table-row>
        <table:table-row table:style-name="ro1">
          <table:table-cell office:value-type="string">
            <text:p>1.6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Esta questão não se refere a este segmento.</text:p>
          </table:table-cell>
        </table:table-row>
        <table:table-row table:style-name="ro1">
          <table:table-cell office:value-type="string">
            <text:p>1.7.2 Quando há conflitos entre as crianças ou situações em que uma criança faz uso de apelidos ou brincadeiras que humilham outra criança, os professores e demais profissionais intervém prontament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s seus nomes? </text:p>
          </table:table-cell>
        </table:table-row>
        <table:table-row table:style-name="ro1">
          <table:table-cell office:value-type="string">
            <text:p>1.8.2 Esta questão não se refere a este segmento.</text:p>
          </table:table-cell>
        </table:table-row>
        <table:table-row table:style-name="ro1">
          <table:table-cell office:value-type="string">
            <text:p>1.8.3 Os professores ajudam as crianças a manifestar os seus sentimentos (alegria, tristeza, raiva, ciúme, decepção etc.) e a perceber os sentimentos dos colegas e dos adult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Esta questão não se refere a este segmento.</text:p>
          </table:table-cell>
        </table:table-row>
        <table:table-row table:style-name="ro1">
          <table:table-cell office:value-type="string">
            <text:p>1.9.2 Os professores e demais profissionais acolhem as propostas, invenções e descobertas das crianças, incorporando-as como parte das atividades sempre que possíve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 </text:p>
          </table:table-cell>
        </table:table-row>
        <table:table-row table:style-name="ro1">
          <table:table-cell office:value-type="string">
            <text:p>2.1.1 Esta questão não se refere a este segmento.</text:p>
          </table:table-cell>
        </table:table-row>
        <table:table-row table:style-name="ro1">
          <table:table-cell office:value-type="string">
            <text:p>2.1.2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5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A escola disponibiliza, nas salas, espelhos seguros e na altura das crianças, para que possam brincar e observar a própria imagem diariament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e adolescentes</text:p>
          </table:table-cell>
        </table:table-row>
        <table:table-row table:style-name="ro1">
          <table:table-cell office:value-type="string">
            <text:p>2.3.1 Esta questão não se refere a este segmento.</text:p>
          </table:table-cell>
        </table:table-row>
        <table:table-row table:style-name="ro1">
          <table:table-cell office:value-type="string">
            <text:p>2.3.2 Há na escola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Esta questão não se refere a este segmento.</text:p>
          </table:table-cell>
        </table:table-row>
        <table:table-row table:style-name="ro1">
          <table:table-cell office:value-type="string">
            <text:p>2.4.2 Esta questão não se refere a este segmento.</text:p>
          </table:table-cell>
        </table:table-row>
        <table:table-row table:style-name="ro1">
          <table:table-cell office:value-type="string">
            <text:p>2.4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Eco-Político-Pedagógico (PEPP) definido e conhecido por todos </text:p>
          </table:table-cell>
        </table:table-row>
        <table:table-row table:style-name="ro1">
          <table:table-cell office:value-type="string">
            <text:p>3.1.1 Você conhece o PEPP da escola?</text:p>
          </table:table-cell>
        </table:table-row>
        <table:table-row table:style-name="ro1">
          <table:table-cell office:value-type="string">
            <text:p>3.1.2 Você conhece o Plano de Trabalho Anual (PTA) da escola?</text:p>
          </table:table-cell>
        </table:table-row>
        <table:table-row table:style-name="ro1">
          <table:table-cell office:value-type="string">
            <text:p>3.1.3 Você participa ativamente da elaboração, avaliação e monitoramento do PEPP e do PTA da escola? </text:p>
          </table:table-cell>
        </table:table-row>
        <table:table-row table:style-name="ro1">
          <table:table-cell office:value-type="string">
            <text:p>3.1.4 O plano de ação de cada segmento é anexado nos painéis das Unidades Educacionais, para que os envolvidos certifiquem-se das metas alcançadas e a serem alcanç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</text:p>
          </table:table-cell>
        </table:table-row>
        <table:table-row table:style-name="ro1">
          <table:table-cell office:value-type="string">
            <text:p>3.2.1 Esta questão não se refere a este segmento.</text:p>
          </table:table-cell>
        </table:table-row>
        <table:table-row table:style-name="ro1">
          <table:table-cell office:value-type="string">
            <text:p>3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Esta questão não se refere a este segmento.</text:p>
          </table:table-cell>
        </table:table-row>
        <table:table-row table:style-name="ro1">
          <table:table-cell office:value-type="string">
            <text:p>3.3.2 Esta questão não se refere a este segmento.</text:p>
          </table:table-cell>
        </table:table-row>
        <table:table-row table:style-name="ro1">
          <table:table-cell office:value-type="string">
            <text:p>3.3.3 Esta questão não se refere a este segmento.</text:p>
          </table:table-cell>
        </table:table-row>
        <table:table-row table:style-name="ro1">
          <table:table-cell office:value-type="string">
            <text:p>3.3.4 Esta questão não se refere a este segmento.</text:p>
          </table:table-cell>
        </table:table-row>
        <table:table-row table:style-name="ro1">
          <table:table-cell office:value-type="string">
            <text:p>3.3.5 Esta questão não se refere a este segmento.</text:p>
          </table:table-cell>
        </table:table-row>
        <table:table-row table:style-name="ro1">
          <table:table-cell office:value-type="string">
            <text:p>3.3.6 Esta questão não se refere a este segmento.</text:p>
          </table:table-cell>
        </table:table-row>
        <table:table-row table:style-name="ro1">
          <table:table-cell office:value-type="string">
            <text:p>3.3.7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 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ntorno da escola? </text:p>
          </table:table-cell>
        </table:table-row>
        <table:table-row table:style-name="ro1">
          <table:table-cell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</table:table-row>
        <table:table-row table:style-name="ro1">
          <table:table-cell office:value-type="string">
            <text:p>3.4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construção da autonomia e ao trabalho coletivo</text:p>
          </table:table-cell>
        </table:table-row>
        <table:table-row table:style-name="ro1">
          <table:table-cell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 Os educandos são incentivados e orientados para o trabalho em grupo?</text:p>
          </table:table-cell>
        </table:table-row>
        <table:table-row table:style-name="ro1">
          <table:table-cell office:value-type="string">
            <text:p>3.5.4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5 A escola realiza feiras ou exposições das criações dos educandos (desenhos, poemas, invenções etc.)? </text:p>
          </table:table-cell>
        </table:table-row>
        <table:table-row table:style-name="ro1">
          <table:table-cell office:value-type="string">
            <text:p>3.5.6 Os brinquedos e jogos são guardados em locais de livre acesso às crianças? </text:p>
          </table:table-cell>
        </table:table-row>
        <table:table-row table:style-name="ro1">
          <table:table-cell office:value-type="string">
            <text:p>3.5.7 Esta questão não se refere a este segmento.</text:p>
          </table:table-cell>
        </table:table-row>
        <table:table-row table:style-name="ro1">
          <table:table-cell office:value-type="string">
            <text:p>3.5.8 Os educandos têm oportunidade de propor, criar e realizar atividades na sala de aula e na escola como um tod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</text:p>
          </table:table-cell>
        </table:table-row>
        <table:table-row table:style-name="ro1">
          <table:table-cell office:value-type="string">
            <text:p>3.6.2 Esta questão não se refere a este segmento.</text:p>
          </table:table-cell>
        </table:table-row>
        <table:table-row table:style-name="ro1">
          <table:table-cell office:value-type="string">
            <text:p>3.6.3 Você considera que o projeto “Escolinha do Futuro” contribui para o desenvolvimento integral das crianças e jovens?</text:p>
          </table:table-cell>
        </table:table-row>
        <table:table-row table:style-name="ro1">
          <table:table-cell office:value-type="string">
            <text:p>3.6.4 Os professores propõem atividades pedagógicas fora da escola, como passeios, excursões etc.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 </text:p>
          </table:table-cell>
        </table:table-row>
        <table:table-row table:style-name="ro1">
          <table:table-cell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</table:table-row>
        <table:table-row table:style-name="ro1">
          <table:table-cell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1">
          <table:table-cell office:value-type="string">
            <text:p>3.7.3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Os professores propõem, periodicamente, às crianças brincadeiras 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Atuação do corpo técnico pedagógico (CTP)</text:p>
          </table:table-cell>
        </table:table-row>
        <table:table-row table:style-name="ro1">
          <table:table-cell office:value-type="string">
            <text:p>3.9.1 Esta questão não se refere a este segmento.</text:p>
          </table:table-cell>
        </table:table-row>
        <table:table-row table:style-name="ro1">
          <table:table-cell office:value-type="string">
            <text:p>3.9.2 Esta questão não se refere a este segmento</text:p>
          </table:table-cell>
        </table:table-row>
        <table:table-row table:style-name="ro1">
          <table:table-cell office:value-type="string">
            <text:p>3.9.3 Esta questão não se refere a este segmento</text:p>
          </table:table-cell>
        </table:table-row>
        <table:table-row table:style-name="ro1">
          <table:table-cell office:value-type="string">
            <text:p>3.9.4 Esta questão não se refere a este segmento</text:p>
          </table:table-cell>
        </table:table-row>
        <table:table-row table:style-name="ro1">
          <table:table-cell office:value-type="string">
            <text:p>3.9.5 Esta questão não se refere a este segmento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Esta questão não se refere a este segmento.</text:p>
          </table:table-cell>
        </table:table-row>
        <table:table-row table:style-name="ro1">
          <table:table-cell office:value-type="string">
            <text:p>4.1.2 Esta questão não se refere a este segmento.</text:p>
          </table:table-cell>
        </table:table-row>
        <table:table-row table:style-name="ro1">
          <table:table-cell office:value-type="string">
            <text:p>4.1.3 Esta questão não se refere a este segmento.</text:p>
          </table:table-cell>
        </table:table-row>
        <table:table-row table:style-name="ro1">
          <table:table-cell office:value-type="string">
            <text:p>4.1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</text:p>
          </table:table-cell>
        </table:table-row>
        <table:table-row table:style-name="ro1">
          <table:table-cell office:value-type="string">
            <text:p>4.2.1 Esta questão não se refere a este segmento.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Você é informado e orientado sobre os critérios de atribuições de notas, reprovação, aprovação e reagrupamento d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Os professores envolvem os educandos na organização, realização e avaliação das atividades desenvolvidas em sala de aula, valorizando assim a participação de todos no desenvolvimento do curso?</text:p>
          </table:table-cell>
        </table:table-row>
        <table:table-row table:style-name="ro1">
          <table:table-cell office:value-type="string">
            <text:p>4.3.2 Os educandos são orientados pelos professores a fazer autoavaliação (falar, ouvir, escrever, expressar o que aprenderam)? </text:p>
          </table:table-cell>
        </table:table-row>
        <table:table-row table:style-name="ro1">
          <table:table-cell office:value-type="string">
            <text:p>4.3.3 Os educandos são informados sobre seu direito de contestar os critérios avaliativ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 </text:p>
          </table:table-cell>
        </table:table-row>
        <table:table-row table:style-name="ro1">
          <table:table-cell office:value-type="string">
            <text:p>4.4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6 Acesso, compreensão e uso dos indicadores oficiais de avaliação do MEC</text:p>
          </table:table-cell>
        </table:table-row>
        <table:table-row table:style-name="ro1">
          <table:table-cell office:value-type="string">
            <text:p>4.6.1 Esta questão não se refere a este segmento.</text:p>
          </table:table-cell>
        </table:table-row>
        <table:table-row table:style-name="ro1">
          <table:table-cell office:value-type="string">
            <text:p>4.6.2 Esta questão não se refere a este segmento.</text:p>
          </table:table-cell>
        </table:table-row>
        <table:table-row table:style-name="ro1">
          <table:table-cell office:value-type="string">
            <text:p>4.6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 </text:p>
          </table:table-cell>
        </table:table-row>
        <table:table-row table:style-name="ro1">
          <table:table-cell office:value-type="string">
            <text:p>5.1.1 A escola oferece oportunidades diversificadas para educandos que têm dificuldades de aprendizagem, como lições extras, acompanhamento escolar, encaminhamento para a SAP, solicitação de formadores para realização de debates etc.)?</text:p>
          </table:table-cell>
        </table:table-row>
        <table:table-row table:style-name="ro1">
          <table:table-cell office:value-type="string">
            <text:p>5.1.2 Esta questão não se refere a este segmento.</text:p>
          </table:table-cell>
        </table:table-row>
        <table:table-row table:style-name="ro1">
          <table:table-cell office:value-type="string">
            <text:p>5.1.3 No dia a dia, os professores dão atenção individual àqueles educandos que apresentam dificuldades de aprendizagem e problemas de relacionamento em grup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As atividades oferecidas pelo projeto “Escolinha do Futuro” estão adequadas aos interesses das crianças?</text:p>
          </table:table-cell>
        </table:table-row>
        <table:table-row table:style-name="ro1">
          <table:table-cell office:value-type="string">
            <text:p>5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Esta questão não se refere a este segmento.</text:p>
          </table:table-cell>
        </table:table-row>
        <table:table-row table:style-name="ro1">
          <table:table-cell office:value-type="string">
            <text:p>5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4 Preocupação com o abandono e evasão </text:p>
          </table:table-cell>
        </table:table-row>
        <table:table-row table:style-name="ro1">
          <table:table-cell office:value-type="string">
            <text:p>5.4.1 Esta questão não se refere a este segmento.</text:p>
          </table:table-cell>
        </table:table-row>
        <table:table-row table:style-name="ro1">
          <table:table-cell office:value-type="string">
            <text:p>5.4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das crianças 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</text:p>
          </table:table-cell>
        </table:table-row>
        <table:table-row table:style-name="ro1">
          <table:table-cell office:value-type="string">
            <text:p>6.1.2 Esta questão não se refere a este segmento.</text:p>
          </table:table-cell>
        </table:table-row>
        <table:table-row table:style-name="ro1">
          <table:table-cell office:value-type="string">
            <text:p>6.1.3 Os educandos possuem autonomia para se servirem (self-service)?</text:p>
          </table:table-cell>
        </table:table-row>
        <table:table-row table:style-name="ro1">
          <table:table-cell office:value-type="string">
            <text:p>6.1.4 Esta questão não se refere a este segmento.</text:p>
          </table:table-cell>
        </table:table-row>
        <table:table-row table:style-name="ro1">
          <table:table-cell office:value-type="string">
            <text:p>6.1.5 Os educandos usufruem de um ambiente agradável e tranquilo para as refeiçõ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O nível de ruído produzido na escola é amplamente discutido entre adultos e crianças de modo não coercivo favorecendo o estabelecimento de uma ambiência escolar mais agradável?</text:p>
          </table:table-cell>
        </table:table-row>
        <table:table-row table:style-name="ro1">
          <table:table-cell office:value-type="string">
            <text:p>6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Esta questão não se refere a este segmento.</text:p>
          </table:table-cell>
        </table:table-row>
        <table:table-row table:style-name="ro1">
          <table:table-cell office:value-type="string">
            <text:p>6.3.2 Esta questão não se refere a este segmento.</text:p>
          </table:table-cell>
        </table:table-row>
        <table:table-row table:style-name="ro1">
          <table:table-cell office:value-type="string">
            <text:p>6.3.3 Esta questão não se refere a este segmento.</text:p>
          </table:table-cell>
        </table:table-row>
        <table:table-row table:style-name="ro1">
          <table:table-cell office:value-type="string">
            <text:p>6.3.4 A escola protege todos os pontos potencialmente perigosos do prédio para garantir a circulação segura das crianças e evitar acident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</text:p>
          </table:table-cell>
        </table:table-row>
        <table:table-row table:style-name="ro1">
          <table:table-cell office:value-type="string">
            <text:p>6.4.1 Informações de importância para a saúde humana são amplamente difundidas na comunidade escolar? </text:p>
          </table:table-cell>
        </table:table-row>
        <table:table-row table:style-name="ro1">
          <table:table-cell office:value-type="string">
            <text:p>6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1">
          <table:table-cell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4 Há material individual de higiene, de qualidade e em quantidade suficiente, guardado em locais adequados (sabonetes, escovas de dente e outros itens)?</text:p>
          </table:table-cell>
        </table:table-row>
        <table:table-row table:style-name="ro1">
          <table:table-cell office:value-type="string">
            <text:p>6.4.5 O nível de ruído produzido na escola é amplamente discutido entre adultos e crianças de modo não coercivo, favorecendo o estabelecimento de uma ambiência escolar mais agradável?</text:p>
          </table:table-cell>
        </table:table-row>
        <table:table-row table:style-name="ro1">
          <table:table-cell office:value-type="string">
            <text:p>6.4.6 Os espaços são limpos e conservados periodicamente de forma a prevenir contaminações?</text:p>
          </table:table-cell>
        </table:table-row>
        <table:table-row table:style-name="ro1">
          <table:table-cell office:value-type="string">
            <text:p>6.4.7 A escola incentiva e orienta as crianças a escovarem os dentes após as refeições? </text:p>
          </table:table-cell>
        </table:table-row>
        <table:table-row table:style-name="ro1">
          <table:table-cell office:value-type="string">
            <text:p>6.4.8 A família mantém comunicação com a escola quando seus filhos ou filhas ficam doentes e não podem frequentar a escola? </text:p>
          </table:table-cell>
        </table:table-row>
        <table:table-row table:style-name="ro1">
          <table:table-cell office:value-type="string">
            <text:p>6.4.9 A escola comunica os casos de doenças infecciosas às famílias e aos órgãos competentes? </text:p>
          </table:table-cell>
        </table:table-row>
        <table:table-row table:style-name="ro1">
          <table:table-cell office:value-type="string">
            <text:p>6.4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2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às diversas formas de vida</text:p>
          </table:table-cell>
        </table:table-row>
        <table:table-row table:style-name="ro1">
          <table:table-cell office:value-type="string">
            <text:p>7.1.1 A escola vem proporcionando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A equipe escolar possibilita contato e brincadeiras das crianças com animais e com elementos da natureza como água, areia, terra, pedras, argilas, plantas e sementes?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7.2 Práticas ecopedagógicas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7.2.3 Esta questão não se refere a este segmento.</text:p>
          </table:table-cell>
        </table:table-row>
        <table:table-row table:style-name="ro1">
          <table:table-cell office:value-type="string">
            <text:p>7.2.4 Existem acordos e procedimentos específicos envolvendo a comunidade escolar para se evitar o desperdício de energia elétrica e água na escola, a redução da produção de lixo e programa de coleta seletiva do lixo? 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7.2.6 Olhando para a escola, você acha que ela cuida bem do meio ambiente? 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, de água e para a redução na produção do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 </text:p>
          </table:table-cell>
        </table:table-row>
        <table:table-row table:style-name="ro1">
          <table:table-cell office:value-type="string">
            <text:p>7.2.9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, acolhimento e envolvimento com as famílias</text:p>
          </table:table-cell>
        </table:table-row>
        <table:table-row table:style-name="ro1">
          <table:table-cell office:value-type="string">
            <text:p>8.1.1 Esta questão não se refere a este segmento.</text:p>
          </table:table-cell>
        </table:table-row>
        <table:table-row table:style-name="ro1">
          <table:table-cell office:value-type="string">
            <text:p>8.1.2 Esta questão não se refere a este segmento.</text:p>
          </table:table-cell>
        </table:table-row>
        <table:table-row table:style-name="ro1">
          <table:table-cell office:value-type="string">
            <text:p>8.1.3 Os professores conhecem os familiares das crianças (seus nomes, onde trabalham, sua religião, onde moram, se as crianças têm irmãos)?</text:p>
          </table:table-cell>
        </table:table-row>
        <table:table-row table:style-name="ro1">
          <table:table-cell office:value-type="string">
            <text:p>8.1.4 Esta questão não se refere a este segmento.</text:p>
          </table:table-cell>
        </table:table-row>
        <table:table-row table:style-name="ro1">
          <table:table-cell office:value-type="string">
            <text:p>8.1.5 Os familiares tem acesso à escola sempre que necessário?</text:p>
          </table:table-cell>
        </table:table-row>
        <table:table-row table:style-name="ro1">
          <table:table-cell office:value-type="string">
            <text:p>8.1.6 Os pais, mães e responsáveis são convidados a comparecer e participar ativamente das reuniões sobre a vida escolar dos educandos, de forma a favorecer a construção de acordos entre estes e a escola para um melhor acompanhamento da vida escolar dos educandos? </text:p>
          </table:table-cell>
        </table:table-row>
        <table:table-row table:style-name="ro1">
          <table:table-cell office:value-type="string">
            <text:p>8.1.7 Esta questão não se refere a este segmento.</text:p>
          </table:table-cell>
        </table:table-row>
        <table:table-row table:style-name="ro1">
          <table:table-cell office:value-type="string">
            <text:p>8.1.8 Esta questão não se refere a este segmento.</text:p>
          </table:table-cell>
        </table:table-row>
        <table:table-row table:style-name="ro1">
          <table:table-cell office:value-type="string">
            <text:p>8.1.9 Esta questão não se refere a este segmento.</text:p>
          </table:table-cell>
        </table:table-row>
        <table:table-row table:style-name="ro1">
          <table:table-cell office:value-type="string">
            <text:p>8.1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</text:p>
          </table:table-cell>
        </table:table-row>
        <table:table-row table:style-name="ro1">
          <table:table-cell office:value-type="string">
            <text:p>8.2.1 Esta questão não se refere a este segmento.</text:p>
          </table:table-cell>
        </table:table-row>
        <table:table-row table:style-name="ro1">
          <table:table-cell office:value-type="string">
            <text:p>8.2.2 Esta questão não se refere a este segmento.</text:p>
          </table:table-cell>
        </table:table-row>
        <table:table-row table:style-name="ro1">
          <table:table-cell office:value-type="string">
            <text:p>8.2.3 Esta questão não se refere a este segmento.</text:p>
          </table:table-cell>
        </table:table-row>
        <table:table-row table:style-name="ro1">
          <table:table-cell office:value-type="string">
            <text:p>8.2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Esta questão não se refere a este segmento.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as famílias em atividades realizadas n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informação e da gest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Esta questão não se refere a este segmento.</text:p>
          </table:table-cell>
        </table:table-row>
        <table:table-row table:style-name="ro1">
          <table:table-cell office:value-type="string">
            <text:p>9.1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Você sabe o que faz o Conselho de Gestão Compartilhada (CGC) da escola?</text:p>
          </table:table-cell>
        </table:table-row>
        <table:table-row table:style-name="ro1">
          <table:table-cell office:value-type="string">
            <text:p>9.2.2 Esta questão não se refere a este segmento.</text:p>
          </table:table-cell>
        </table:table-row>
        <table:table-row table:style-name="ro1">
          <table:table-cell office:value-type="string">
            <text:p>9.2.3 Esta questão não se refere a este segmento.</text:p>
          </table:table-cell>
        </table:table-row>
        <table:table-row table:style-name="ro1">
          <table:table-cell office:value-type="string">
            <text:p>9.2.4 As informações deliberadas no CGC são socializadas com a comunidade escola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sta questão não se refere a este segmento.</text:p>
          </table:table-cell>
        </table:table-row>
        <table:table-row table:style-name="ro1">
          <table:table-cell office:value-type="string">
            <text:p>9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4 Participação efetiva de educandos, pais, responsáveis e comunidade em geral</text:p>
          </table:table-cell>
        </table:table-row>
        <table:table-row table:style-name="ro1">
          <table:table-cell office:value-type="string">
            <text:p>9.4.1 Esta questão não se refere a este segmento.</text:p>
          </table:table-cell>
        </table:table-row>
        <table:table-row table:style-name="ro1">
          <table:table-cell office:value-type="string">
            <text:p>9.4.2 Nas reuniões do conselho de classe, a escola incentiva a participação dos educandos? </text:p>
          </table:table-cell>
        </table:table-row>
        <table:table-row table:style-name="ro1">
          <table:table-cell office:value-type="string">
            <text:p>9.4.3 A escola se mantém aberta aos finais de semana para que a comunidade possa usufruir o espaço (salas, pátio, quadras de esporte, biblioteca etc.)?</text:p>
          </table:table-cell>
        </table:table-row>
        <table:table-row table:style-name="ro1">
          <table:table-cell office:value-type="string">
            <text:p>9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Este questão não se refere a este segmento.</text:p>
          </table:table-cell>
        </table:table-row>
        <table:table-row table:style-name="ro1">
          <table:table-cell office:value-type="string">
            <text:p>10.1.2 Este questão não se refere a este segmento.</text:p>
          </table:table-cell>
        </table:table-row>
        <table:table-row table:style-name="ro1">
          <table:table-cell office:value-type="string">
            <text:p>10.1.3 Este questão não se refere a este segmento.</text:p>
          </table:table-cell>
        </table:table-row>
        <table:table-row table:style-name="ro1">
          <table:table-cell office:value-type="string">
            <text:p>10.1.4 Este questão não se refere a este segmento.</text:p>
          </table:table-cell>
        </table:table-row>
        <table:table-row table:style-name="ro1">
          <table:table-cell office:value-type="string">
            <text:p>10.1.5 Este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Este questão não se refere a este segmento.</text:p>
          </table:table-cell>
        </table:table-row>
        <table:table-row table:style-name="ro1">
          <table:table-cell office:value-type="string">
            <text:p>10.2.2 Este questão não se refere a este segmento.</text:p>
          </table:table-cell>
        </table:table-row>
        <table:table-row table:style-name="ro1">
          <table:table-cell office:value-type="string">
            <text:p>10.2.3 Este questão não se refere a este segmento.</text:p>
          </table:table-cell>
        </table:table-row>
        <table:table-row table:style-name="ro1">
          <table:table-cell office:value-type="string">
            <text:p>10.2.4 Este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10.3.2 Esta questão não se refere a este segmento.</text:p>
          </table:table-cell>
        </table:table-row>
        <table:table-row table:style-name="ro1">
          <table:table-cell office:value-type="string">
            <text:p>10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1</text:p>
          </table:table-cell>
        </table:table-row>
        <table:table-row table:style-name="ro1">
          <table:table-cell office:value-type="string">
            <text:p>Processos de alfabetização e letramen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1 Orientações para a alfabetização inicial implementadas</text:p>
          </table:table-cell>
        </table:table-row>
        <table:table-row table:style-name="ro1">
          <table:table-cell office:value-type="string">
            <text:p>11.1.1 Esta questão não se refere a este segmento.</text:p>
          </table:table-cell>
        </table:table-row>
        <table:table-row table:style-name="ro1">
          <table:table-cell office:value-type="string">
            <text:p>11.1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2 Existência de práticas alfabetizadoras na escola </text:p>
          </table:table-cell>
        </table:table-row>
        <table:table-row table:style-name="ro1">
          <table:table-cell office:value-type="string">
            <text:p>11.2.1 Esta questão não se refere a este segmento.</text:p>
          </table:table-cell>
        </table:table-row>
        <table:table-row table:style-name="ro1">
          <table:table-cell office:value-type="string">
            <text:p>11.2.2 Esta questão não se refere a este segmento.</text:p>
          </table:table-cell>
        </table:table-row>
        <table:table-row table:style-name="ro1">
          <table:table-cell office:value-type="string">
            <text:p>11.2.3 Os professores leem histórias para as crianças pelo menos uma vez por dia (por exemplo: comentam as histórias lidas; escrevem as histórias lidas; recontam as histórias lidas; inventam novas histórias a partir das histórias lidas; fazem relações com outros textos conhecidos; entre outros)?</text:p>
          </table:table-cell>
        </table:table-row>
        <table:table-row table:style-name="ro1">
          <table:table-cell office:value-type="string">
            <text:p>11.2.4 Esta questão não se refere a este segmento.</text:p>
          </table:table-cell>
        </table:table-row>
        <table:table-row table:style-name="ro1">
          <table:table-cell office:value-type="string">
            <text:p>11.2.5 As atividades propostas em sala de aula provocam nas crianças a necessidade de escrever?</text:p>
          </table:table-cell>
        </table:table-row>
        <table:table-row table:style-name="ro1">
          <table:table-cell office:value-type="string">
            <text:p>11.2.6 Pelo menos semanalmente, os educandos participam de projetos ou atividades na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/text:p>
          </table:table-cell>
        </table:table-row>
        <table:table-row table:style-name="ro1">
          <table:table-cell office:value-type="string">
            <text:p>11.2.7 Os professores valorizam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,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3 Atenção ao processo de alfabetização de cada criança</text:p>
          </table:table-cell>
        </table:table-row>
        <table:table-row table:style-name="ro1">
          <table:table-cell office:value-type="string">
            <text:p>11.3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4 Ampliação das capacidades de leitura e escrita dos educandos ao longo do ensino fundamental </text:p>
          </table:table-cell>
        </table:table-row>
        <table:table-row table:style-name="ro1">
          <table:table-cell office:value-type="string">
            <text:p>11.4.1 Os educandos leem pelo menos um livro por mês, por indicação dos professores, para ser usado em atividades relacionadas às matérias escolares? </text:p>
          </table:table-cell>
        </table:table-row>
        <table:table-row table:style-name="ro1">
          <table:table-cell office:value-type="string">
            <text:p>11.4.2 Esta questão não se refere a este segmento.</text:p>
          </table:table-cell>
        </table:table-row>
        <table:table-row table:style-name="ro1">
          <table:table-cell office:value-type="string">
            <text:p>11.4.3 Esta questão não se refere a este segmento.</text:p>
          </table:table-cell>
        </table:table-row>
        <table:table-row table:style-name="ro1">
          <table:table-cell office:value-type="string">
            <text:p>11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5 Acesso e bom aproveitamento da biblioteca ou sala de leitura</text:p>
          </table:table-cell>
        </table:table-row>
        <table:table-row table:style-name="ro1">
          <table:table-cell office:value-type="string">
            <text:p>11.5.1 Esta questão não se refere a este segmento.</text:p>
          </table:table-cell>
        </table:table-row>
        <table:table-row table:style-name="ro1">
          <table:table-cell office:value-type="string">
            <text:p>11.5.2 A biblioteca ou sala de leitura tem um profissional capacitado para promover um bom uso do espaço e atender o público em todos os turnos?</text:p>
          </table:table-cell>
        </table:table-row>
        <table:table-row table:style-name="ro1">
          <table:table-cell office:value-type="string">
            <text:p>11.5.3 Os educandos fazem uso da biblioteca ou sala de leitura, em horário letivo, pelo menos uma vez por semana, fazendo pesquisas e leituras?</text:p>
          </table:table-cell>
        </table:table-row>
        <table:table-row table:style-name="ro1">
          <table:table-cell office:value-type="string">
            <text:p>11.5.4 A comunidade escolar faz empréstimos de livros do acervo da escola (para ler em sala ou em casa)?</text:p>
          </table:table-cell>
        </table:table-row>
        <table:table-row table:style-name="ro1">
          <table:table-cell office:value-type="string">
            <text:p>11.5.5 Os educandos usam computadores e internet para aprimorar a leitura e a escrita, pelo menos uma vez por semana, durante o horário das aulas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</table:table>
      <table:table table:name="EMEF_Familiares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MEF – Familar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o senhor ou a senhora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O senhor ou a senhora percebe os professores e funcionários da escola felizes com trabalho que ali desenvolvem? </text:p>
          </table:table-cell>
        </table:table-row>
        <table:table-row table:style-name="ro1">
          <table:table-cell office:value-type="string">
            <text:p>1.2.2 O senhor ou a senhora participam da organização de festas e ventos da Unidade Educacional?</text:p>
          </table:table-cell>
        </table:table-row>
        <table:table-row table:style-name="ro1">
          <table:table-cell office:value-type="string">
            <text:p>1.2.3 O senhor ou a senhora percebe o seu filho ou filha satisfeito em frequentar 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</table:table-row>
        <table:table-row table:style-name="ro1">
          <table:table-cell office:value-type="string">
            <text:p>1.3.2 A escola acolhe crianças com deficiência em todas as atividades propostas aos educandos sem deficiência? </text:p>
          </table:table-cell>
        </table:table-row>
        <table:table-row table:style-name="ro1">
          <table:table-cell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A cada ano letivo, há movimentos coletivos de elaboração e atualização dos princípios e regras de convivência escolar? </text:p>
          </table:table-cell>
        </table:table-row>
        <table:table-row table:style-name="ro1">
          <table:table-cell office:value-type="string">
            <text:p>1.4.2 O atual Plano de Trabalho Anual (PTA), o Projeto Eco-Político-Pedagógico (PEPP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 office:value-type="string">
            <text:p>1.4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Existe respeito entre professores, educandos e funcionários da escola?</text:p>
          </table:table-cell>
        </table:table-row>
        <table:table-row table:style-name="ro1">
          <table:table-cell office:value-type="string">
            <text:p>1.5.2 Esta questão não se refere a este segmento.</text:p>
          </table:table-cell>
        </table:table-row>
        <table:table-row table:style-name="ro1">
          <table:table-cell office:value-type="string">
            <text:p>1.5.3 Pais, responsáveis e educandos são atendidos cordialmente pela Secretaria da Unidade Educacional?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 os direitos nele estabelecidos?</text:p>
          </table:table-cell>
        </table:table-row>
        <table:table-row table:style-name="ro1">
          <table:table-cell office:value-type="string">
            <text:p>1.6.2 O ECA é abordado nas atividades realizadas na Unidade Educaciona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</table:table-row>
        <table:table-row table:style-name="ro1">
          <table:table-cell office:value-type="string">
            <text:p>1.7.2 Quando há conflitos entre as crianças ou situações em que uma criança faz uso de apelidos ou brincadeiras que humilham outra criança, os professores e demais profissionais intervêm prontamente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s nomes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 os seus sentimentos (alegria, tristeza, raiva, ciúme, decepção etc.) e a perceber os sentimentos dos colegas e dos adult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A equipe escolar reconhece e elogia as crianças diante de suas conquistas? </text:p>
          </table:table-cell>
        </table:table-row>
        <table:table-row table:style-name="ro1">
          <table:table-cell office:value-type="string">
            <text:p>1.9.2 Esta questão não se refere a este segmento.</text:p>
          </table:table-cell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Os professores organizam, diariamente, espaços, brincadeiras e materiais que promovam oportunidades de interação entre crianças da mesma e de diferentes faixas etárias e com deficiênci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A quadra destinada à prática de esportes é bem aproveitada por todos os educandos?</text:p>
          </table:table-cell>
        </table:table-row>
        <table:table-row table:style-name="ro1">
          <table:table-cell office:value-type="string">
            <text:p>2.1.2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5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instrumentos musicais de diversas variedades e em quantidade suficiente?</text:p>
          </table:table-cell>
        </table:table-row>
        <table:table-row table:style-name="ro1">
          <table:table-cell office:value-type="string">
            <text:p>2.3.2 Há na escola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Esta questão não se refere a este segmento.</text:p>
          </table:table-cell>
        </table:table-row>
        <table:table-row table:style-name="ro1">
          <table:table-cell office:value-type="string">
            <text:p>2.4.2 Esta questão não se refere a este segmento.</text:p>
          </table:table-cell>
        </table:table-row>
        <table:table-row table:style-name="ro1">
          <table:table-cell office:value-type="string">
            <text:p>2.4.3 Há fraldário/mesa/bancada, na altura adequada ao adulto, para troca de fraldas das crianças com deficiência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Eco-Político-Pedagógico (PEPP) definido e conhecido por todos </text:p>
          </table:table-cell>
        </table:table-row>
        <table:table-row table:style-name="ro1">
          <table:table-cell office:value-type="string">
            <text:p>3.1.1 O senhor ou a senhora conhece o PEPP da escola?</text:p>
          </table:table-cell>
        </table:table-row>
        <table:table-row table:style-name="ro1">
          <table:table-cell office:value-type="string">
            <text:p>3.1.2 O senhor ou a senhora conhece o Plano de Trabalho Anual (PTA) da escola?</text:p>
          </table:table-cell>
        </table:table-row>
        <table:table-row table:style-name="ro1">
          <table:table-cell office:value-type="string">
            <text:p>3.1.3 O senhor ou a senhora participa ativamente da elaboração, avaliação e monitoramento do PEPP e do PTA da escola? </text:p>
          </table:table-cell>
        </table:table-row>
        <table:table-row table:style-name="ro1">
          <table:table-cell office:value-type="string">
            <text:p>3.1.4 O plano de ação de cada segmento é anexado nos painéis das Unidades Educacionais, para que os envolvidos certifiquem-se das metas alcançadas e a serem alcanç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</text:p>
          </table:table-cell>
        </table:table-row>
        <table:table-row table:style-name="ro1">
          <table:table-cell office:value-type="string">
            <text:p>3.2.1 Esta questão não se refere a este segmento.</text:p>
          </table:table-cell>
        </table:table-row>
        <table:table-row table:style-name="ro1">
          <table:table-cell office:value-type="string">
            <text:p>3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Esta questão não se refere a este segmento.</text:p>
          </table:table-cell>
        </table:table-row>
        <table:table-row table:style-name="ro1">
          <table:table-cell office:value-type="string">
            <text:p>3.3.2 Esta questão não se refere a este segmento.</text:p>
          </table:table-cell>
        </table:table-row>
        <table:table-row table:style-name="ro1">
          <table:table-cell office:value-type="string">
            <text:p>3.3.3 Esta questão não se refere a este segmento.</text:p>
          </table:table-cell>
        </table:table-row>
        <table:table-row table:style-name="ro1">
          <table:table-cell office:value-type="string">
            <text:p>3.3.4 Esta questão não se refere a este segmento.</text:p>
          </table:table-cell>
        </table:table-row>
        <table:table-row table:style-name="ro1">
          <table:table-cell office:value-type="string">
            <text:p>3.3.5 Esta questão não se refere a este segmento.</text:p>
          </table:table-cell>
        </table:table-row>
        <table:table-row table:style-name="ro1">
          <table:table-cell office:value-type="string">
            <text:p>3.3.6 Esta questão não se refere a este segmento.</text:p>
          </table:table-cell>
        </table:table-row>
        <table:table-row table:style-name="ro1">
          <table:table-cell office:value-type="string">
            <text:p>3.3.7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 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ntorno da escola? </text:p>
          </table:table-cell>
        </table:table-row>
        <table:table-row table:style-name="ro1">
          <table:table-cell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construção da autonomia e ao trabalho coletivo</text:p>
          </table:table-cell>
        </table:table-row>
        <table:table-row table:style-name="ro1">
          <table:table-cell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 Os educandos são incentivados e orientados para o trabalho em grupo?</text:p>
          </table:table-cell>
        </table:table-row>
        <table:table-row table:style-name="ro1">
          <table:table-cell office:value-type="string">
            <text:p>3.5.4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5 A escola realiza feiras ou exposições das criações dos educandos (por exemplo, desenhos, poemas, invenções)? </text:p>
          </table:table-cell>
        </table:table-row>
        <table:table-row table:style-name="ro1">
          <table:table-cell office:value-type="string">
            <text:p>3.5.6 Esta questão não se refere a este segmento.</text:p>
          </table:table-cell>
        </table:table-row>
        <table:table-row table:style-name="ro1">
          <table:table-cell office:value-type="string">
            <text:p>3.5.7 As crianças aprendem a guardar os brinquedos?</text:p>
          </table:table-cell>
        </table:table-row>
        <table:table-row table:style-name="ro1">
          <table:table-cell office:value-type="string">
            <text:p>3.5.8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 </text:p>
          </table:table-cell>
        </table:table-row>
        <table:table-row table:style-name="ro1">
          <table:table-cell office:value-type="string">
            <text:p>3.6.2 As atividades de casa são passadas de forma adequada para consolidar e ampliar o conhecimento do educando?</text:p>
          </table:table-cell>
        </table:table-row>
        <table:table-row table:style-name="ro1">
          <table:table-cell office:value-type="string">
            <text:p>3.6.3 O senhor ou a senhora considera que o projeto “Escolinha do Futuro” contribui para o desenvolvimento integral das crianças e jovens?</text:p>
          </table:table-cell>
        </table:table-row>
        <table:table-row table:style-name="ro1">
          <table:table-cell office:value-type="string">
            <text:p>3.6.4 Os professores propõem atividades pedagógicas fora da escola, como passeios, excursões etc.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</text:p>
          </table:table-cell>
        </table:table-row>
        <table:table-row table:style-name="ro1">
          <table:table-cell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</table:table-row>
        <table:table-row table:style-name="ro1">
          <table:table-cell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1">
          <table:table-cell office:value-type="string">
            <text:p>3.7.3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Os professores propõem, periodicamente, às crianças brincadeiras 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<text:s/>Atuação do corpo técnico pedagógico (CTP)</text:p>
          </table:table-cell>
        </table:table-row>
        <table:table-row table:style-name="ro1">
          <table:table-cell office:value-type="string">
            <text:p>3.9.1 A equipe escolar é atendida e orientada pelo CTP?</text:p>
          </table:table-cell>
        </table:table-row>
        <table:table-row table:style-name="ro1">
          <table:table-cell office:value-type="string">
            <text:p>3.9.2 O CTP realiza orientações específicas às famílias que têm dificuldade na organização/sistematização da vida escolar do educando?</text:p>
          </table:table-cell>
        </table:table-row>
        <table:table-row table:style-name="ro1">
          <table:table-cell office:value-type="string">
            <text:p>3.9.3 O CTP encaminha e orienta os profissionais e educandos quando estes possuam dificuldades?</text:p>
          </table:table-cell>
        </table:table-row>
        <table:table-row table:style-name="ro1">
          <table:table-cell office:value-type="string">
            <text:p>3.9.4 O CTP dialoga com os educandos e familiares,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3.9.5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Esta questão não se refere a este segmento.</text:p>
          </table:table-cell>
        </table:table-row>
        <table:table-row table:style-name="ro1">
          <table:table-cell office:value-type="string">
            <text:p>4.1.2 A escola estabelece relação clara entre os objetivos de aprendizagem, as atividades de ensino e a avaliação dos educandos? </text:p>
          </table:table-cell>
        </table:table-row>
        <table:table-row table:style-name="ro1">
          <table:table-cell office:value-type="string">
            <text:p>4.1.3 O encaminhamento à Sala de Apoio Pedagógico (SAP) tem proporcionado avanços na aprendizagem e desenvolvimento dos educandos? </text:p>
          </table:table-cell>
        </table:table-row>
        <table:table-row table:style-name="ro1">
          <table:table-cell office:value-type="string">
            <text:p>4.1.4 O encaminhamento à Sala de Atendimento Educacional Especializada (SAEE) tem proporcionado avanços na aprendizagem e desenvolvimento dos educan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Os professores fazem uso de diferentes instrumentos de avaliação (provas, trabalhos, pesquisas, seminários)? 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O senhor ou a senhora é informado e orientado sobre os critérios de atribuições de notas, reprovação, aprovação e reagrupamento dos educandos?</text:p>
          </table:table-cell>
        </table:table-row>
        <table:table-row table:style-name="ro1">
          <table:table-cell office:value-type="string">
            <text:p>4.2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Os professores envolvem os educandos na organização, realização e avaliação das atividades desenvolvidas em sala de aula, valorizando assim a participação de todos no desenvolvimento do curso?</text:p>
          </table:table-cell>
        </table:table-row>
        <table:table-row table:style-name="ro1">
          <table:table-cell office:value-type="string">
            <text:p>4.3.2 Os educandos são orientados pelos professores a fazer autoavaliação (falar, ouvir, escrever, expressar o que aprenderam)? </text:p>
          </table:table-cell>
        </table:table-row>
        <table:table-row table:style-name="ro1">
          <table:table-cell office:value-type="string">
            <text:p>4.3.3 Os educandos e familiares são informados sobre seu direito de contestar os critérios avaliativ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</text:p>
          </table:table-cell>
        </table:table-row>
        <table:table-row table:style-name="ro1">
          <table:table-cell office:value-type="string">
            <text:p>4.4.1.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6 Acesso, compreensão e uso dos indicadores oficiais de avaliação do MEC</text:p>
          </table:table-cell>
        </table:table-row>
        <table:table-row table:style-name="ro1">
          <table:table-cell office:value-type="string">
            <text:p>4.6.1 A comunidade escolar é informada sobre as avaliações de aprendizagens e resultados da Prova Brasil e o Ideb da sua Unidade Educacional?</text:p>
          </table:table-cell>
        </table:table-row>
        <table:table-row table:style-name="ro1">
          <table:table-cell office:value-type="string">
            <text:p>4.6.2 O significado dessas avaliações é discutido com os senhores?</text:p>
          </table:table-cell>
        </table:table-row>
        <table:table-row table:style-name="ro1">
          <table:table-cell office:value-type="string">
            <text:p>4.6.3 Os indicadores referentes à escola estão afixados em local visível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A escola oferece oportunidades diversificadas para educandos que têm dificuldades de aprendizagem (como lições extras, acompanhamento escolar, encaminhamento para a SAP, solicitação de formadores para realização de debates etc.)?</text:p>
          </table:table-cell>
        </table:table-row>
        <table:table-row table:style-name="ro1">
          <table:table-cell office:value-type="string">
            <text:p>5.1.2 A comunidade escolar, por intermédio do Conselho de Gestão Compartilhada (CGC), busca compreender as causas das reprovações?</text:p>
          </table:table-cell>
        </table:table-row>
        <table:table-row table:style-name="ro1">
          <table:table-cell office:value-type="string">
            <text:p>5.1.3 No dia a dia, os professores dão atenção individual àqueles educandos que apresentam dificuldades de aprendizagem e problemas de relacionamento em grup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As atividades oferecidas pelo projeto “Escolinha do Futuro” estão adequadas aos interesses das crianças?</text:p>
          </table:table-cell>
        </table:table-row>
        <table:table-row table:style-name="ro1">
          <table:table-cell office:value-type="string">
            <text:p>5.2.2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A escola informa ao Conselho Tutelar o excesso de falta ou abandono do educand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4 Preocupação com o abandono e evasão </text:p>
          </table:table-cell>
        </table:table-row>
        <table:table-row table:style-name="ro1">
          <table:table-cell office:value-type="string">
            <text:p>5.4.1 A escola adota alguma medida para trazer de volta educandos que se evadiram ou abandonaram a escola?</text:p>
          </table:table-cell>
        </table:table-row>
        <table:table-row table:style-name="ro1">
          <table:table-cell office:value-type="string">
            <text:p>5.4.2 A equipe escolar busca compreender as causas do abandono e da evasão no âmbito do CGC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saudável das crianças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</text:p>
          </table:table-cell>
        </table:table-row>
        <table:table-row table:style-name="ro1">
          <table:table-cell office:value-type="string">
            <text:p>6.1.2 O senhor ou a senhora é informada sobre a alimentação das crianças?</text:p>
          </table:table-cell>
        </table:table-row>
        <table:table-row table:style-name="ro1">
          <table:table-cell office:value-type="string">
            <text:p>6.1.3 Esta questão não se refere a este segmento.</text:p>
          </table:table-cell>
        </table:table-row>
        <table:table-row table:style-name="ro1">
          <table:table-cell office:value-type="string">
            <text:p>6.1.4 Esta questão não se refere a este segmento.</text:p>
          </table:table-cell>
        </table:table-row>
        <table:table-row table:style-name="ro1">
          <table:table-cell office:value-type="string">
            <text:p>6.1.5 Os educandos usufruem de um ambiente agradável e tranquilo para as refeiçõ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Esta questão não se refere a este segmento.</text:p>
          </table:table-cell>
        </table:table-row>
        <table:table-row table:style-name="ro1">
          <table:table-cell office:value-type="string">
            <text:p>6.2.3 São tomados os cuidados necessários com a limpeza e com a higiene nos momentos de troca de fraldas, quando necessário,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dispõe de adequados equipamentos de segurança contra incêndio?</text:p>
          </table:table-cell>
        </table:table-row>
        <table:table-row table:style-name="ro1">
          <table:table-cell office:value-type="string">
            <text:p>6.3.2 A escola dispõe de profissionais treinados para eventuais emergências e acidentes?</text:p>
          </table:table-cell>
        </table:table-row>
        <table:table-row table:style-name="ro1">
          <table:table-cell office:value-type="string">
            <text:p>6.3.3 A escola tem procedimentos preestabelecidos e conhecidos por todos, que devem ser tomados em caso de acidentes?</text:p>
          </table:table-cell>
        </table:table-row>
        <table:table-row table:style-name="ro1">
          <table:table-cell office:value-type="string">
            <text:p>6.3.4 A escola protege todos os pontos potencialmente perigosos do prédio para garantir a circulação segura das crianças e evitar acident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</text:p>
          </table:table-cell>
        </table:table-row>
        <table:table-row table:style-name="ro1">
          <table:table-cell office:value-type="string">
            <text:p>6.4.1 Informações de importância para a saúde humana são amplamente difundidas na comunidade escolar? </text:p>
          </table:table-cell>
        </table:table-row>
        <table:table-row table:style-name="ro1">
          <table:table-cell office:value-type="string">
            <text:p>6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1">
          <table:table-cell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4 Esta questão não se refere a este segmento.</text:p>
          </table:table-cell>
        </table:table-row>
        <table:table-row table:style-name="ro1">
          <table:table-cell office:value-type="string">
            <text:p>6.4.5 O nível de ruído produzido na escola é amplamente discutido entre adultos e crianças de modo não coercivo, favorecendo o estabelecimento de uma ambiência escolar mais agradável?</text:p>
          </table:table-cell>
        </table:table-row>
        <table:table-row table:style-name="ro1">
          <table:table-cell office:value-type="string">
            <text:p>6.4.6 Os espaços são limpos e conservados periodicamente de forma a prevenir contaminações?</text:p>
          </table:table-cell>
        </table:table-row>
        <table:table-row table:style-name="ro1">
          <table:table-cell office:value-type="string">
            <text:p>6.4.7 A escola incentiva e orienta as crianças a escovarem os dentes após as refeições? </text:p>
          </table:table-cell>
        </table:table-row>
        <table:table-row table:style-name="ro1">
          <table:table-cell office:value-type="string">
            <text:p>6.4.8 A família mantém comunicação com a escola quando seus filhos ou filhas ficam doentes e não podem frequentar a escola? </text:p>
          </table:table-cell>
        </table:table-row>
        <table:table-row table:style-name="ro1">
          <table:table-cell office:value-type="string">
            <text:p>6.4.9 A escola comunica os casos de doenças infecciosas às famílias e aos órgãos competentes? </text:p>
          </table:table-cell>
        </table:table-row>
        <table:table-row table:style-name="ro1">
          <table:table-cell office:value-type="string">
            <text:p>6.4.10 A escola acompanha o desenvolvimento dos educandos, procurando orientação especializada para o caso de crianças com dificuldades psicoafetivas ou problemas de desenvolvimento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às diversas formas de vida</text:p>
          </table:table-cell>
        </table:table-row>
        <table:table-row table:style-name="ro1">
          <table:table-cell office:value-type="string">
            <text:p>7.1.1 A escola vem proporcionando ao senhor ou à senhora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Esta questão não se refere a este segmento.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Práticas ecopedagógicas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Esta questão não se refere a este segmento.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 envolvendo a comunidade escolar para evitar o desperdício de energia elétrica e água na escola? 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7.2.6 Olhando para a escola, você acha que ela cuida bem do meio ambiente? </text:p>
          </table:table-cell>
        </table:table-row>
        <table:table-row table:style-name="ro1">
          <table:table-cell table:style-name="ce13" office:value-type="string">
            <text:p>7.2.7 Existem acordos e procedimentos envolvendo os membros da sua família para evitar o desperdício de energia elétrica, de água e para a redução na produção do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 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, acolhimento e envolvimento das famílias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Os professores conhecem os familiares das crianças (seus nomes, onde trabalham, sua religião, onde moram, se as crianças têm irmãos)?</text:p>
          </table:table-cell>
        </table:table-row>
        <table:table-row table:style-name="ro1">
          <table:table-cell office:value-type="string">
            <text:p>8.1.4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5 Os familiares têm acesso à escola sempre que necessário?</text:p>
          </table:table-cell>
        </table:table-row>
        <table:table-row table:style-name="ro1">
          <table:table-cell office:value-type="string">
            <text:p>8.1.6 Os pais, mães e responsáveis são convidados a comparecer e participar ativamente das reuniões sobre a vida escolar dos educandos, de forma a favorecer a construção de acordos entre estes e a escola para um melhor acompanhamento da vida escolar dos educandos? </text:p>
          </table:table-cell>
        </table:table-row>
        <table:table-row table:style-name="ro1">
          <table:table-cell office:value-type="string">
            <text:p>8.1.7 A escola dialoga com as famílias de modo a conhecer suas características e demandas e planejar ações escolares e comunitárias que fortaleçam os vínculos e convivência familiar e comunitária dos educandos da escola?</text:p>
          </table:table-cell>
        </table:table-row>
        <table:table-row table:style-name="ro1">
          <table:table-cell office:value-type="string">
            <text:p>8.1.8 Os familiares sentem-se bem recebidos, acolhidos e tratados com respeito na Unidade Educacional?</text:p>
          </table:table-cell>
        </table:table-row>
        <table:table-row table:style-name="ro1">
          <table:table-cell office:value-type="string">
            <text:p>8.1.9 Os familiares se sentem à vontade para tirar dúvidas sobre a proposta pedagógica da escola?</text:p>
          </table:table-cell>
        </table:table-row>
        <table:table-row table:style-name="ro1">
          <table:table-cell office:value-type="string">
            <text:p>8.1.10 Os familiares (pais, mães ou outros responsáveis) recebem informações dos educadores sobre os objetivos pedagógicos a serem desenvolvidos ao longo do ano letiv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 </text:p>
          </table:table-cell>
        </table:table-row>
        <table:table-row table:style-name="ro1">
          <table:table-cell office:value-type="string">
            <text:p>8.2.1 Há reuniões com familiares pelo menos quatro vezes por ano, para apresentar planejamentos, discutir e avaliar as vivências e produções das crianças?</text:p>
          </table:table-cell>
        </table:table-row>
        <table:table-row table:style-name="ro1">
          <table:table-cell office:value-type="string">
            <text:p>8.2.2 Os familiares recebem relatórios sobre aprendizagens, vivências e produções das crianças, pelo menos duas vezes ao ano?</text:p>
          </table:table-cell>
        </table:table-row>
        <table:table-row table:style-name="ro1">
          <table:table-cell office:value-type="string">
            <text:p>8.2.3 Os familiares e responsáveis recebem orientações dos professores sobre como aproximar as crianças do mundo da leitura e da escrita durante a convivência familiar?</text:p>
          </table:table-cell>
        </table:table-row>
        <table:table-row table:style-name="ro1">
          <table:table-cell office:value-type="string">
            <text:p>8.2.4 As famílias recebem orientação sobre a importância das brincadeiras para o desenvolvimento das crianç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as famílias em atividades realizadas n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informação e da gest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e divulga amplamente à comunidade escolar (CGC/APM), apresentando regularmente o orçamento da escola e seus gastos?</text:p>
          </table:table-cell>
        </table:table-row>
        <table:table-row table:style-name="ro1">
          <table:table-cell office:value-type="string">
            <text:p>9.1.3 Os profissionais da escola (gestores, professores, funcionário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O senhor ou a senhora sabe o que faz o Conselho de Gestão Compartilhada (CGC) da escola?</text:p>
          </table:table-cell>
        </table:table-row>
        <table:table-row table:style-name="ro1">
          <table:table-cell office:value-type="string">
            <text:p>9.2.2 Você conhece seus representantes no CGC?</text:p>
          </table:table-cell>
        </table:table-row>
        <table:table-row table:style-name="ro1">
          <table:table-cell office:value-type="string">
            <text:p>9.2.3 Seu segmento tem participação efetiva no CGC?</text:p>
          </table:table-cell>
        </table:table-row>
        <table:table-row table:style-name="ro1">
          <table:table-cell office:value-type="string">
            <text:p>9.2.4 As informações deliberadas no CGC são socializadas com a comunidade escola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xiste uma parceria da escola com o serviço público local?</text:p>
          </table:table-cell>
        </table:table-row>
        <table:table-row table:style-name="ro1">
          <table:table-cell office:value-type="string">
            <text:p>9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4 Participação efetiva de educandos, pais, responsáveis e comunidade em geral</text:p>
          </table:table-cell>
        </table:table-row>
        <table:table-row table:style-name="ro1">
          <table:table-cell office:value-type="string">
            <text:p>9.4.1 Esta questão não se refere a este segmento.</text:p>
          </table:table-cell>
        </table:table-row>
        <table:table-row table:style-name="ro1">
          <table:table-cell office:value-type="string">
            <text:p>9.4.2 Nas reuniões do conselho de classe, a escola incentiva a participação dos educandos? </text:p>
          </table:table-cell>
        </table:table-row>
        <table:table-row table:style-name="ro1">
          <table:table-cell office:value-type="string">
            <text:p>9.4.3 A escola se mantém aberta aos finais de semana para que a comunidade possa usufruir o espaço (salas, pátio, quadras de esporte, biblioteca etc.)?</text:p>
          </table:table-cell>
        </table:table-row>
        <table:table-row table:style-name="ro1">
          <table:table-cell office:value-type="string">
            <text:p>9.4.4 Existem espaços e tempos em que todos (educandos, diretor, professores, funcionários, pais, responsáveis e outras pessoas da comunidade) possam discutir e negociar encaminhamentos relativos ao andamento d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Esta questão não se refere a este segmento.</text:p>
          </table:table-cell>
        </table:table-row>
        <table:table-row table:style-name="ro1">
          <table:table-cell office:value-type="string">
            <text:p>10.1.2 Esta questão não se refere a este segmento.</text:p>
          </table:table-cell>
        </table:table-row>
        <table:table-row table:style-name="ro1">
          <table:table-cell office:value-type="string">
            <text:p>10.1.3 Esta questão não se refere a este segmento.</text:p>
          </table:table-cell>
        </table:table-row>
        <table:table-row table:style-name="ro1">
          <table:table-cell office:value-type="string">
            <text:p>10.1.4 Esta questão não se refere a este segmento.</text:p>
          </table:table-cell>
        </table:table-row>
        <table:table-row table:style-name="ro1">
          <table:table-cell office:value-type="string">
            <text:p>10.1.5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</text:p>
          </table:table-cell>
        </table:table-row>
        <table:table-row table:style-name="ro1">
          <table:table-cell office:value-type="string">
            <text:p>10.2.2 O número de funcionários é suficiente para o bom funcionamento da escola?</text:p>
          </table:table-cell>
        </table:table-row>
        <table:table-row table:style-name="ro1">
          <table:table-cell office:value-type="string">
            <text:p>10.2.3 A remoção e a transferência funcional têm prejudicado um melhor desempenho da equipe escolar? 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10.3.2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10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1</text:p>
          </table:table-cell>
        </table:table-row>
        <table:table-row table:style-name="ro1">
          <table:table-cell office:value-type="string">
            <text:p>Processos de alfabetização e letramen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1 Orientações para a alfabetização inicial implementadas</text:p>
          </table:table-cell>
        </table:table-row>
        <table:table-row table:style-name="ro1">
          <table:table-cell office:value-type="string">
            <text:p>11.1.1 Esta questão não se refere a este segmento.</text:p>
          </table:table-cell>
        </table:table-row>
        <table:table-row table:style-name="ro1">
          <table:table-cell office:value-type="string">
            <text:p>11.1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2 Existência de práticas alfabetizadoras na escola </text:p>
          </table:table-cell>
        </table:table-row>
        <table:table-row table:style-name="ro1">
          <table:table-cell office:value-type="string">
            <text:p>11.2.1 Esta questão não se refere a este segmento.</text:p>
          </table:table-cell>
        </table:table-row>
        <table:table-row table:style-name="ro1">
          <table:table-cell office:value-type="string">
            <text:p>11.2.2 Esta questão não se refere a este segmento.</text:p>
          </table:table-cell>
        </table:table-row>
        <table:table-row table:style-name="ro1">
          <table:table-cell office:value-type="string">
            <text:p>11.2.3 Os professores leem histórias para as crianças pelo menos uma vez por dia (por exemplo: comentam as histórias lidas; escrevem as histórias lidas; recontam as histórias lidas; inventam novas histórias a partir das histórias lidas; fazem relações com outros textos conhecidos; entre outros)? </text:p>
          </table:table-cell>
        </table:table-row>
        <table:table-row table:style-name="ro1">
          <table:table-cell office:value-type="string">
            <text:p>11.2.4 Esta questão não se refere a este segmento.</text:p>
          </table:table-cell>
        </table:table-row>
        <table:table-row table:style-name="ro1">
          <table:table-cell office:value-type="string">
            <text:p>11.2.5 As atividades propostas em sala de aula provocam nas crianças a necessidade de escrever?</text:p>
          </table:table-cell>
        </table:table-row>
        <table:table-row table:style-name="ro1">
          <table:table-cell office:value-type="string">
            <text:p>11.2.6 Pelo menos semanalmente, os educandos participam de projetos ou atividades na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/text:p>
          </table:table-cell>
        </table:table-row>
        <table:table-row table:style-name="ro1">
          <table:table-cell office:value-type="string">
            <text:p>11.2.7 Os professores valorizam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;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3 Atenção ao processo de alfabetização de cada criança</text:p>
          </table:table-cell>
        </table:table-row>
        <table:table-row table:style-name="ro1">
          <table:table-cell office:value-type="string">
            <text:p>11.3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4 Ampliação das capacidades de leitura e escrita dos educandos ao longo do ensino fundamental </text:p>
          </table:table-cell>
        </table:table-row>
        <table:table-row table:style-name="ro1">
          <table:table-cell office:value-type="string">
            <text:p>11.4.1 Os educandos leem pelo menos um livro por mês, para ser usado em atividades relacionadas às matérias escolares? </text:p>
          </table:table-cell>
        </table:table-row>
        <table:table-row table:style-name="ro1">
          <table:table-cell office:value-type="string">
            <text:p>11.4.2 Esta questão não se refere a este segmento.</text:p>
          </table:table-cell>
        </table:table-row>
        <table:table-row table:style-name="ro1">
          <table:table-cell office:value-type="string">
            <text:p>11.4.3 Esta questão não se refere a este segmento.</text:p>
          </table:table-cell>
        </table:table-row>
        <table:table-row table:style-name="ro1">
          <table:table-cell office:value-type="string">
            <text:p>11.4.4 Os familiares (pais ou outros responsáveis) recebem orientações dos professores sobre como incentivar as crianças a ler e escrever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5 Acesso e bom aproveitamento da biblioteca ou sala de leitura</text:p>
          </table:table-cell>
        </table:table-row>
        <table:table-row table:style-name="ro1">
          <table:table-cell office:value-type="string">
            <text:p>11.5.1 Esta questão não se refere a este segmento.</text:p>
          </table:table-cell>
        </table:table-row>
        <table:table-row table:style-name="ro1">
          <table:table-cell office:value-type="string">
            <text:p>11.5.2 A biblioteca ou sala de leitura tem um profissional capacitado para promover um bom uso do espaço e atender o público em todos os turnos?</text:p>
          </table:table-cell>
        </table:table-row>
        <table:table-row table:style-name="ro1">
          <table:table-cell office:value-type="string">
            <text:p>11.5.3 Os educandos fazem uso da biblioteca ou sala de leitura, em horário letivo, pelo menos uma vez por semana, fazendo pesquisas e leituras?</text:p>
          </table:table-cell>
        </table:table-row>
        <table:table-row table:style-name="ro1">
          <table:table-cell office:value-type="string">
            <text:p>11.5.4 A comunidade escolar faz empréstimos de livros do acervo da escola (para ler em sala ou em casa)?</text:p>
          </table:table-cell>
        </table:table-row>
        <table:table-row table:style-name="ro1">
          <table:table-cell office:value-type="string">
            <text:p>11.5.5 Os educandos usam computadores e internet para aprimorar a leitura e a escrita, pelo menos uma vez por semana, durante o horário das aulas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</table:table>
      <table:table table:name="EMEF_Funcionarios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2">
          <table:table-cell office:value-type="string">
            <text:p>EMEF – Funcionari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o senhor ou a senhora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Professores e funcionários da escola gostam do trabalho que desenvolvem na escola?</text:p>
          </table:table-cell>
        </table:table-row>
        <table:table-row table:style-name="ro1">
          <table:table-cell office:value-type="string">
            <text:p>1.2.2 Há participação efetiva de todos os segmentos na organização de festas e eventos da Unidade Educacional?</text:p>
          </table:table-cell>
        </table:table-row>
        <table:table-row table:style-name="ro1">
          <table:table-cell office:value-type="string">
            <text:p>1.2.3 Os senhores percebem os educandos felizes e satisfeitos em frequentar 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2">
          <table:table-cell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</table:table-row>
        <table:table-row table:style-name="ro1">
          <table:table-cell office:value-type="string">
            <text:p>1.3.2 A escola acolhe crianças com deficiência em todas as atividades propostas aos educandos sem deficiência?</text:p>
          </table:table-cell>
        </table:table-row>
        <table:table-row table:style-name="ro2">
          <table:table-cell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A cada ano letivo, há movimentos coletivos de elaboração e atualização dos princípios e regras de convivência escolar? </text:p>
          </table:table-cell>
        </table:table-row>
        <table:table-row table:style-name="ro1">
          <table:table-cell office:value-type="string">
            <text:p>1.4.2 O atual Plano de Trabalho Anual (PTA), o Projeto Eco-Político-Pedagógico (PEPP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 office:value-type="string">
            <text:p>1.4.3 Há reflexão coletiva e participação de todos os segmentos envolvidos (educandos, professores, diretor e demais funcionários da escola) nos encaminhamentos em relação ao não cumprimento de regras e combina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Professores, gestores e funcionários se tratam bem e se respeitam?</text:p>
          </table:table-cell>
        </table:table-row>
        <table:table-row table:style-name="ro1">
          <table:table-cell office:value-type="string">
            <text:p>1.5.2 As pessoas que trabalham na escola (professores, funcionários e gestores) se sentem respeitadas e valorizadas por pais e educandos? </text:p>
          </table:table-cell>
        </table:table-row>
        <table:table-row table:style-name="ro1">
          <table:table-cell office:value-type="string">
            <text:p>1.5.3 Esta questão não se refere a este segmento.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 os direitos nele estabelecidos?</text:p>
          </table:table-cell>
        </table:table-row>
        <table:table-row table:style-name="ro1">
          <table:table-cell office:value-type="string">
            <text:p>1.6.2 O ECA é abordado nas atividades realizadas na Unidade Educaciona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</table:table-row>
        <table:table-row table:style-name="ro1">
          <table:table-cell office:value-type="string">
            <text:p>1.7.2 Quando há conflitos entre as crianças ou situações em que uma criança faz uso de apelidos ou brincadeiras que humilham outra criança, as professoras e demais profissionais intervêm prontamente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s nomes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 os seus sentimentos (alegria, tristeza, raiva, ciúme, decepção etc.) e a perceber os sentimentos dos colegas e dos adult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Esta questão não se refere a este segmento.</text:p>
          </table:table-cell>
        </table:table-row>
        <table:table-row table:style-name="ro1">
          <table:table-cell office:value-type="string">
            <text:p>1.9.2 Os professores e demais profissionais acolhem as propostas, invenções e descobertas das crianças, incorporando-as como parte das atividades sempre que possível? </text:p>
          </table:table-cell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Os professores organizam, diariamente, espaços, brincadeiras e materiais que promovam oportunidades de interação entre crianças da mesma e de diferentes faixas etárias e com deficiênci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A quadra destinada à prática de esportes é bem aproveitada por todos os educandos?</text:p>
          </table:table-cell>
        </table:table-row>
        <table:table-row table:style-name="ro1">
          <table:table-cell office:value-type="string">
            <text:p>2.1.2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5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A escola disponibiliza, nas salas, espelhos seguros e na altura das crianças, para que possam brincar e observar a própria imagem diariament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instrumentos musicais de diversas variedades e em quantidade suficiente?</text:p>
          </table:table-cell>
        </table:table-row>
        <table:table-row table:style-name="ro1">
          <table:table-cell office:value-type="string">
            <text:p>2.3.2 Há na escola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Há espaço que permita o descanso e o trabalho individual ou coletivo da equipe, que seja confortável, silencioso, com mobiliário adequado para adultos e separado dos espaços das crianças (para reuniões, estudos, momentos de formação e planejamento)?</text:p>
          </table:table-cell>
        </table:table-row>
        <table:table-row table:style-name="ro1">
          <table:table-cell office:value-type="string">
            <text:p>2.4.2 Há banheiro de uso exclusivo dos profissionais, com chuveiro, pia e vaso sanitário?</text:p>
          </table:table-cell>
        </table:table-row>
        <table:table-row table:style-name="ro1">
          <table:table-cell office:value-type="string">
            <text:p>2.4.3 Há fraldário/mesa/bancada, na altura adequada ao adulto, para troca de fraldas das crianças com deficiênci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<text:s/>Eco-Político-Pedagógico (PEPP) definido e conhecido por todos </text:p>
          </table:table-cell>
        </table:table-row>
        <table:table-row table:style-name="ro1">
          <table:table-cell office:value-type="string">
            <text:p>3.1.1 O senhor ou a senhora conhece o PEPP da escola?</text:p>
          </table:table-cell>
        </table:table-row>
        <table:table-row table:style-name="ro1">
          <table:table-cell office:value-type="string">
            <text:p>3.1.2 Professores, familiares, educandos, funcionários e gestores conhecem o Plano de Trabalho Anual (PTA) da escola?</text:p>
          </table:table-cell>
        </table:table-row>
        <table:table-row table:style-name="ro1">
          <table:table-cell office:value-type="string">
            <text:p>3.1.3 O senhor ou a senhora participa ativamente da elaboração, avaliação e monitoramento do PEPP e do PTA da escola?</text:p>
          </table:table-cell>
        </table:table-row>
        <table:table-row table:style-name="ro1">
          <table:table-cell office:value-type="string">
            <text:p>3.1.4 O plano de ação de cada segmento é anexado nos painéis das Unidades Educacionais, para que os envolvidos certifiquem-se das metas alcançadas e a serem alcanç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</text:p>
          </table:table-cell>
        </table:table-row>
        <table:table-row table:style-name="ro1">
          <table:table-cell office:value-type="string">
            <text:p>3.2.1 Esta questão não se refere a este segmento.</text:p>
          </table:table-cell>
        </table:table-row>
        <table:table-row table:style-name="ro1">
          <table:table-cell office:value-type="string">
            <text:p>3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Esta questão não se refere a este segmento.</text:p>
          </table:table-cell>
        </table:table-row>
        <table:table-row table:style-name="ro1">
          <table:table-cell office:value-type="string">
            <text:p>3.3.2 Esta questão não se refere a este segmento.</text:p>
          </table:table-cell>
        </table:table-row>
        <table:table-row table:style-name="ro1">
          <table:table-cell office:value-type="string">
            <text:p>3.3.3 Esta questão não se refere a este segmento.</text:p>
          </table:table-cell>
        </table:table-row>
        <table:table-row table:style-name="ro1">
          <table:table-cell office:value-type="string">
            <text:p>3.3.4 Esta questão não se refere a este segmento.</text:p>
          </table:table-cell>
        </table:table-row>
        <table:table-row table:style-name="ro1">
          <table:table-cell office:value-type="string">
            <text:p>3.3.5 Esta questão não se refere a este segmento.</text:p>
          </table:table-cell>
        </table:table-row>
        <table:table-row table:style-name="ro1">
          <table:table-cell office:value-type="string">
            <text:p>3.3.6 Esta questão não se refere a este segmento.</text:p>
          </table:table-cell>
        </table:table-row>
        <table:table-row table:style-name="ro1">
          <table:table-cell office:value-type="string">
            <text:p>3.3.7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 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ntorno da escola? </text:p>
          </table:table-cell>
        </table:table-row>
        <table:table-row table:style-name="ro1">
          <table:table-cell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construção da autonomia e ao trabalho coletivo</text:p>
          </table:table-cell>
        </table:table-row>
        <table:table-row table:style-name="ro1">
          <table:table-cell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</table:table-row>
        <table:table-row table:style-name="ro1">
          <table:table-cell office:value-type="string">
            <text:p>3.5.2 Esta questão não se refere a este segmento.</text:p>
          </table:table-cell>
        </table:table-row>
        <table:table-row table:style-name="ro1">
          <table:table-cell office:value-type="string">
            <text:p>3.5.3 Esta questão não se refere a este segmento.</text:p>
          </table:table-cell>
        </table:table-row>
        <table:table-row table:style-name="ro1">
          <table:table-cell office:value-type="string">
            <text:p>3.5.4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5 Esta questão não se refere a este segmento.</text:p>
          </table:table-cell>
        </table:table-row>
        <table:table-row table:style-name="ro1">
          <table:table-cell office:value-type="string">
            <text:p>3.5.6 Esta questão não se refere a este segmento.</text:p>
          </table:table-cell>
        </table:table-row>
        <table:table-row table:style-name="ro1">
          <table:table-cell office:value-type="string">
            <text:p>3.5.7 As crianças aprendem a guardar os brinque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 </text:p>
          </table:table-cell>
        </table:table-row>
        <table:table-row table:style-name="ro1">
          <table:table-cell office:value-type="string">
            <text:p>3.6.2 Esta questão não se refere a este segmento.</text:p>
          </table:table-cell>
        </table:table-row>
        <table:table-row table:style-name="ro1">
          <table:table-cell office:value-type="string">
            <text:p>3.6.3 O senhor ou a senhora considera que o projeto “Escolinha do Futuro” contribui para o desenvolvimento integral das crianças e jovens?</text:p>
          </table:table-cell>
        </table:table-row>
        <table:table-row table:style-name="ro1">
          <table:table-cell office:value-type="string">
            <text:p>3.6.4 Os professores propõem atividades pedagógicas fora da escola, como passeios, excursões etc.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 </text:p>
          </table:table-cell>
        </table:table-row>
        <table:table-row table:style-name="ro1">
          <table:table-cell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</table:table-row>
        <table:table-row table:style-name="ro1">
          <table:table-cell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1">
          <table:table-cell office:value-type="string">
            <text:p>3.7.3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Os professores propõem, periodicamente, às crianças brincadeiras 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<text:s/>Atuação do corpo técnico pedagógico (CTP)</text:p>
          </table:table-cell>
        </table:table-row>
        <table:table-row table:style-name="ro1">
          <table:table-cell office:value-type="string">
            <text:p>3.9.1 A equipe escolar é atendida e orientada pelo CTP?</text:p>
          </table:table-cell>
        </table:table-row>
        <table:table-row table:style-name="ro1">
          <table:table-cell office:value-type="string">
            <text:p>3.9.2 O CTP realiza orientações específicas às famílias que têm dificuldade na organização/sistematização da vida escolar do educando?</text:p>
          </table:table-cell>
        </table:table-row>
        <table:table-row table:style-name="ro1">
          <table:table-cell office:value-type="string">
            <text:p>3.9.3 O CTP encaminha e orienta os profissionais e educandos quando estes possuam dificuldades?</text:p>
          </table:table-cell>
        </table:table-row>
        <table:table-row table:style-name="ro1">
          <table:table-cell office:value-type="string">
            <text:p>3.9.4 O CTP dialoga com os educandos e familiares,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3.9.5 O CTP possui plano de trabalho/planejamento prévio nas ações desenvolvidas n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Esta questão não se refere a este segmento.</text:p>
          </table:table-cell>
        </table:table-row>
        <table:table-row table:style-name="ro1">
          <table:table-cell office:value-type="string">
            <text:p>4.1.2 Esta questão não se refere a este segmento.</text:p>
          </table:table-cell>
        </table:table-row>
        <table:table-row table:style-name="ro1">
          <table:table-cell office:value-type="string">
            <text:p>4.1.3 Esta questão não se refere a este segmento.</text:p>
          </table:table-cell>
        </table:table-row>
        <table:table-row table:style-name="ro1">
          <table:table-cell office:value-type="string">
            <text:p>4.1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Esta questão não se refere a este segmento.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Esta questão não se refere a este segmento.</text:p>
          </table:table-cell>
        </table:table-row>
        <table:table-row table:style-name="ro1">
          <table:table-cell office:value-type="string">
            <text:p>4.2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</text:p>
          </table:table-cell>
        </table:table-row>
        <table:table-row table:style-name="ro1">
          <table:table-cell office:value-type="string">
            <text:p>4.3.1 Esta questão não se refere a este segmento.</text:p>
          </table:table-cell>
        </table:table-row>
        <table:table-row table:style-name="ro1">
          <table:table-cell office:value-type="string">
            <text:p>4.3.2 Esta questão não se refere a este segmento.</text:p>
          </table:table-cell>
        </table:table-row>
        <table:table-row table:style-name="ro1">
          <table:table-cell office:value-type="string">
            <text:p>4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 </text:p>
          </table:table-cell>
        </table:table-row>
        <table:table-row table:style-name="ro1">
          <table:table-cell office:value-type="string">
            <text:p>4.4.1 Existe o interesse d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6 Acesso, compreensão e uso dos indicadores oficiais de avaliação do MEC </text:p>
          </table:table-cell>
        </table:table-row>
        <table:table-row table:style-name="ro2">
          <table:table-cell office:value-type="string">
            <text:p>4.6.1 A comunidade escolar é informada sobre as avaliações de aprendizagens e resultados da Prova Brasil e o Ideb da sua Unidade Educacional?</text:p>
          </table:table-cell>
        </table:table-row>
        <table:table-row table:style-name="ro1">
          <table:table-cell office:value-type="string">
            <text:p>4.6.2 O significado dessas avaliações é discutido com os senhores?</text:p>
          </table:table-cell>
        </table:table-row>
        <table:table-row table:style-name="ro1">
          <table:table-cell office:value-type="string">
            <text:p>4.6.3 Os indicadores referentes à escola estão afixados em local visível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Esta questão não se refere a este segmento.</text:p>
          </table:table-cell>
        </table:table-row>
        <table:table-row table:style-name="ro1">
          <table:table-cell office:value-type="string">
            <text:p>5.1.2 Esta questão não se refere a este segmento.</text:p>
          </table:table-cell>
        </table:table-row>
        <table:table-row table:style-name="ro1">
          <table:table-cell office:value-type="string">
            <text:p>5.1.3 No dia a dia, os professores dão atenção individual àqueles educandos que apresentam dificuldades de aprendizagem e problemas de relacionamento em grup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Esta questão não se refere a este segmento.</text:p>
          </table:table-cell>
        </table:table-row>
        <table:table-row table:style-name="ro1">
          <table:table-cell office:value-type="string">
            <text:p>5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A escola informa ao Conselho Tutelar o excesso de falta ou abandono do educand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4 Preocupação com o abandono e evasão </text:p>
          </table:table-cell>
        </table:table-row>
        <table:table-row table:style-name="ro1">
          <table:table-cell office:value-type="string">
            <text:p>5.4.1 A escola adota alguma medida para trazer de volta educandos que se evadiram ou abandonaram a escola? </text:p>
          </table:table-cell>
        </table:table-row>
        <table:table-row table:style-name="ro1">
          <table:table-cell office:value-type="string">
            <text:p>5.4.2 A equipe escolar busca compreender as causas do abandono e da evasão no âmbito do CGC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saudável das crianças </text:p>
          </table:table-cell>
        </table:table-row>
        <table:table-row table:style-name="ro1">
          <table:table-cell office:value-type="string">
            <text:p>6.1.1 A escola dispõe de um cardápio nutricional variado e rico, que atenda às necessidades das crianças?</text:p>
          </table:table-cell>
        </table:table-row>
        <table:table-row table:style-name="ro1">
          <table:table-cell office:value-type="string">
            <text:p>6.1.2 As famílias são informadas sobre a alimentação das crianças e suas necessidades são bem recebidas?</text:p>
          </table:table-cell>
        </table:table-row>
        <table:table-row table:style-name="ro1">
          <table:table-cell office:value-type="string">
            <text:p>6.1.3 Os educandos possuem autonomia para se servirem (self-service)?</text:p>
          </table:table-cell>
        </table:table-row>
        <table:table-row table:style-name="ro1">
          <table:table-cell office:value-type="string">
            <text:p>6.1.4 As cozinheiras recebem formação com a equipe de nutricionistas para a devida adaptação do cardápio àqueles que necessitam de dietas especiais?</text:p>
          </table:table-cell>
        </table:table-row>
        <table:table-row table:style-name="ro1">
          <table:table-cell office:value-type="string">
            <text:p>6.1.5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O nível de ruído produzido na escola é amplamente discutido entre adultos e crianças de modo não coercivo, favorecendo o estabelecimento de uma ambiência escolar mais agradável?</text:p>
          </table:table-cell>
        </table:table-row>
        <table:table-row table:style-name="ro1">
          <table:table-cell office:value-type="string">
            <text:p>6.2.3 São tomados os cuidados necessários com a limpeza e com a higiene nos momentos de troca de fraldas , quando necessário,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dispõe de adequados equipamentos de segurança contra incêndio?</text:p>
          </table:table-cell>
        </table:table-row>
        <table:table-row table:style-name="ro1">
          <table:table-cell office:value-type="string">
            <text:p>6.3.2 A escola dispõe de profissionais treinados para eventuais emergências e acidentes?</text:p>
          </table:table-cell>
        </table:table-row>
        <table:table-row table:style-name="ro1">
          <table:table-cell office:value-type="string">
            <text:p>6.3.3 A escola tem procedimentos preestabelecidos e conhecidos por todos, que devem ser tomados em caso de acidentes?</text:p>
          </table:table-cell>
        </table:table-row>
        <table:table-row table:style-name="ro1">
          <table:table-cell office:value-type="string">
            <text:p>6.3.4 A escola protege todos os pontos potencialmente perigosos do prédio para garantir a circulação segura das crianças e evitar acident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</text:p>
          </table:table-cell>
        </table:table-row>
        <table:table-row table:style-name="ro1">
          <table:table-cell office:value-type="string">
            <text:p>6.4.1 Informações de importância para a saúde humana são amplamente difundidas na comunidade escolar? </text:p>
          </table:table-cell>
        </table:table-row>
        <table:table-row table:style-name="ro1">
          <table:table-cell office:value-type="string">
            <text:p>6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1">
          <table:table-cell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4 Esta questão não se refere a este segmento.</text:p>
          </table:table-cell>
        </table:table-row>
        <table:table-row table:style-name="ro1">
          <table:table-cell office:value-type="string">
            <text:p>6.4.5 O nível de ruído produzido na escola é amplamente discutido entre adultos e crianças de modo não coercivo, favorecendo o estabelecimento de uma ambiência escolar mais agradável?</text:p>
          </table:table-cell>
        </table:table-row>
        <table:table-row table:style-name="ro1">
          <table:table-cell office:value-type="string">
            <text:p>6.4.6 Os espaços são limpos e conservados periodicamente, de forma a prevenir contaminações?</text:p>
          </table:table-cell>
        </table:table-row>
        <table:table-row table:style-name="ro1">
          <table:table-cell office:value-type="string">
            <text:p>6.4.7 A escola incentiva e orienta as crianças a escovarem os dentes após as refeições? </text:p>
          </table:table-cell>
        </table:table-row>
        <table:table-row table:style-name="ro1">
          <table:table-cell office:value-type="string">
            <text:p>6.4.8 Esta questão não se refere a este segmento.</text:p>
          </table:table-cell>
        </table:table-row>
        <table:table-row table:style-name="ro1">
          <table:table-cell office:value-type="string">
            <text:p>6.4.9 A escola comunica os casos de doenças infecciosas às famílias e aos órgãos competentes? </text:p>
          </table:table-cell>
        </table:table-row>
        <table:table-row table:style-name="ro1">
          <table:table-cell office:value-type="string">
            <text:p>6.4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2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às diversas formas de vida</text:p>
          </table:table-cell>
        </table:table-row>
        <table:table-row table:style-name="ro1">
          <table:table-cell office:value-type="string">
            <text:p>7.1.1 A escola vem proporcionando ao senhor ou à senhora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A equipe escolar possibilita contato e brincadeiras das crianças com animais e com elementos da natureza como água, areia, terra, pedras, argila, plantas, folhas e sementes? 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7.2 Práticas ecopedagógicas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</text:p>
          </table:table-cell>
        </table:table-row>
        <table:table-row table:style-name="ro1">
          <table:table-cell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 envolvendo a comunidade escolar <text:s/>para evitar o desperdício de energia elétrica e água, e para a redução na produção de lixo na escola?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7.2.6 Olhando para a escola, você acha que ela cuida bem do meio ambiente?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, acolhimento e envolvimento das famílias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Esta questão não se refere a este segmento.</text:p>
          </table:table-cell>
        </table:table-row>
        <table:table-row table:style-name="ro1">
          <table:table-cell office:value-type="string">
            <text:p>8.1.4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5 Os familiares têm acesso à escola sempre que necessário?</text:p>
          </table:table-cell>
        </table:table-row>
        <table:table-row table:style-name="ro1">
          <table:table-cell office:value-type="string">
            <text:p>8.1.6 Esta questão não se refere a este segmento.</text:p>
          </table:table-cell>
        </table:table-row>
        <table:table-row table:style-name="ro1">
          <table:table-cell office:value-type="string">
            <text:p>8.1.7 A escola dialoga com as famílias de modo a conhecer suas características e demandas e planejar ações escolares e comunitárias que fortaleçam os vínculos e convivência familiar e comunitária dos educandos da escola?</text:p>
          </table:table-cell>
        </table:table-row>
        <table:table-row table:style-name="ro1">
          <table:table-cell office:value-type="string">
            <text:p>8.1.8 Esta questão não se refere a este segmento.</text:p>
          </table:table-cell>
        </table:table-row>
        <table:table-row table:style-name="ro1">
          <table:table-cell office:value-type="string">
            <text:p>8.1.9 Esta questão não se refere a este segmento.</text:p>
          </table:table-cell>
        </table:table-row>
        <table:table-row table:style-name="ro1">
          <table:table-cell office:value-type="string">
            <text:p>8.1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 </text:p>
          </table:table-cell>
        </table:table-row>
        <table:table-row table:style-name="ro1">
          <table:table-cell office:value-type="string">
            <text:p>8.2.1 Esta questão não se refere a este segmento.</text:p>
          </table:table-cell>
        </table:table-row>
        <table:table-row table:style-name="ro1">
          <table:table-cell office:value-type="string">
            <text:p>8.2.2 Esta questão não se refere a este segmento.</text:p>
          </table:table-cell>
        </table:table-row>
        <table:table-row table:style-name="ro1">
          <table:table-cell office:value-type="string">
            <text:p>8.2.3 Esta questão não se refere a este segmento.</text:p>
          </table:table-cell>
        </table:table-row>
        <table:table-row table:style-name="ro1">
          <table:table-cell office:value-type="string">
            <text:p>8.2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os funcionários nas atividades realizadas na escola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informação e da gest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e divulga amplamente à comunidade escolar (CGC/APM), apresentando regularmente o orçamento da escola e seus gastos?</text:p>
          </table:table-cell>
        </table:table-row>
        <table:table-row table:style-name="ro1">
          <table:table-cell office:value-type="string">
            <text:p>9.1.3 Os profissionais da escola (gestores, professores, funcionário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Você sabe o que faz o Conselho de Gestão Compartilhada (CGC) da escola?</text:p>
          </table:table-cell>
        </table:table-row>
        <table:table-row table:style-name="ro1">
          <table:table-cell office:value-type="string">
            <text:p>9.2.2 Você conhece seus representantes no CGC?</text:p>
          </table:table-cell>
        </table:table-row>
        <table:table-row table:style-name="ro1">
          <table:table-cell office:value-type="string">
            <text:p>9.2.3 Seu segmento tem participação efetiva no CGC?</text:p>
          </table:table-cell>
        </table:table-row>
        <table:table-row table:style-name="ro1">
          <table:table-cell office:value-type="string">
            <text:p>9.2.4 As informações deliberadas no CGC são socializadas com a comunidade escola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sta questão não se refere a este segmento.</text:p>
          </table:table-cell>
        </table:table-row>
        <table:table-row table:style-name="ro1">
          <table:table-cell office:value-type="string">
            <text:p>9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4 Participação efetiva de educandos, pais, responsáveis e comunidade em geral</text:p>
          </table:table-cell>
        </table:table-row>
        <table:table-row table:style-name="ro1">
          <table:table-cell office:value-type="string">
            <text:p>9.4.1 Há grupos estudantis ou outros grupos juvenis participando da tomada de decisões na escola e ajudando os educandos a se organizarem? </text:p>
          </table:table-cell>
        </table:table-row>
        <table:table-row table:style-name="ro1">
          <table:table-cell office:value-type="string">
            <text:p>9.4.2 Esta questão não se refere a este segmento.</text:p>
          </table:table-cell>
        </table:table-row>
        <table:table-row table:style-name="ro1">
          <table:table-cell office:value-type="string">
            <text:p>9.4.3 A escola se mantém aberta aos finais de semana para que a comunidade possa usufruir o espaço (salas, pátio, quadras de esporte, biblioteca etc.)?</text:p>
          </table:table-cell>
        </table:table-row>
        <table:table-row table:style-name="ro1">
          <table:table-cell office:value-type="string">
            <text:p>9.4.4 Existem espaços e tempos em que todos (educandos, diretor, professores, funcionários, pais, responsáveis e outras pessoas da comunidade) possam discutir e negociar encaminhamentos relativos ao andamento d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A escola ou a Secretaria de Educação oferecem permanentemente cursos ou ações de formação para os professores e demais funcionários da escola?</text:p>
          </table:table-cell>
        </table:table-row>
        <table:table-row table:style-name="ro2">
          <table:table-cell office:value-type="string">
            <text:p>10.1.2 O tempo estabelecido para os Horários de Trabalho Pedagógico (HTPs) semanais é suficiente para atender às demandas de formação da equipe escolar?</text:p>
          </table:table-cell>
        </table:table-row>
        <table:table-row table:style-name="ro2">
          <table:table-cell office:value-type="string">
            <text:p>10.1.3 Professores e demais funcionários da escola participam de formações específicas que os auxiliam a trabalhar com educandos com deficiência e com TIDs?</text:p>
          </table:table-cell>
        </table:table-row>
        <table:table-row table:style-name="ro1">
          <table:table-cell office:value-type="string">
            <text:p>10.1.4 As formações e cursos são incluídos no horário de trabalho dos profissionais? </text:p>
          </table:table-cell>
        </table:table-row>
        <table:table-row table:style-name="ro1">
          <table:table-cell office:value-type="string">
            <text:p>10.1.5 Os profissionais que trabalham na escola têm habilitação necessária para o exercício de sua funç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 </text:p>
          </table:table-cell>
        </table:table-row>
        <table:table-row table:style-name="ro1">
          <table:table-cell office:value-type="string">
            <text:p>10.2.2 O número de funcionários é suficiente para o funcionamento adequado da escola? </text:p>
          </table:table-cell>
        </table:table-row>
        <table:table-row table:style-name="ro1">
          <table:table-cell office:value-type="string">
            <text:p>10.2.3 A remoção e a transferência funcional têm prejudicado um melhor desempenho da equipe escolar? 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10.3.2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10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1</text:p>
          </table:table-cell>
        </table:table-row>
        <table:table-row table:style-name="ro1">
          <table:table-cell office:value-type="string">
            <text:p>Processos de alfabetização e letramen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1 Orientações para a alfabetização inicial implementadas</text:p>
          </table:table-cell>
        </table:table-row>
        <table:table-row table:style-name="ro1">
          <table:table-cell office:value-type="string">
            <text:p>11.1.1 Esta questão não se refere a este segmento.</text:p>
          </table:table-cell>
        </table:table-row>
        <table:table-row table:style-name="ro1">
          <table:table-cell office:value-type="string">
            <text:p>11.1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2 Existência de práticas alfabetizadoras na escola </text:p>
          </table:table-cell>
        </table:table-row>
        <table:table-row table:style-name="ro1">
          <table:table-cell office:value-type="string">
            <text:p>11.2.1 Esta questão não se refere a este segmento.</text:p>
          </table:table-cell>
        </table:table-row>
        <table:table-row table:style-name="ro1">
          <table:table-cell office:value-type="string">
            <text:p>11.2.2 Esta questão não se refere a este segmento.</text:p>
          </table:table-cell>
        </table:table-row>
        <table:table-row table:style-name="ro1">
          <table:table-cell office:value-type="string">
            <text:p>11.2.3 Esta questão não se refere a este segmento.</text:p>
          </table:table-cell>
        </table:table-row>
        <table:table-row table:style-name="ro1">
          <table:table-cell office:value-type="string">
            <text:p>11.2.4 Esta questão não se refere a este segmento.</text:p>
          </table:table-cell>
        </table:table-row>
        <table:table-row table:style-name="ro1">
          <table:table-cell office:value-type="string">
            <text:p>11.2.5 As atividades propostas em sala de aula provocam nas crianças a necessidade de escrever?</text:p>
          </table:table-cell>
        </table:table-row>
        <table:table-row table:style-name="ro1">
          <table:table-cell office:value-type="string">
            <text:p>11.2.6 Esta questão não se refere a este segmento.</text:p>
          </table:table-cell>
        </table:table-row>
        <table:table-row table:style-name="ro1">
          <table:table-cell office:value-type="string">
            <text:p>11.2.7 A escola valoriza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;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3 Atenção ao processo de alfabetização de cada criança</text:p>
          </table:table-cell>
        </table:table-row>
        <table:table-row table:style-name="ro1">
          <table:table-cell office:value-type="string">
            <text:p>11.3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4 Ampliação das capacidades de leitura e escrita dos educandos ao longo do ensino fundamental </text:p>
          </table:table-cell>
        </table:table-row>
        <table:table-row table:style-name="ro1">
          <table:table-cell office:value-type="string">
            <text:p>11.4.1 Esta questão não se refere a este segmento.</text:p>
          </table:table-cell>
        </table:table-row>
        <table:table-row table:style-name="ro1">
          <table:table-cell office:value-type="string">
            <text:p>11.4.2 Esta questão não se refere a este segmento.</text:p>
          </table:table-cell>
        </table:table-row>
        <table:table-row table:style-name="ro1">
          <table:table-cell office:value-type="string">
            <text:p>11.4.3 Esta questão não se refere a este segmento.</text:p>
          </table:table-cell>
        </table:table-row>
        <table:table-row table:style-name="ro1">
          <table:table-cell office:value-type="string">
            <text:p>11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5 Acesso e bom aproveitamento da biblioteca ou sala de leitura</text:p>
          </table:table-cell>
        </table:table-row>
        <table:table-row table:style-name="ro1">
          <table:table-cell office:value-type="string">
            <text:p>11.5.1 Esta questão não se refere a este segmento.</text:p>
          </table:table-cell>
        </table:table-row>
        <table:table-row table:style-name="ro1">
          <table:table-cell office:value-type="string">
            <text:p>11.5.2 A biblioteca ou sala de leitura tem um profissional capacitado para promover um bom uso do espaço e atender o público em todos os turnos?</text:p>
          </table:table-cell>
        </table:table-row>
        <table:table-row table:style-name="ro1">
          <table:table-cell office:value-type="string">
            <text:p>11.5.3 Os educandos fazem uso da biblioteca ou sala de leitura, em horário letivo, pelo menos uma vez por semana, fazendo pesquisas e leituras? </text:p>
          </table:table-cell>
        </table:table-row>
        <table:table-row table:style-name="ro1">
          <table:table-cell office:value-type="string">
            <text:p>11.5.4 A comunidade escolar faz empréstimos de livros do acervo da escola (para ler em sala ou em casa)?</text:p>
          </table:table-cell>
        </table:table-row>
        <table:table-row table:style-name="ro1">
          <table:table-cell office:value-type="string">
            <text:p>11.5.5 Os educandos usam computadores e internet para aprimorar a leitura e a escrita, pelo menos uma vez por semana, durante o horário das aulas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</table:table>
      <table:table table:name="EMEF_Professores_Gestor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MEF – Professores e Ges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Professores e funcionários da escola gostam do trabalho que desenvolvem na escola?</text:p>
          </table:table-cell>
        </table:table-row>
        <table:table-row table:style-name="ro1">
          <table:table-cell office:value-type="string">
            <text:p>1.2.2 Há participação efetiva de todos os segmentos na organização de festas e eventos da Unidade Educacional?</text:p>
          </table:table-cell>
        </table:table-row>
        <table:table-row table:style-name="ro1">
          <table:table-cell office:value-type="string">
            <text:p>1.2.3 Os senhores percebem os educandos felizes e satisfeitos em frequentar 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2">
          <table:table-cell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</table:table-row>
        <table:table-row table:style-name="ro1">
          <table:table-cell office:value-type="string">
            <text:p>1.3.2 A escola acolhe crianças com deficiência em todas as atividades propostas aos educandos sem deficiência? </text:p>
          </table:table-cell>
        </table:table-row>
        <table:table-row table:style-name="ro2">
          <table:table-cell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A cada ano letivo, há movimentos coletivos de elaboração e atualização dos princípios e regras de convivência escolar? </text:p>
          </table:table-cell>
        </table:table-row>
        <table:table-row table:style-name="ro1">
          <table:table-cell office:value-type="string">
            <text:p>1.4.2 O atual Plano de Trabalho Anual (PTA), o Projeto Eco-Político-Pedagógico (PEPP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 office:value-type="string">
            <text:p>1.4.3 Há reflexão coletiva e participação de todos os segmentos envolvidos (educandos, professores, diretor e demais funcionários da escola) nos encaminhamentos em relação ao não cumprimento de regras e combina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Professores, diretores e funcionários se tratam bem e se respeitam?</text:p>
          </table:table-cell>
        </table:table-row>
        <table:table-row table:style-name="ro1">
          <table:table-cell office:value-type="string">
            <text:p>1.5.2 As pessoas que trabalham na escola (professores, funcionários e gestores) se sentem respeitadas e valorizadas por pais e educandos? </text:p>
          </table:table-cell>
        </table:table-row>
        <table:table-row table:style-name="ro1">
          <table:table-cell office:value-type="string">
            <text:p>1.5.3 Pais, responsáveis e educandos são atendidos cordialmente pela Secretaria da Unidade Educacional?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 os direitos nele estabelecidos? </text:p>
          </table:table-cell>
        </table:table-row>
        <table:table-row table:style-name="ro1">
          <table:table-cell office:value-type="string">
            <text:p>1.6.2 O ECA é abordado nas atividades realizadas na Unidade Educaciona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</table:table-row>
        <table:table-row table:style-name="ro1">
          <table:table-cell office:value-type="string">
            <text:p>1.7.2 Quando há conflitos entre as crianças ou situações em que uma criança faz uso de apelidos ou brincadeiras que humilham outra criança, os professores e demais profissionais intervêm prontamente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s nomes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 os seus sentimentos (alegria, tristeza, raiva, ciúme, decepção etc.) e a perceber os sentimentos dos colegas e dos adult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A equipe escolar reconhece e elogia as crianças diante de suas conquistas? </text:p>
          </table:table-cell>
        </table:table-row>
        <table:table-row table:style-name="ro1">
          <table:table-cell office:value-type="string">
            <text:p>1.9.2 Os professores e demais profissionais acolhem as propostas, invenções e descobertas das crianças, incorporando-as como parte das atividades sempre que possível? </text:p>
          </table:table-cell>
        </table:table-row>
        <table:table-row table:style-name="ro1">
          <table:table-cell office:value-type="string">
            <text:p>1.9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Os professores organizam, diariamente, espaços, brincadeiras e materiais que promovam oportunidades de interação entre crianças da mesma e de diferentes faixas etárias e com deficiênci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A quadra destinada à prática de esportes é bem aproveitada por todos os educandos?</text:p>
          </table:table-cell>
        </table:table-row>
        <table:table-row table:style-name="ro1">
          <table:table-cell office:value-type="string">
            <text:p>2.1.2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5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instrumentos musicais de diversas variedades e em quantidade suficiente?</text:p>
          </table:table-cell>
        </table:table-row>
        <table:table-row table:style-name="ro1">
          <table:table-cell office:value-type="string">
            <text:p>2.3.2 Há na escola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Há espaço que permite o descanso e o trabalho individual ou coletivo da equipe, que seja confortável, silencioso, com mobiliário adequado para adultos e separado dos espaços das crianças (para reuniões, estudos, momentos de formação e planejamento)?</text:p>
          </table:table-cell>
        </table:table-row>
        <table:table-row table:style-name="ro1">
          <table:table-cell office:value-type="string">
            <text:p>2.4.2 Há banheiro de uso exclusivo dos profissionais, com chuveiro, pia e vaso sanitário?</text:p>
          </table:table-cell>
        </table:table-row>
        <table:table-row table:style-name="ro1">
          <table:table-cell office:value-type="string">
            <text:p>2.4.3 Há fraldário/mesa/bancada, na altura adequada ao adulto, para troca de fraldas das crianças com deficiênci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<text:s/>Eco-Político-Pedagógico (PEPP) definido e conhecido por todos </text:p>
          </table:table-cell>
        </table:table-row>
        <table:table-row table:style-name="ro1">
          <table:table-cell office:value-type="string">
            <text:p>3.1.1 Professores, familiares, educandos, funcionários e gestores conhecem o PEPP da escola?</text:p>
          </table:table-cell>
        </table:table-row>
        <table:table-row table:style-name="ro1">
          <table:table-cell office:value-type="string">
            <text:p>3.1.2 Professores, familiares, educandos, funcionários e gestores conhecem o Plano de Trabalho Anual (PTA) da escola?</text:p>
          </table:table-cell>
        </table:table-row>
        <table:table-row table:style-name="ro1">
          <table:table-cell office:value-type="string">
            <text:p>3.1.3 Professores, familiares, educandos, diretor, funcionários e outros membros da comunidade escolar estão participando ativamente da elaboração, avaliação e monitoramento do PEPP e do PTA da escola?</text:p>
          </table:table-cell>
        </table:table-row>
        <table:table-row table:style-name="ro1">
          <table:table-cell office:value-type="string">
            <text:p>3.1.4 O plano de ação de cada segmento é anexado nos painéis das Unidades Educacionais, para que os envolvidos certifiquem-se das metas alcançadas e a serem alcanç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</text:p>
          </table:table-cell>
        </table:table-row>
        <table:table-row table:style-name="ro1">
          <table:table-cell office:value-type="string">
            <text:p>3.2.1 Os professores fazem registros qualificados do ponto de vista pedagógico, ou seja, sobre as brincadeiras, vivências, produções e aprendizagens de cada criança e do grupo? </text:p>
          </table:table-cell>
        </table:table-row>
        <table:table-row table:style-name="ro1">
          <table:table-cell office:value-type="string">
            <text:p>3.2.2 A escola possui documentação organizada sobre cada criança, como ficha de matrícula, cópia de documentos, cartão de vacinação e histórico de saúde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 </text:p>
          </table:table-cell>
        </table:table-row>
        <table:table-row table:style-name="ro1">
          <table:table-cell office:value-type="string">
            <text:p>3.3.1 Os professores planejam regularmente suas aulas? </text:p>
          </table:table-cell>
        </table:table-row>
        <table:table-row table:style-name="ro1">
          <table:table-cell office:value-type="string">
            <text:p>3.3.2 O cumprimento do planejamento dos professores é acompanhado pela direção e orientação pedagógica da escola, semanalmente, nas reuniões pedagógicas? </text:p>
          </table:table-cell>
        </table:table-row>
        <table:table-row table:style-name="ro1">
          <table:table-cell office:value-type="string">
            <text:p>3.3.3 Os professores incorporam em seu planejamento práticas pedagógicas coerentes com o PEPP e o PTA? </text:p>
          </table:table-cell>
        </table:table-row>
        <table:table-row table:style-name="ro1">
          <table:table-cell office:value-type="string">
            <text:p>3.3.4 Os professores planejam com seus educandos uma rotina, com diversas atividades no dia, considerando os interesses e as necessidades de seus educandos?</text:p>
          </table:table-cell>
        </table:table-row>
        <table:table-row table:style-name="ro2">
          <table:table-cell office:value-type="string">
            <text:p>3.3.5 Os Horários de Trabalho Pedagógico (HTPs) previstos semanalmente estão favorecendo a melhoria da prática pedagógica?</text:p>
          </table:table-cell>
        </table:table-row>
        <table:table-row table:style-name="ro1">
          <table:table-cell office:value-type="string">
            <text:p>3.3.6 Os registros sobre as brincadeiras, vivências, produções e aprendizagens de cada criança e do grupo são utilizados como fonte de consulta para novos planejamentos?</text:p>
          </table:table-cell>
        </table:table-row>
        <table:table-row table:style-name="ro1">
          <table:table-cell office:value-type="string">
            <text:p>3.3.7 As atividades, referente ao projeto Lego, são planejadas com base nas formações recebidas pelos professor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 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ntorno da escola? </text:p>
          </table:table-cell>
        </table:table-row>
        <table:table-row table:style-name="ro1">
          <table:table-cell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construção da autonomia e ao trabalho coletivo</text:p>
          </table:table-cell>
        </table:table-row>
        <table:table-row table:style-name="ro1">
          <table:table-cell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 Os educandos são incentivados e orientados para o trabalho em grupo?</text:p>
          </table:table-cell>
        </table:table-row>
        <table:table-row table:style-name="ro1">
          <table:table-cell office:value-type="string">
            <text:p>3.5.4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5 A escola realiza feiras ou exposições das criações dos educandos (por exemplo, desenhos, poemas, invenções)? </text:p>
          </table:table-cell>
        </table:table-row>
        <table:table-row table:style-name="ro1">
          <table:table-cell office:value-type="string">
            <text:p>3.5.6 Os brinquedos e jogos são guardados em locais de livre acesso às crianças? </text:p>
          </table:table-cell>
        </table:table-row>
        <table:table-row table:style-name="ro1">
          <table:table-cell office:value-type="string">
            <text:p>3.5.7 As crianças aprendem a guardar os brinque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 </text:p>
          </table:table-cell>
        </table:table-row>
        <table:table-row table:style-name="ro1">
          <table:table-cell office:value-type="string">
            <text:p>3.6.2 As atividades de casa são passadas de forma adequada para consolidar e ampliar o conhecimento do educando?</text:p>
          </table:table-cell>
        </table:table-row>
        <table:table-row table:style-name="ro1">
          <table:table-cell office:value-type="string">
            <text:p>3.6.3 Esta questão não se refere a este segmento.</text:p>
          </table:table-cell>
        </table:table-row>
        <table:table-row table:style-name="ro1">
          <table:table-cell office:value-type="string">
            <text:p>3.6.4 Os professores propõem atividades pedagógicas fora da escola, como passeios, excursões etc.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 </text:p>
          </table:table-cell>
        </table:table-row>
        <table:table-row table:style-name="ro1">
          <table:table-cell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</table:table-row>
        <table:table-row table:style-name="ro1">
          <table:table-cell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1">
          <table:table-cell office:value-type="string">
            <text:p>3.7.3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Os professores propõem, periodicamente, às crianças brincadeiras com sons, ritmos e melodias com a voz?</text:p>
          </table:table-cell>
        </table:table-row>
        <table:table-row table:style-name="ro1">
          <table:table-cell office:value-type="string">
            <text:p>3.8.2 Os professores incentivam as crianças a produzir pinturas, desenhos, esculturas, com materiais diversos e adequados à faixa etária? </text:p>
          </table:table-cell>
        </table:table-row>
        <table:table-row table:style-name="ro1">
          <table:table-cell office:value-type="string">
            <text:p>3.8.3 Os professores oportunizam o uso constante do Lego em sala de aula, explorando propostas diversificadas de utiliz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Atuação do corpo técnico pedagógico (CTP)</text:p>
          </table:table-cell>
        </table:table-row>
        <table:table-row table:style-name="ro1">
          <table:table-cell office:value-type="string">
            <text:p>3.9.1 A equipe escolar é atendida e orientada pelo CTP?</text:p>
          </table:table-cell>
        </table:table-row>
        <table:table-row table:style-name="ro1">
          <table:table-cell office:value-type="string">
            <text:p>3.9.2 O CTP realiza orientações específicas às famílias que têm dificuldade na organização/sistematização da vida escolar do educando?</text:p>
          </table:table-cell>
        </table:table-row>
        <table:table-row table:style-name="ro1">
          <table:table-cell office:value-type="string">
            <text:p>3.9.3 O CTP encaminha e orienta os profissionais e educandos quando estes possuam dificuldades?</text:p>
          </table:table-cell>
        </table:table-row>
        <table:table-row table:style-name="ro1">
          <table:table-cell office:value-type="string">
            <text:p>3.9.4 O CTP dialoga com os educandos e familiares,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3.9.5 O CTP possui plano de trabalho/planejamento prévio nas ações desenvolvidas n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Os professores observam a progressão dos educandos e suas principais dificuldades (corrigem trabalhos, circulam pela classe enquanto os educandos estão fazendo seus exercícios, incentivam os educandos a fazer perguntas e tirar dúvidas)? </text:p>
          </table:table-cell>
        </table:table-row>
        <table:table-row table:style-name="ro1">
          <table:table-cell office:value-type="string">
            <text:p>4.1.2 A escola estabelece relação clara entre os objetivos de aprendizagem, as atividades de ensino e a avaliação dos educandos? </text:p>
          </table:table-cell>
        </table:table-row>
        <table:table-row table:style-name="ro1">
          <table:table-cell office:value-type="string">
            <text:p>4.1.3 O encaminhamento à Sala de Apoio Pedagógico (SAP) tem proporcionado avanços na aprendizagem e desenvolvimento dos educandos? </text:p>
          </table:table-cell>
        </table:table-row>
        <table:table-row table:style-name="ro1">
          <table:table-cell office:value-type="string">
            <text:p>4.1.4 O encaminhamento à Sala de Atendimento Educacional Especializada (SAEE) tem proporcionado avanços na aprendizagem e desenvolvimento dos educan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Os professores fazem uso de diferentes instrumentos de avaliação (provas, trabalhos, pesquisas, seminários)? 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Os critérios de atribuições de notas, reprovação, aprovação e reagrupamento dos educandos são assuntos abordados com os educandos e suas famílias?</text:p>
          </table:table-cell>
        </table:table-row>
        <table:table-row table:style-name="ro1">
          <table:table-cell office:value-type="string">
            <text:p>4.2.4 A atribuição de notas ou conceitos é discutida entre os professor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Os professores envolvem os educandos na organização, realização e avaliação das atividades desenvolvidas em sala de aula, valorizando assim a participação de todos no desenvolvimento do curso?</text:p>
          </table:table-cell>
        </table:table-row>
        <table:table-row table:style-name="ro1">
          <table:table-cell office:value-type="string">
            <text:p>4.3.2 Os educandos são orientados pelos professores a fazer autoavaliação (falar, ouvir, escrever, expressar o que aprenderam)? </text:p>
          </table:table-cell>
        </table:table-row>
        <table:table-row table:style-name="ro1">
          <table:table-cell office:value-type="string">
            <text:p>4.3.3 Os educandos e familiares são informados sobre seu direito de contestar os critérios avaliativ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 </text:p>
          </table:table-cell>
        </table:table-row>
        <table:table-row table:style-name="ro1">
          <table:table-cell office:value-type="string">
            <text:p>4.4.1 Existe o interesse d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6 Acesso, compreensão e uso dos indicadores oficiais de avaliação do MEC</text:p>
          </table:table-cell>
        </table:table-row>
        <table:table-row table:style-name="ro2">
          <table:table-cell office:value-type="string">
            <text:p>4.6.1 A comunidade escolar é informada sobre as avaliações de aprendizagens e resultados da Prova Brasil e o Ideb da sua Unidade Educacional?</text:p>
          </table:table-cell>
        </table:table-row>
        <table:table-row table:style-name="ro1">
          <table:table-cell office:value-type="string">
            <text:p>4.6.2 O significado dessas avaliações é discutido na escola (em sala de aula, reuniões de professores, reuniões pedagógicas etc.)?</text:p>
          </table:table-cell>
        </table:table-row>
        <table:table-row table:style-name="ro1">
          <table:table-cell office:value-type="string">
            <text:p>4.6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A escola oferece oportunidades diversificadas para educandos que têm dificuldades de aprendizagem (como lições extras, acompanhamento escolar, encaminhamento para a SAP, solicitação de formadores para realização de debates etc.)?</text:p>
          </table:table-cell>
        </table:table-row>
        <table:table-row table:style-name="ro1">
          <table:table-cell office:value-type="string">
            <text:p>5.1.2 A comunidade escolar, por intermédio do Conselho de Gestão Compartilhada (CGC), busca compreender as causas das reprovações?</text:p>
          </table:table-cell>
        </table:table-row>
        <table:table-row table:style-name="ro1">
          <table:table-cell office:value-type="string">
            <text:p>5.1.3 No dia a dia, os professores dão atenção individual àqueles educandos que apresentam dificuldades de aprendizagem e problemas de relacionamento em grup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As atividades oferecidas pelo projeto “Escolinha do Futuro” estão adequadas aos interesses das crianças?</text:p>
          </table:table-cell>
        </table:table-row>
        <table:table-row table:style-name="ro1">
          <table:table-cell office:value-type="string">
            <text:p>5.2.2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A escola informa ao Conselho Tutelar o excesso de falta ou abandono do educand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4 Preocupação com o abandono e evasão </text:p>
          </table:table-cell>
        </table:table-row>
        <table:table-row table:style-name="ro1">
          <table:table-cell office:value-type="string">
            <text:p>5.4.1 A escola adota alguma medida para trazer de volta educandos que se evadiram ou abandonaram a escola? </text:p>
          </table:table-cell>
        </table:table-row>
        <table:table-row table:style-name="ro1">
          <table:table-cell office:value-type="string">
            <text:p>5.4.2 A equipe escolar busca compreender as causas do abandono e da evasão no âmbito do CGC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das crianças 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</text:p>
          </table:table-cell>
        </table:table-row>
        <table:table-row table:style-name="ro1">
          <table:table-cell office:value-type="string">
            <text:p>6.1.2 As famílias são informadas sobre a alimentação das crianças?</text:p>
          </table:table-cell>
        </table:table-row>
        <table:table-row table:style-name="ro1">
          <table:table-cell office:value-type="string">
            <text:p>6.1.3 Os educandos possuem autonomia para se servirem (self-service)?</text:p>
          </table:table-cell>
        </table:table-row>
        <table:table-row table:style-name="ro1">
          <table:table-cell office:value-type="string">
            <text:p>6.1.4 Esta questão não se refere a este segmento.</text:p>
          </table:table-cell>
        </table:table-row>
        <table:table-row table:style-name="ro1">
          <table:table-cell office:value-type="string">
            <text:p>6.1.5 Os educandos usufruem de um ambiente agradável e tranquilo para as refeiçõ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O nível de ruído produzido na escola é amplamente discutido entre adultos e crianças de modo não coercivo, favorecendo o estabelecimento de uma ambiência escolar mais agradável?</text:p>
          </table:table-cell>
        </table:table-row>
        <table:table-row table:style-name="ro1">
          <table:table-cell office:value-type="string">
            <text:p>6.2.3 São tomados os cuidados necessários com a limpeza e com a higiene nos momentos de troca de fraldas, quando necessário,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dispõe de adequados equipamentos de segurança contra incêndio?</text:p>
          </table:table-cell>
        </table:table-row>
        <table:table-row table:style-name="ro1">
          <table:table-cell office:value-type="string">
            <text:p>6.3.2 A escola dispõe de profissionais treinados para eventuais emergências e acidentes?</text:p>
          </table:table-cell>
        </table:table-row>
        <table:table-row table:style-name="ro1">
          <table:table-cell office:value-type="string">
            <text:p>6.3.3 A escola tem procedimentos preestabelecidos e conhecidos por todos, que devem ser tomados em caso de acidentes?</text:p>
          </table:table-cell>
        </table:table-row>
        <table:table-row table:style-name="ro1">
          <table:table-cell office:value-type="string">
            <text:p>6.3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</text:p>
          </table:table-cell>
        </table:table-row>
        <table:table-row table:style-name="ro1">
          <table:table-cell office:value-type="string">
            <text:p>6.4.1 Informações de importância para a saúde humana são amplamente difundidas na comunidade escolar? </text:p>
          </table:table-cell>
        </table:table-row>
        <table:table-row table:style-name="ro1">
          <table:table-cell office:value-type="string">
            <text:p>6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1">
          <table:table-cell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4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 office:value-type="string">
            <text:p>6.4.5 Esta questão não se refere a este segmento.</text:p>
          </table:table-cell>
        </table:table-row>
        <table:table-row table:style-name="ro1">
          <table:table-cell office:value-type="string">
            <text:p>6.4.6 Esta questão não se refere a este segmento.</text:p>
          </table:table-cell>
        </table:table-row>
        <table:table-row table:style-name="ro1">
          <table:table-cell office:value-type="string">
            <text:p>6.4.7 A escola incentiva e orienta as crianças a escovarem os dentes após as refeições? </text:p>
          </table:table-cell>
        </table:table-row>
        <table:table-row table:style-name="ro1">
          <table:table-cell office:value-type="string">
            <text:p>6.4.8 A família mantém comunicação com a escola quando seus filhos ou filhas ficam doentes e não podem frequentar a escola? <text:s/></text:p>
          </table:table-cell>
        </table:table-row>
        <table:table-row table:style-name="ro1">
          <table:table-cell office:value-type="string">
            <text:p>6.4.9 A escola comunica os casos de doenças infecciosas às famílias e aos órgãos competentes? </text:p>
          </table:table-cell>
        </table:table-row>
        <table:table-row table:style-name="ro2">
          <table:table-cell office:value-type="string">
            <text:p>6.4.10 A escola acompanha o desenvolvimento dos educandos, procurando orientação especializada para o caso de crianças com dificuldades psicoafetivas ou problemas de desenvolvimento? 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2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às diversas formas de vida</text:p>
          </table:table-cell>
        </table:table-row>
        <table:table-row table:style-name="ro1">
          <table:table-cell office:value-type="string">
            <text:p>7.1.1 A escola vem proporcionando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A equipe escolar possibilita contato e brincadeiras das crianças com animais e com elementos da natureza como água, areia, terra, pedras, argilas, plantas e sementes?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7.2 Práticas ecopedagógicas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 envolvendo a comunidade escolar para evitar o desperdício de energia elétrica e água, e para a redução na produção de lixo na escola?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7.2.6 Olhando para a escola, você acha que ela cuida bem do meio ambiente? 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 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, acolhimento e envolvimento das famílias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Os professores conhecem os familiares das crianças (seus nomes, onde trabalham, sua religião, onde moram, se as crianças têm irmãos)?</text:p>
          </table:table-cell>
        </table:table-row>
        <table:table-row table:style-name="ro1">
          <table:table-cell office:value-type="string">
            <text:p>8.1.4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5 Os familiares têm acesso à escola sempre que necessário?</text:p>
          </table:table-cell>
        </table:table-row>
        <table:table-row table:style-name="ro1">
          <table:table-cell office:value-type="string">
            <text:p>8.1.6 Esta questão não se refere a este segmento.</text:p>
          </table:table-cell>
        </table:table-row>
        <table:table-row table:style-name="ro1">
          <table:table-cell office:value-type="string">
            <text:p>8.1.7 A escola dialoga com as famílias de modo a conhecer suas características e demandas e planejar ações escolares e comunitárias que fortaleçam os vínculos e convivência familiar e comunitária dos educandos da escola? </text:p>
          </table:table-cell>
        </table:table-row>
        <table:table-row table:style-name="ro1">
          <table:table-cell office:value-type="string">
            <text:p>8.1.8 Esta questão não se refere a este segmento.</text:p>
          </table:table-cell>
        </table:table-row>
        <table:table-row table:style-name="ro1">
          <table:table-cell office:value-type="string">
            <text:p>8.1.9 Esta questão não se refere a este segmento.</text:p>
          </table:table-cell>
        </table:table-row>
        <table:table-row table:style-name="ro1">
          <table:table-cell office:value-type="string">
            <text:p>8.1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 </text:p>
          </table:table-cell>
        </table:table-row>
        <table:table-row table:style-name="ro1">
          <table:table-cell office:value-type="string">
            <text:p>8.2.1 Há reuniões com familiares pelo menos quatro vezes por ano, para apresentar planejamentos, discutir e avaliar as vivências e produções das crianças?</text:p>
          </table:table-cell>
        </table:table-row>
        <table:table-row table:style-name="ro1">
          <table:table-cell office:value-type="string">
            <text:p>8.2.2 Os familiares recebem relatórios sobre aprendizagens, vivências e produções das crianças, pelo menos duas vezes ao ano?</text:p>
          </table:table-cell>
        </table:table-row>
        <table:table-row table:style-name="ro1">
          <table:table-cell office:value-type="string">
            <text:p>8.2.3 Os familiares e responsáveis recebem orientações dos professores sobre como aproximar as crianças do mundo da leitura e da escrita durante a convivência familiar?</text:p>
          </table:table-cell>
        </table:table-row>
        <table:table-row table:style-name="ro1">
          <table:table-cell office:value-type="string">
            <text:p>8.2.4 As famílias recebem orientação sobre a importância das brincadeiras para o desenvolvimento das crianç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informação e da gest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e divulga amplamente à comunidade escolar (CGC/APM), apresentando regularmente o orçamento da escola e seus gastos?</text:p>
          </table:table-cell>
        </table:table-row>
        <table:table-row table:style-name="ro1">
          <table:table-cell office:value-type="string">
            <text:p>9.1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Você sabe o que faz o Conselho de Gestão Compartilhada (CGC) da escola?</text:p>
          </table:table-cell>
        </table:table-row>
        <table:table-row table:style-name="ro1">
          <table:table-cell office:value-type="string">
            <text:p>9.2.2 Você conhece seus representantes no CGC?</text:p>
          </table:table-cell>
        </table:table-row>
        <table:table-row table:style-name="ro1">
          <table:table-cell office:value-type="string">
            <text:p>9.2.3 Seu segmento tem participação efetiva no CGC?</text:p>
          </table:table-cell>
        </table:table-row>
        <table:table-row table:style-name="ro1">
          <table:table-cell office:value-type="string">
            <text:p>9.2.4 As informações deliberadas no CGC são socializadas com a comunidade escola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xiste uma parceria da escola com o serviço público local?</text:p>
          </table:table-cell>
        </table:table-row>
        <table:table-row table:style-name="ro1">
          <table:table-cell office:value-type="string">
            <text:p>9.3.2 A escola tem parcerias com outras instituições da sociedade (universidades, organizações da sociedade civil, empresas, fundações, associações e demais serviços públicos) para o financiamento de projetos ou para o desenvolvimento de ações conjuntas, como elaboração do PEPP, formação de professores, atividades pedagógicas, comemoraçõ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4 Participação efetiva de educandos, pais, responsáveis e comunidade em geral</text:p>
          </table:table-cell>
        </table:table-row>
        <table:table-row table:style-name="ro1">
          <table:table-cell office:value-type="string">
            <text:p>9.4.1 Há grupos estudantis ou outros grupos juvenis participando da tomada de decisões na escola e ajudando os educandos a se organizarem? </text:p>
          </table:table-cell>
        </table:table-row>
        <table:table-row table:style-name="ro1">
          <table:table-cell office:value-type="string">
            <text:p>9.4.2 Nas reuniões do conselho de classe, a escola incentiva a participação dos educandos? </text:p>
          </table:table-cell>
        </table:table-row>
        <table:table-row table:style-name="ro1">
          <table:table-cell office:value-type="string">
            <text:p>9.4.3 A escola se mantém aberta aos finais de semana para que a comunidade possa usufruir o espaço (salas, pátio, quadras de esporte, biblioteca etc.)?</text:p>
          </table:table-cell>
        </table:table-row>
        <table:table-row table:style-name="ro1">
          <table:table-cell office:value-type="string">
            <text:p>9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A escola ou a Secretaria de Educação oferecem permanentemente cursos ou ações de formação para os professores e demais funcionários da escola?</text:p>
          </table:table-cell>
        </table:table-row>
        <table:table-row table:style-name="ro2">
          <table:table-cell office:value-type="string">
            <text:p>10.1.2 O tempo estabelecido para os HTPs semanais é suficiente para atender as demandas de formação da equipe escolar?</text:p>
          </table:table-cell>
        </table:table-row>
        <table:table-row table:style-name="ro2">
          <table:table-cell office:value-type="string">
            <text:p>10.1.3 Professores e demais funcionários da escola participam de formações específicas que os auxiliam a trabalhar com educandos com deficiência e com TIDs?</text:p>
          </table:table-cell>
        </table:table-row>
        <table:table-row table:style-name="ro1">
          <table:table-cell office:value-type="string">
            <text:p>10.1.4 As formações e cursos são incluídos no horário de trabalho dos profissionais? </text:p>
          </table:table-cell>
        </table:table-row>
        <table:table-row table:style-name="ro1">
          <table:table-cell office:value-type="string">
            <text:p>10.1.5 Os profissionais que trabalham na escola têm habilitação necessária para o exercício de sua funç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 </text:p>
          </table:table-cell>
        </table:table-row>
        <table:table-row table:style-name="ro1">
          <table:table-cell office:value-type="string">
            <text:p>10.2.2 O número de funcionários é suficiente para o funcionamento adequado da escola? </text:p>
          </table:table-cell>
        </table:table-row>
        <table:table-row table:style-name="ro1">
          <table:table-cell office:value-type="string">
            <text:p>10.2.3 A remoção e a transferência funcional têm prejudicado um melhor desempenho da equipe escolar? 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10.3.2 As faltas funcionais, abonadas ou não, são planejadas de modo a não prejudicar a rotina escolar?</text:p>
          </table:table-cell>
        </table:table-row>
        <table:table-row table:style-name="ro2">
          <table:table-cell office:value-type="string">
            <text:p>10.3.3 Os professores são assíduos nas reuniões pedagógicas e HTPs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1</text:p>
          </table:table-cell>
        </table:table-row>
        <table:table-row table:style-name="ro1">
          <table:table-cell office:value-type="string">
            <text:p>Processos de alfabetização e letramen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1 Orientações para a alfabetização inicial implementadas</text:p>
          </table:table-cell>
        </table:table-row>
        <table:table-row table:style-name="ro1">
          <table:table-cell office:value-type="string">
            <text:p>11.1.1 Os professores responsáveis pela alfabetização inicial elaboram e realizam seus planos de aula considerando as orientações da proposta pedagógica (por exemplo: recorrem às orientações da proposta pedagógica para alfabetização inicial nos momentos de avaliação e reuniões pedagógicas referentes a esse assunto; cuidam para que os planos de aula e outros projetos de alfabetização inicial sejam elaborados considerando as orientações da proposta pedagógica; revisa as orientações periodicamente, entre outros)?</text:p>
          </table:table-cell>
        </table:table-row>
        <table:table-row table:style-name="ro1">
          <table:table-cell office:value-type="string">
            <text:p>11.1.2 Professores e demais profissionais responsáveis pela alfabetização têm oportunidade de discutir o trabalho que estão realizando e atualizar seus conhecimentos sobre alfabetizaç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2 Existência de práticas alfabetizadoras na escola </text:p>
          </table:table-cell>
        </table:table-row>
        <table:table-row table:style-name="ro1">
          <table:table-cell office:value-type="string">
            <text:p>11.2.1 Os educandos leem/usam diariamente diferentes materiais disponibilizados em sala de aula (por exemplo: livros diversificados de prosa e poesia, com e sem palavras; revistas; dicionários; gibis, suplementos infantis de jornais; letras móveis; jogos com letras e palavras; produções das próprias crianças com desenhos e escritas; dicionários; entre outros)? </text:p>
          </table:table-cell>
        </table:table-row>
        <table:table-row table:style-name="ro1">
          <table:table-cell office:value-type="string">
            <text:p>11.2.2 As crianças participam diariamente de atividades planejadas para a aprendizagem progressiva do funcionamento da escrita (por exemplo: exercícios para analisar os sons da fala; reconhecimento das letras e palavras; exercícios de análise e comparação de palavras; ditado com análise posterior do educando e do professor sobre o que foi escrito; escrita individual; escrita em grupo; cópia com análise posterior do educando e do professor sobre o que foi escrito; escrita que se lê em voz alta por educandos e professores; análise e correção da própria escrita; escritas de músicas cantadas na sala de aula; jogos com palavras; atividades com receitas, embalagens, jornais, revistas, cartas, cartazes, convites, etiquetas, listas, anúncios, instruções de jogos, textos expositivos, textos literários, calendário, regras da escola, entre outros)? </text:p>
          </table:table-cell>
        </table:table-row>
        <table:table-row table:style-name="ro1">
          <table:table-cell office:value-type="string">
            <text:p>11.2.3 Os professores leem histórias para as crianças pelo menos uma vez por dia (por exemplo: comentam as histórias lidas; escrevem as histórias lidas; recontam as histórias lidas; inventam novas histórias a partir das histórias lidas; fazem relações com outros textos conhecidos; entre outros)?</text:p>
          </table:table-cell>
        </table:table-row>
        <table:table-row table:style-name="ro1">
          <table:table-cell office:value-type="string">
            <text:p>11.2.4 Os professores utilizam estratégias planejadas para ajudar os educandos na compreensão e na interpretação dos textos lidos (por exemplo: usam diferentes tipos de gêneros de texto nas atividades; conhecem com antecedência o conteúdo dos textos que os educandos irão ler; geram expectativa em relação ao texto que os educandos irão ler; fazem perguntas que levem a suposições sobre a história; fazem comentários e perguntas sobre aquilo que os educandos leram e promovem o diálogo sobre o texto; asseguram que os educandos desenvolvam a atitude de ouvir a interpretação dos colegas; entre outros)? </text:p>
          </table:table-cell>
        </table:table-row>
        <table:table-row table:style-name="ro1">
          <table:table-cell office:value-type="string">
            <text:p>11.2.5 As atividades propostas em sala de aula provocam nas crianças a necessidade de escrever?</text:p>
          </table:table-cell>
        </table:table-row>
        <table:table-row table:style-name="ro1">
          <table:table-cell office:value-type="string">
            <text:p>11.2.6 Pelo menos semanalmente, os educandos participam de projetos ou atividades no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/text:p>
          </table:table-cell>
        </table:table-row>
        <table:table-row table:style-name="ro1">
          <table:table-cell office:value-type="string">
            <text:p>11.2.7 A escola valoriza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;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3 Atenção ao processo de alfabetização de cada criança</text:p>
          </table:table-cell>
        </table:table-row>
        <table:table-row table:style-name="ro1">
          <table:table-cell office:value-type="string">
            <text:p>11.3.1 Nas reuniões pedagógicas são definidas as ações a serem realizadas na sala de aula e na escola para melhorar a aprendizagem, incluindo a das crianças com dificuldade de alfabetização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4 Ampliação das capacidades de leitura e escrita dos educandos ao longo do ensino fundamental </text:p>
          </table:table-cell>
        </table:table-row>
        <table:table-row table:style-name="ro1">
          <table:table-cell office:value-type="string">
            <text:p>11.4.1 Os educandos leem pelo menos um livro por mês, por indicação dos professores, para ser usado em atividades relacionadas às matérias escolares? </text:p>
          </table:table-cell>
        </table:table-row>
        <table:table-row table:style-name="ro1">
          <table:table-cell office:value-type="string">
            <text:p>11.4.2 Os professores de todas as disciplinas realizam, pelo menos uma vez por mês, atividades que envolvam o planejamento, a produção e a revisão de texto pelos educandos? </text:p>
          </table:table-cell>
        </table:table-row>
        <table:table-row table:style-name="ro1">
          <table:table-cell office:value-type="string">
            <text:p>11.4.3 Pelo menos uma vez por semana, os educandos participam de projetos ou atividades em que possam conhecer diferentes tipos de texto e as linguagens utilizadas em diversas situações sociais (por exemplo: troca de correspondências; elaboração de convites e avisos; desenvolvimento de campanhas de interesse público – cartazes e/ou folhetos sobre reciclagem de lixo, alcoolismo, prevenção de doenças –; elaboração de jornal escolar; produção de programas de rádios ou tevê; saraus literários; elaboração de livro/revista; leitura de textos teatrais; montagem de álbuns musicais; realização de pesquisas bibliográficas; realização de entrevistas; debate político; abaixo-assinados; cartas com reivindicações a autoridades; apresentação de trabalhos ou seminários; entre outros)? </text:p>
          </table:table-cell>
        </table:table-row>
        <table:table-row table:style-name="ro1">
          <table:table-cell office:value-type="string">
            <text:p>11.4.4 Os familiares (pais ou outros responsáveis) recebem orientações dos professores sobre como incentivar as crianças a ler e escrever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5 Acesso e bom aproveitamento da biblioteca ou sala de leitura</text:p>
          </table:table-cell>
        </table:table-row>
        <table:table-row table:style-name="ro1">
          <table:table-cell office:value-type="string">
            <text:p>11.5.1 A escola disponibiliza aos educandos e professores todos os livros recebidos pelo Programa Nacional de Biblioteca na Escola (PNBE)?</text:p>
          </table:table-cell>
        </table:table-row>
        <table:table-row table:style-name="ro1">
          <table:table-cell office:value-type="string">
            <text:p>11.5.2 A biblioteca ou sala de leitura tem um profissional capacitado para promover um bom uso do espaço e atender o público em todos os turnos?</text:p>
          </table:table-cell>
        </table:table-row>
        <table:table-row table:style-name="ro1">
          <table:table-cell office:value-type="string">
            <text:p>11.5.3 Os educandos fazem uso da biblioteca ou sala de leitura, em horário letivo, pelo menos uma vez por semana, realizando pesquisas e leituras?</text:p>
          </table:table-cell>
        </table:table-row>
        <table:table-row table:style-name="ro1">
          <table:table-cell office:value-type="string">
            <text:p>11.5.4 A comunidade escolar faz empréstimos de livros do acervo da escola (para ler em sala ou em casa)?</text:p>
          </table:table-cell>
        </table:table-row>
        <table:table-row table:style-name="ro1">
          <table:table-cell office:value-type="string">
            <text:p>11.5.5 Os educandos usam computadores e internet para aprimorar a leitura e a escrita, pelo menos uma vez por semana, durante o horário das aulas?</text:p>
          </table:table-cell>
        </table:table-row>
        <table:table-row table:style-name="ro1">
          <table:table-cell/>
        </table:table-row>
        <table:table-row table:style-name="ro1">
          <table:table-cell table:style-name="ce12" office:value-type="string">
            <text:p>Quadro de Práticas consolidadas e Práticas que precisam avançar</text:p>
          </table:table-cell>
        </table:table-row>
      </table:table>
      <table:table table:name="Cotejamento EMEF 2011" table:style-name="ta1" table:print="false">
        <office:forms form:automatic-focus="false" form:apply-design-mode="false"/>
        <table:table-column table:style-name="co2" table:number-columns-repeated="4" table:default-cell-style-name="ce3"/>
        <table:table-row table:style-name="ro2">
          <table:table-cell table:style-name="ce2" office:value-type="string">
            <text:p>EMEF – Educandos</text:p>
          </table:table-cell>
          <table:table-cell table:style-name="ce2" office:value-type="string">
            <text:p>EMEF – Familares</text:p>
          </table:table-cell>
          <table:table-cell table:style-name="ce2" office:value-type="string">
            <text:p>EMEF – Funcionarios</text:p>
          </table:table-cell>
          <table:table-cell table:style-name="ce2" office:value-type="string">
            <text:p>EMEF – Professores e Gest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Dimensão 1</text:p>
          </table:table-cell>
          <table:table-cell table:style-name="ce4" office:value-type="string">
            <text:p>Dimensão 1</text:p>
          </table:table-cell>
          <table:table-cell table:style-name="ce4" office:value-type="string">
            <text:p>Dimensão 1</text:p>
          </table:table-cell>
          <table:table-cell table:style-name="ce4" office:value-type="string">
            <text:p>Dimensão 1</text:p>
          </table:table-cell>
        </table:table-row>
        <table:table-row table:style-name="ro2">
          <table:table-cell table:style-name="ce4" office:value-type="string">
            <text:p>Ambiente educativo</text:p>
          </table:table-cell>
          <table:table-cell table:style-name="ce4" office:value-type="string">
            <text:p>Ambiente educativo</text:p>
          </table:table-cell>
          <table:table-cell table:style-name="ce4" office:value-type="string">
            <text:p>Ambiente educativo</text:p>
          </table:table-cell>
          <table:table-cell table:style-name="ce4" office:value-type="string">
            <text:p>Ambiente educativo</text:p>
          </table:table-cell>
        </table:table-row>
        <table:table-row table:style-name="ro2">
          <table:table-cell table:style-name="ce5" office:value-type="string">
            <text:p>1.1 Amizade e solidariedade</text:p>
          </table:table-cell>
          <table:table-cell table:style-name="ce5" office:value-type="string">
            <text:p>1.1 Amizade e solidariedade </text:p>
          </table:table-cell>
          <table:table-cell table:style-name="ce5" office:value-type="string">
            <text:p>1.1 Amizade e solidariedade </text:p>
          </table:table-cell>
          <table:table-cell table:style-name="ce5" office:value-type="string">
            <text:p>1.1 Amizade e solidariedade </text:p>
          </table:table-cell>
        </table:table-row>
        <table:table-row table:style-name="ro3">
          <table:table-cell table:style-name="ce6" office:value-type="string">
            <text:p>1.1.1 Esta questão não se refere a este segmento.</text:p>
          </table:table-cell>
          <table:table-cell table:style-name="ce6" office:value-type="string">
            <text:p>1.1.1 Quando o senhor ou a senhora (professor, funcionário, educando, familiar) chega à escola com algum problema pessoal, encontra pessoas dispostas a ajudar?</text:p>
          </table:table-cell>
          <table:table-cell table:style-name="ce6" office:value-type="string">
            <text:p>1.1.1 Quando o senhor ou a senhora (professor, funcionário, educando, familiar) chega à escola com algum problema pessoal, encontra pessoas dispostas a ajudar?</text:p>
          </table:table-cell>
          <table:table-cell table:style-name="ce6"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4">
          <table:table-cell table:style-name="ce6" office:value-type="string">
            <text:p>1.1.2 Esta questão não se refere a este segmento.</text:p>
          </table:table-cell>
          <table:table-cell table:style-name="ce6" office:value-type="string">
            <text:p>1.1.2 O ambiente da escola favorece a amizade entre todos?</text:p>
          </table:table-cell>
          <table:table-cell table:style-name="ce6" office:value-type="string">
            <text:p>1.1.2 O ambiente da escola favorece a amizade entre todos?</text:p>
          </table:table-cell>
          <table:table-cell table:style-name="ce6" office:value-type="string">
            <text:p>1.1.2 O ambiente da escola favorece a amizade entre todos?</text:p>
          </table:table-cell>
        </table:table-row>
        <table:table-row table:style-name="ro2">
          <table:table-cell table:style-name="ce5" office:value-type="string">
            <text:p>1.2 Alegria</text:p>
          </table:table-cell>
          <table:table-cell table:style-name="ce5" office:value-type="string">
            <text:p>1.2 Alegria </text:p>
          </table:table-cell>
          <table:table-cell table:style-name="ce5" office:value-type="string">
            <text:p>1.2 Alegria </text:p>
          </table:table-cell>
          <table:table-cell table:style-name="ce5" office:value-type="string">
            <text:p>1.2 Alegria </text:p>
          </table:table-cell>
        </table:table-row>
        <table:table-row table:style-name="ro5">
          <table:table-cell table:style-name="ce6" office:value-type="string">
            <text:p>1.2.1 Esta questão não se refere a este segmento.</text:p>
          </table:table-cell>
          <table:table-cell table:style-name="ce6" office:value-type="string">
            <text:p>1.2.1 O senhor ou a senhora percebe os professores e funcionários da escola felizes com trabalho que ali desenvolvem? </text:p>
          </table:table-cell>
          <table:table-cell table:style-name="ce6" office:value-type="string">
            <text:p>1.2.1 Professores e funcionários da escola gostam do trabalho que desenvolvem na escola?</text:p>
          </table:table-cell>
          <table:table-cell table:style-name="ce6" office:value-type="string">
            <text:p>1.2.1 Professores e funcionários da escola gostam do trabalho que desenvolvem na escola?</text:p>
          </table:table-cell>
        </table:table-row>
        <table:table-row table:style-name="ro5">
          <table:table-cell table:style-name="ce6" office:value-type="string">
            <text:p>1.2.2 Esta questão não se refere a este segmento.</text:p>
          </table:table-cell>
          <table:table-cell table:style-name="ce6" office:value-type="string">
            <text:p>1.2.2 O senhor ou a senhora participam da organização de festas e ventos da Unidade Educacional?</text:p>
          </table:table-cell>
          <table:table-cell table:style-name="ce6" office:value-type="string">
            <text:p>1.2.2 Há participação efetiva de todos os segmentos na organização de festas e eventos da Unidade Educacional?</text:p>
          </table:table-cell>
          <table:table-cell table:style-name="ce6" office:value-type="string">
            <text:p>1.2.2 Há participação efetiva de todos os segmentos na organização de festas e eventos da Unidade Educacional?</text:p>
          </table:table-cell>
        </table:table-row>
        <table:table-row table:style-name="ro4">
          <table:table-cell table:style-name="ce6" office:value-type="string">
            <text:p>1.2.3 Esta questão não se refere a este segmento.</text:p>
          </table:table-cell>
          <table:table-cell table:style-name="ce6" office:value-type="string">
            <text:p>1.2.3 O senhor ou a senhora percebe o seu filho ou filha satisfeito em frequentar a escola?</text:p>
          </table:table-cell>
          <table:table-cell table:style-name="ce6" office:value-type="string">
            <text:p>1.2.3 Os senhores percebem os educandos felizes e satisfeitos em frequentar a escola?</text:p>
          </table:table-cell>
          <table:table-cell table:style-name="ce6" office:value-type="string">
            <text:p>1.2.3 Os senhores percebem os educandos felizes e satisfeitos em frequentar a escola?</text:p>
          </table:table-cell>
        </table:table-row>
        <table:table-row table:style-name="ro2">
          <table:table-cell table:style-name="ce5" office:value-type="string">
            <text:p>1.3 Combate à discriminação </text:p>
          </table:table-cell>
          <table:table-cell table:style-name="ce5" office:value-type="string">
            <text:p>1.3 Combate à discriminação </text:p>
          </table:table-cell>
          <table:table-cell table:style-name="ce5" office:value-type="string">
            <text:p>1.3 Combate à discriminação </text:p>
          </table:table-cell>
          <table:table-cell table:style-name="ce5" office:value-type="string">
            <text:p>1.3 Combate à discriminação </text:p>
          </table:table-cell>
        </table:table-row>
        <table:table-row table:style-name="ro6">
          <table:table-cell table:style-name="ce6"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  <table:table-cell table:style-name="ce6"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  <table:table-cell table:style-name="ce6"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  <table:table-cell table:style-name="ce6" office:value-type="string">
            <text:p>1.3.1 A discriminação é assunto abordado na Unidade Educacional como algo que prejudica as relações entre as pessoas e que se trata de crime, como é o caso de atos preconceituosos contra pessoas com deficiência, portadores de transtornos invasivos do desenvolvimento (TIDs), povos indígenas, povos do campo, mulheres, negros, imigrantes, homossexuais e outros?</text:p>
          </table:table-cell>
        </table:table-row>
        <table:table-row table:style-name="ro5">
          <table:table-cell table:style-name="ce6" office:value-type="string">
            <text:p>1.3.2 A escola acolhe crianças com deficiência nas atividades propostas aos educandos sem deficiência? </text:p>
          </table:table-cell>
          <table:table-cell table:style-name="ce6" office:value-type="string">
            <text:p>1.3.2 A escola acolhe crianças com deficiência em todas as atividades propostas aos educandos sem deficiência? </text:p>
          </table:table-cell>
          <table:table-cell table:style-name="ce6" office:value-type="string">
            <text:p>1.3.2 A escola acolhe crianças com deficiência em todas as atividades propostas aos educandos sem deficiência?</text:p>
          </table:table-cell>
          <table:table-cell table:style-name="ce6" office:value-type="string">
            <text:p>1.3.2 A escola acolhe crianças com deficiência em todas as atividades propostas aos educandos sem deficiência? </text:p>
          </table:table-cell>
        </table:table-row>
        <table:table-row table:style-name="ro3">
          <table:table-cell table:style-name="ce6"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  <table:table-cell table:style-name="ce6"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  <table:table-cell table:style-name="ce6"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  <table:table-cell table:style-name="ce6" office:value-type="string">
            <text:p>1.3.3 O ambiente escolar estimula o fortalecimento dos laços de amizade não importando se são negros, brancos, pessoas com deficiência ou TIDs, homens ou mulheres, homossexuais ou não? </text:p>
          </table:table-cell>
        </table:table-row>
        <table:table-row table:style-name="ro2">
          <table:table-cell table:style-name="ce5" office:value-type="string">
            <text:p>1.4 Mediação de conflitos </text:p>
          </table:table-cell>
          <table:table-cell table:style-name="ce5" office:value-type="string">
            <text:p>1.4 Mediação de conflitos </text:p>
          </table:table-cell>
          <table:table-cell table:style-name="ce5" office:value-type="string">
            <text:p>1.4 Mediação de conflitos </text:p>
          </table:table-cell>
          <table:table-cell table:style-name="ce5" office:value-type="string">
            <text:p>1.4 Mediação de conflitos </text:p>
          </table:table-cell>
        </table:table-row>
        <table:table-row table:style-name="ro5">
          <table:table-cell table:style-name="ce6" office:value-type="string">
            <text:p>1.4.1 A cada ano letivo, há movimentos coletivos de elaboração das regras de convivência escolar? </text:p>
          </table:table-cell>
          <table:table-cell table:style-name="ce6" office:value-type="string">
            <text:p>1.4.1 A cada ano letivo, há movimentos coletivos de elaboração e atualização dos princípios e regras de convivência escolar? </text:p>
          </table:table-cell>
          <table:table-cell table:style-name="ce6" office:value-type="string">
            <text:p>1.4.1 A cada ano letivo, há movimentos coletivos de elaboração e atualização dos princípios e regras de convivência escolar? </text:p>
          </table:table-cell>
          <table:table-cell table:style-name="ce6" office:value-type="string">
            <text:p>1.4.1 A cada ano letivo, há movimentos coletivos de elaboração e atualização dos princípios e regras de convivência escolar? </text:p>
          </table:table-cell>
        </table:table-row>
        <table:table-row table:style-name="ro7">
          <table:table-cell table:style-name="ce6" office:value-type="string">
            <text:p>1.4.2 Esta questão não se refere a este segmento.</text:p>
          </table:table-cell>
          <table:table-cell table:style-name="ce6" office:value-type="string">
            <text:p>1.4.2 O atual Plano de Trabalho Anual (PTA), o Projeto Eco-Político-Pedagógico (PEPP), o regimento escolar e os princípios de convivência existentes estão sendo úteis para os momentos de resolução dos conflitos cotidianos vivenciados na escola?</text:p>
          </table:table-cell>
          <table:table-cell table:style-name="ce6" office:value-type="string">
            <text:p>1.4.2 O atual Plano de Trabalho Anual (PTA), o Projeto Eco-Político-Pedagógico (PEPP), o regimento escolar e os princípios de convivência existentes estão sendo úteis para os momentos de resolução dos conflitos cotidianos vivenciados na escola?</text:p>
          </table:table-cell>
          <table:table-cell table:style-name="ce6" office:value-type="string">
            <text:p>1.4.2 O atual Plano de Trabalho Anual (PTA), o Projeto Eco-Político-Pedagógico (PEPP), o regimento escolar e os princípios de convivência existentes estão sendo úteis para os momentos de resolução dos conflitos cotidianos vivenciados na escola?</text:p>
          </table:table-cell>
        </table:table-row>
        <table:table-row table:style-name="ro7">
          <table:table-cell table:style-name="ce6"/>
          <table:table-cell table:style-name="ce6" office:value-type="string">
            <text:p>1.4.3 Esta questão não se refere a este segmento.</text:p>
          </table:table-cell>
          <table:table-cell table:style-name="ce6" office:value-type="string">
            <text:p>1.4.3 Há reflexão coletiva e participação de todos os segmentos envolvidos (educandos, professores, diretor e demais funcionários da escola) nos encaminhamentos em relação ao não cumprimento de regras e combinados?</text:p>
          </table:table-cell>
          <table:table-cell table:style-name="ce6" office:value-type="string">
            <text:p>1.4.3 Há reflexão coletiva e participação de todos os segmentos envolvidos (educandos, professores, diretor e demais funcionários da escola) nos encaminhamentos em relação ao não cumprimento de regras e combinados?</text:p>
          </table:table-cell>
        </table:table-row>
        <table:table-row table:style-name="ro2">
          <table:table-cell table:style-name="ce6" office:value-type="string">
            <text:p>1.5 Respeito ao outro</text:p>
          </table:table-cell>
          <table:table-cell table:style-name="ce6" office:value-type="string">
            <text:p>1.5 Respeito ao outro</text:p>
          </table:table-cell>
          <table:table-cell table:style-name="ce6" office:value-type="string">
            <text:p>1.5 Respeito ao outro</text:p>
          </table:table-cell>
          <table:table-cell table:style-name="ce6" office:value-type="string">
            <text:p>1.5 Respeito ao outro</text:p>
          </table:table-cell>
        </table:table-row>
        <table:table-row table:style-name="ro4">
          <table:table-cell table:style-name="ce6" office:value-type="string">
            <text:p>1.5.1 Existe respeito entre professores, educandos e funcionários da escola?</text:p>
          </table:table-cell>
          <table:table-cell table:style-name="ce6" office:value-type="string">
            <text:p>1.5.1 Existe respeito entre professores, educandos e funcionários da escola?</text:p>
          </table:table-cell>
          <table:table-cell table:style-name="ce6" office:value-type="string">
            <text:p>1.5.1 Professores, gestores e funcionários se tratam bem e se respeitam?</text:p>
          </table:table-cell>
          <table:table-cell table:style-name="ce6" office:value-type="string">
            <text:p>1.5.1 Professores, diretores e funcionários se tratam bem e se respeitam?</text:p>
          </table:table-cell>
        </table:table-row>
        <table:table-row table:style-name="ro5">
          <table:table-cell table:style-name="ce6" office:value-type="string">
            <text:p>1.5.2 Esta questão não se refere a este segmento.</text:p>
          </table:table-cell>
          <table:table-cell table:style-name="ce6" office:value-type="string">
            <text:p>1.5.2 Esta questão não se refere a este segmento.</text:p>
          </table:table-cell>
          <table:table-cell table:style-name="ce6" office:value-type="string">
            <text:p>1.5.2 As pessoas que trabalham na escola (professores, funcionários e gestores) se sentem respeitadas e valorizadas por pais e educandos? </text:p>
          </table:table-cell>
          <table:table-cell table:style-name="ce6" office:value-type="string">
            <text:p>1.5.2 As pessoas que trabalham na escola (professores, funcionários e gestores) se sentem respeitadas e valorizadas por pais e educandos? </text:p>
          </table:table-cell>
        </table:table-row>
        <table:table-row table:style-name="ro4">
          <table:table-cell table:style-name="ce6" office:value-type="string">
            <text:p>1.5.3 Esta questão não se refere a este segmento.</text:p>
          </table:table-cell>
          <table:table-cell table:style-name="ce6" office:value-type="string">
            <text:p>1.5.3 Pais, responsáveis e educandos são atendidos cordialmente pela Secretaria da Unidade Educacional?</text:p>
          </table:table-cell>
          <table:table-cell table:style-name="ce6" office:value-type="string">
            <text:p>1.5.3 Esta questão não se refere a este segmento.</text:p>
          </table:table-cell>
          <table:table-cell table:style-name="ce6" office:value-type="string">
            <text:p>1.5.3 Pais, responsáveis e educandos são atendidos cordialmente pela Secretaria da Unidade Educacional?</text:p>
          </table:table-cell>
        </table:table-row>
        <table:table-row table:style-name="ro4">
          <table:table-cell table:style-name="ce6" office:value-type="string">
            <text:p>1.5.4 Esta questão não se refere a este segmento.</text:p>
          </table:table-cell>
          <table:table-cell table:style-name="ce6" office:value-type="string">
            <text:p>1.5.4 A equipe escolar é respeitosa e afetuosa com os educandos?</text:p>
          </table:table-cell>
          <table:table-cell table:style-name="ce6" office:value-type="string">
            <text:p>1.5.4 A equipe escolar é respeitosa e afetuosa com os educandos?</text:p>
          </table:table-cell>
          <table:table-cell table:style-name="ce6" office:value-type="string">
            <text:p>1.5.4 A equipe escolar é respeitosa e afetuosa com os educandos?</text:p>
          </table:table-cell>
        </table:table-row>
        <table:table-row table:style-name="ro4">
          <table:table-cell table:style-name="ce5" office:value-type="string">
            <text:p>1.6 Respeito aos direitos das crianças e dos adolescentes </text:p>
          </table:table-cell>
          <table:table-cell table:style-name="ce5" office:value-type="string">
            <text:p>1.6 Respeito aos direitos das crianças e dos adolescentes </text:p>
          </table:table-cell>
          <table:table-cell table:style-name="ce5" office:value-type="string">
            <text:p>1.6 Respeito aos direitos das crianças e dos adolescentes </text:p>
          </table:table-cell>
          <table:table-cell table:style-name="ce5" office:value-type="string">
            <text:p>1.6 Respeito aos direitos das crianças e dos adolescentes </text:p>
          </table:table-cell>
        </table:table-row>
        <table:table-row table:style-name="ro5">
          <table:table-cell table:style-name="ce6" office:value-type="string">
            <text:p>1.6.1 A comunidade escolar conhece o Estatuto da Criança e do Adolescente (ECA) e respeitam os direitos nele estabelecidos?</text:p>
          </table:table-cell>
          <table:table-cell table:style-name="ce6" office:value-type="string">
            <text:p>1.6.1 A comunidade escolar conhece o Estatuto da Criança e do Adolescente (ECA) e respeitam os direitos nele estabelecidos?</text:p>
          </table:table-cell>
          <table:table-cell table:style-name="ce6" office:value-type="string">
            <text:p>1.6.1 A comunidade escolar conhece o Estatuto da Criança e do Adolescente (ECA) e respeitam os direitos nele estabelecidos?</text:p>
          </table:table-cell>
          <table:table-cell table:style-name="ce6" office:value-type="string">
            <text:p>1.6.1 A comunidade escolar conhece o Estatuto da Criança e do Adolescente (ECA) e respeitam os direitos nele estabelecidos? </text:p>
          </table:table-cell>
        </table:table-row>
        <table:table-row table:style-name="ro4">
          <table:table-cell table:style-name="ce6" office:value-type="string">
            <text:p>1.6.2 Esta questão não se refere a este segmento.</text:p>
          </table:table-cell>
          <table:table-cell table:style-name="ce6" office:value-type="string">
            <text:p>1.6.2 O ECA é abordado nas atividades realizadas na Unidade Educacional? </text:p>
          </table:table-cell>
          <table:table-cell table:style-name="ce6" office:value-type="string">
            <text:p>1.6.2 O ECA é abordado nas atividades realizadas na Unidade Educacional? </text:p>
          </table:table-cell>
          <table:table-cell table:style-name="ce6" office:value-type="string">
            <text:p>1.6.2 O ECA é abordado nas atividades realizadas na Unidade Educacional? </text:p>
          </table:table-cell>
        </table:table-row>
        <table:table-row table:style-name="ro2">
          <table:table-cell table:style-name="ce5" office:value-type="string">
            <text:p>1.7 Respeito à dignidade das crianças</text:p>
          </table:table-cell>
          <table:table-cell table:style-name="ce5" office:value-type="string">
            <text:p>1.7 Respeito à dignidade das crianças</text:p>
          </table:table-cell>
          <table:table-cell table:style-name="ce5" office:value-type="string">
            <text:p>1.7 Respeito à dignidade das crianças</text:p>
          </table:table-cell>
          <table:table-cell table:style-name="ce5" office:value-type="string">
            <text:p>1.7 Respeito à dignidade das crianças</text:p>
          </table:table-cell>
        </table:table-row>
        <table:table-row table:style-name="ro8">
          <table:table-cell table:style-name="ce6" office:value-type="string">
            <text:p>1.7.1 Esta questão não se refere a este segmento.</text:p>
          </table:table-cell>
          <table:table-cell table:style-name="ce6" office:value-type="string">
            <text:p>1.7.1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  <table:table-cell table:style-name="ce6" office:value-type="string">
            <text:p>1.7.1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  <table:table-cell table:style-name="ce6" office:value-type="string">
            <text:p>1.7.1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</table:table-row>
        <table:table-row table:style-name="ro7">
          <table:table-cell table:style-name="ce6" office:value-type="string">
            <text:p>1.7.2 Quando há conflitos entre as crianças ou situações em que uma criança faz uso de apelidos ou brincadeiras que humilham outra criança, os professores e demais profissionais intervém prontamente?</text:p>
          </table:table-cell>
          <table:table-cell table:style-name="ce6" office:value-type="string">
            <text:p>1.7.2 Quando há conflitos entre as crianças ou situações em que uma criança faz uso de apelidos ou brincadeiras que humilham outra criança, os professores e demais profissionais intervêm prontamente? </text:p>
          </table:table-cell>
          <table:table-cell table:style-name="ce6" office:value-type="string">
            <text:p>1.7.2 Quando há conflitos entre as crianças ou situações em que uma criança faz uso de apelidos ou brincadeiras que humilham outra criança, as professoras e demais profissionais intervêm prontamente? </text:p>
          </table:table-cell>
          <table:table-cell table:style-name="ce6" office:value-type="string">
            <text:p>1.7.2 Quando há conflitos entre as crianças ou situações em que uma criança faz uso de apelidos ou brincadeiras que humilham outra criança, os professores e demais profissionais intervêm prontamente? </text:p>
          </table:table-cell>
        </table:table-row>
        <table:table-row table:style-name="ro4">
          <table:table-cell table:style-name="ce5" office:value-type="string">
            <text:p>1.8 Respeito à identidade, desejos e interesses das crianças </text:p>
          </table:table-cell>
          <table:table-cell table:style-name="ce5" office:value-type="string">
            <text:p>1.8 Respeito à identidade, desejos e interesses das crianças </text:p>
          </table:table-cell>
          <table:table-cell table:style-name="ce5" office:value-type="string">
            <text:p>1.8 Respeito à identidade, desejos e interesses das crianças </text:p>
          </table:table-cell>
          <table:table-cell table:style-name="ce5" office:value-type="string">
            <text:p>1.8 Respeito à identidade, desejos e interesses das crianças </text:p>
          </table:table-cell>
        </table:table-row>
        <table:table-row table:style-name="ro4">
          <table:table-cell table:style-name="ce6" office:value-type="string">
            <text:p>1.8.1 Os professores e demais profissionais chamam as crianças pelos seus nomes? </text:p>
          </table:table-cell>
          <table:table-cell table:style-name="ce6" office:value-type="string">
            <text:p>1.8.1 Os professores e demais profissionais chamam as crianças pelos nomes? </text:p>
          </table:table-cell>
          <table:table-cell table:style-name="ce6" office:value-type="string">
            <text:p>1.8.1 Os professores e demais profissionais chamam as crianças pelos nomes? </text:p>
          </table:table-cell>
          <table:table-cell table:style-name="ce6" office:value-type="string">
            <text:p>1.8.1 Os professores e demais profissionais chamam as crianças pelos nomes? </text:p>
          </table:table-cell>
        </table:table-row>
        <table:table-row table:style-name="ro5">
          <table:table-cell table:style-name="ce6" office:value-type="string">
            <text:p>1.8.2 Esta questão não se refere a este segmento.</text:p>
          </table:table-cell>
          <table:table-cell table:style-name="ce6" office:value-type="string">
            <text:p>1.8.2 A escola observa e atende aos interesses e necessidades das crianças que são recém-chegadas, estão mudando de grupo ou se desligando da escola? </text:p>
          </table:table-cell>
          <table:table-cell table:style-name="ce6" office:value-type="string">
            <text:p>1.8.2 A escola observa e atende aos interesses e necessidades das crianças que são recém-chegadas, estão mudando de grupo ou se desligando da escola? </text:p>
          </table:table-cell>
          <table:table-cell table:style-name="ce6"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3">
          <table:table-cell table:style-name="ce6" office:value-type="string">
            <text:p>1.8.3 Os professores ajudam as crianças a manifestar os seus sentimentos (alegria, tristeza, raiva, ciúme, decepção etc.) e a perceber os sentimentos dos colegas e dos adultos? </text:p>
          </table:table-cell>
          <table:table-cell table:style-name="ce6" office:value-type="string">
            <text:p>1.8.3 Os professores ajudam as crianças a manifestar os seus sentimentos (alegria, tristeza, raiva, ciúme, decepção etc.) e a perceber os sentimentos dos colegas e dos adultos? </text:p>
          </table:table-cell>
          <table:table-cell table:style-name="ce6" office:value-type="string">
            <text:p>1.8.3 Os professores ajudam as crianças a manifestar os seus sentimentos (alegria, tristeza, raiva, ciúme, decepção etc.) e a perceber os sentimentos dos colegas e dos adultos? </text:p>
          </table:table-cell>
          <table:table-cell table:style-name="ce6" office:value-type="string">
            <text:p>1.8.3 Os professores ajudam as crianças a manifestar os seus sentimentos (alegria, tristeza, raiva, ciúme, decepção etc.) e a perceber os sentimentos dos colegas e dos adultos? </text:p>
          </table:table-cell>
        </table:table-row>
        <table:table-row table:style-name="ro4">
          <table:table-cell table:style-name="ce5" office:value-type="string">
            <text:p>1.9 Respeito às ideias, conquistas e produções das crianças </text:p>
          </table:table-cell>
          <table:table-cell table:style-name="ce5" office:value-type="string">
            <text:p>1.9 Respeito às ideias, conquistas e produções das crianças </text:p>
          </table:table-cell>
          <table:table-cell table:style-name="ce5" office:value-type="string">
            <text:p>1.9 Respeito às ideias, conquistas e produções das crianças </text:p>
          </table:table-cell>
          <table:table-cell table:style-name="ce5" office:value-type="string">
            <text:p>1.9 Respeito às ideias, conquistas e produções das crianças </text:p>
          </table:table-cell>
        </table:table-row>
        <table:table-row table:style-name="ro4">
          <table:table-cell table:style-name="ce6" office:value-type="string">
            <text:p>1.9.1 Esta questão não se refere a este segmento.</text:p>
          </table:table-cell>
          <table:table-cell table:style-name="ce6" office:value-type="string">
            <text:p>1.9.1 A equipe escolar reconhece e elogia as crianças diante de suas conquistas? </text:p>
          </table:table-cell>
          <table:table-cell table:style-name="ce6" office:value-type="string">
            <text:p>1.9.1 Esta questão não se refere a este segmento.</text:p>
          </table:table-cell>
          <table:table-cell table:style-name="ce6" office:value-type="string">
            <text:p>1.9.1 A equipe escolar reconhece e elogia as crianças diante de suas conquistas? </text:p>
          </table:table-cell>
        </table:table-row>
        <table:table-row table:style-name="ro3">
          <table:table-cell table:style-name="ce6" office:value-type="string">
            <text:p>1.9.2 Os professores e demais profissionais acolhem as propostas, invenções e descobertas das crianças, incorporando-as como parte das atividades sempre que possível? </text:p>
          </table:table-cell>
          <table:table-cell table:style-name="ce6" office:value-type="string">
            <text:p>1.9.2 Esta questão não se refere a este segmento.</text:p>
          </table:table-cell>
          <table:table-cell table:style-name="ce6" office:value-type="string">
            <text:p>1.9.2 Os professores e demais profissionais acolhem as propostas, invenções e descobertas das crianças, incorporando-as como parte das atividades sempre que possível? </text:p>
          </table:table-cell>
          <table:table-cell table:style-name="ce6" office:value-type="string">
            <text:p>1.9.2 Os professores e demais profissionais acolhem as propostas, invenções e descobertas das crianças, incorporando-as como parte das atividades sempre que possível? </text:p>
          </table:table-cell>
        </table:table-row>
        <table:table-row table:style-name="ro4">
          <table:table-cell table:style-name="ce6"/>
          <table:table-cell table:style-name="ce6" office:value-type="string">
            <text:p>1.9.3 As produções das crianças estão expostas nas salas de atividades e ambientes da escola? </text:p>
          </table:table-cell>
          <table:table-cell table:style-name="ce6" office:value-type="string">
            <text:p>1.9.3 As produções das crianças estão expostas nas salas de atividades e ambientes da escola? </text:p>
          </table:table-cell>
          <table:table-cell table:style-name="ce6" office:value-type="string">
            <text:p>1.9.3 Esta questão não se refere a este segmento.</text:p>
          </table:table-cell>
        </table:table-row>
        <table:table-row table:style-name="ro2">
          <table:table-cell table:style-name="ce5" office:value-type="string">
            <text:p>1.10 Interação entre crianças e crianças</text:p>
          </table:table-cell>
          <table:table-cell table:style-name="ce5" office:value-type="string">
            <text:p>1.10 Interação entre crianças e crianças</text:p>
          </table:table-cell>
          <table:table-cell table:style-name="ce5" office:value-type="string">
            <text:p>1.10 Interação entre crianças e crianças</text:p>
          </table:table-cell>
          <table:table-cell table:style-name="ce5" office:value-type="string">
            <text:p>1.10 Interação entre crianças e crianças</text:p>
          </table:table-cell>
        </table:table-row>
        <table:table-row table:style-name="ro3">
          <table:table-cell table:style-name="ce6" office:value-type="string">
            <text:p>1.10.1 Esta questão não se refere a este segmento.</text:p>
          </table:table-cell>
          <table:table-cell table:style-name="ce6" office:value-type="string">
            <text:p>1.10.1 Os professores organizam, diariamente, espaços, brincadeiras e materiais que promovam oportunidades de interação entre crianças da mesma e de diferentes faixas etárias e com deficiência? </text:p>
          </table:table-cell>
          <table:table-cell table:style-name="ce6" office:value-type="string">
            <text:p>1.10.1 Os professores organizam, diariamente, espaços, brincadeiras e materiais que promovam oportunidades de interação entre crianças da mesma e de diferentes faixas etárias e com deficiência? </text:p>
          </table:table-cell>
          <table:table-cell table:style-name="ce6" office:value-type="string">
            <text:p>1.10.1 Os professores organizam, diariamente, espaços, brincadeiras e materiais que promovam oportunidades de interação entre crianças da mesma e de diferentes faixas etárias e com deficiência? 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2</text:p>
          </table:table-cell>
          <table:table-cell table:style-name="ce4" office:value-type="string">
            <text:p>Dimensão 2</text:p>
          </table:table-cell>
          <table:table-cell table:style-name="ce4" office:value-type="string">
            <text:p>Dimensão 2</text:p>
          </table:table-cell>
          <table:table-cell table:style-name="ce4" office:value-type="string">
            <text:p>Dimensão 2</text:p>
          </table:table-cell>
        </table:table-row>
        <table:table-row table:style-name="ro2">
          <table:table-cell table:style-name="ce4" office:value-type="string">
            <text:p>Ambiente físico escolar e materiais</text:p>
          </table:table-cell>
          <table:table-cell table:style-name="ce4" office:value-type="string">
            <text:p>Ambiente físico escolar e materiais</text:p>
          </table:table-cell>
          <table:table-cell table:style-name="ce4" office:value-type="string">
            <text:p>Ambiente físico escolar e materiais</text:p>
          </table:table-cell>
          <table:table-cell table:style-name="ce4" office:value-type="string">
            <text:p>Ambiente físico escolar e materiais</text:p>
          </table:table-cell>
        </table:table-row>
        <table:table-row table:style-name="ro2">
          <table:table-cell table:style-name="ce5" office:value-type="string">
            <text:p>2.1 Ambiente físico escolar </text:p>
          </table:table-cell>
          <table:table-cell table:style-name="ce5" office:value-type="string">
            <text:p>2.1 Ambiente físico escolar</text:p>
          </table:table-cell>
          <table:table-cell table:style-name="ce5" office:value-type="string">
            <text:p>2.1 Ambiente físico escolar</text:p>
          </table:table-cell>
          <table:table-cell table:style-name="ce5" office:value-type="string">
            <text:p>2.1 Ambiente físico escolar</text:p>
          </table:table-cell>
        </table:table-row>
        <table:table-row table:style-name="ro4">
          <table:table-cell table:style-name="ce6" office:value-type="string">
            <text:p>2.1.1 Esta questão não se refere a este segmento.</text:p>
          </table:table-cell>
          <table:table-cell table:style-name="ce6" office:value-type="string">
            <text:p>2.1.1 A quadra destinada à prática de esportes é bem aproveitada por todos os educandos?</text:p>
          </table:table-cell>
          <table:table-cell table:style-name="ce6" office:value-type="string">
            <text:p>2.1.1 A quadra destinada à prática de esportes é bem aproveitada por todos os educandos?</text:p>
          </table:table-cell>
          <table:table-cell table:style-name="ce6" office:value-type="string">
            <text:p>2.1.1 A quadra destinada à prática de esportes é bem aproveitada por todos os educandos?</text:p>
          </table:table-cell>
        </table:table-row>
        <table:table-row table:style-name="ro4">
          <table:table-cell table:style-name="ce6" office:value-type="string">
            <text:p>2.1.2 O espaço físico escolar é acessível para todas as pessoas transitarem com autonomia no seu interior?</text:p>
          </table:table-cell>
          <table:table-cell table:style-name="ce6" office:value-type="string">
            <text:p>2.1.2 O espaço físico escolar é acessível para todas as pessoas transitarem com autonomia no seu interior?</text:p>
          </table:table-cell>
          <table:table-cell table:style-name="ce6" office:value-type="string">
            <text:p>2.1.2 O espaço físico escolar é acessível para todas as pessoas transitarem com autonomia no seu interior?</text:p>
          </table:table-cell>
          <table:table-cell table:style-name="ce6" office:value-type="string">
            <text:p>2.1.2 O espaço físico escolar é acessível para todas as pessoas transitarem com autonomia no seu interior?</text:p>
          </table:table-cell>
        </table:table-row>
        <table:table-row table:style-name="ro3">
          <table:table-cell table:style-name="ce6"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  <table:table-cell table:style-name="ce6"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  <table:table-cell table:style-name="ce6"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  <table:table-cell table:style-name="ce6" office:value-type="string">
            <text:p>2.1.3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3">
          <table:table-cell table:style-name="ce6"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  <table:table-cell table:style-name="ce6"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  <table:table-cell table:style-name="ce6"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  <table:table-cell table:style-name="ce6" office:value-type="string">
            <text:p>2.1.4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4">
          <table:table-cell table:style-name="ce6" office:value-type="string">
            <text:p>2.1.5 As vias para acesso de pessoas com deficiência estão em boas condições de uso?</text:p>
          </table:table-cell>
          <table:table-cell table:style-name="ce6" office:value-type="string">
            <text:p>2.1.5 As vias para acesso de pessoas com deficiência estão em boas condições de uso?</text:p>
          </table:table-cell>
          <table:table-cell table:style-name="ce6" office:value-type="string">
            <text:p>2.1.5 As vias para acesso de pessoas com deficiência estão em boas condições de uso?</text:p>
          </table:table-cell>
          <table:table-cell table:style-name="ce6" office:value-type="string">
            <text:p>2.1.5 As vias para acesso de pessoas com deficiência estão em boas condições de uso?</text:p>
          </table:table-cell>
        </table:table-row>
        <table:table-row table:style-name="ro4">
          <table:table-cell table:style-name="ce5" office:value-type="string">
            <text:p>2.2 Espaços e mobiliários que favoreçam as experiências das crianças </text:p>
          </table:table-cell>
          <table:table-cell table:style-name="ce5" office:value-type="string">
            <text:p>2.2 Espaços e mobiliários que favoreçam as experiências das crianças </text:p>
          </table:table-cell>
          <table:table-cell table:style-name="ce5" office:value-type="string">
            <text:p>2.2 Espaços e mobiliários que favoreçam as experiências das crianças </text:p>
          </table:table-cell>
          <table:table-cell table:style-name="ce5" office:value-type="string">
            <text:p>2.2 Espaços e mobiliários que favoreçam as experiências das crianças </text:p>
          </table:table-cell>
        </table:table-row>
        <table:table-row table:style-name="ro3">
          <table:table-cell table:style-name="ce6" office:value-type="string">
            <text:p>2.2.1 Há espaço organizado para a leitura, como biblioteca ou cantinho de leitura, equipado com livros, com estantes, revistas e outros materiais acessíveis às crianças?</text:p>
          </table:table-cell>
          <table:table-cell table:style-name="ce6" office:value-type="string">
            <text:p>2.2.1 Há espaço organizado para a leitura, como biblioteca ou cantinho de leitura, equipado com livros, com estantes, revistas e outros materiais acessíveis às crianças?</text:p>
          </table:table-cell>
          <table:table-cell table:style-name="ce6" office:value-type="string">
            <text:p>2.2.1 Há espaço organizado para a leitura, como biblioteca ou cantinho de leitura, equipado com livros, com estantes, revistas e outros materiais acessíveis às crianças?</text:p>
          </table:table-cell>
          <table:table-cell table:style-name="ce6"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4">
          <table:table-cell table:style-name="ce6" office:value-type="string">
            <text:p>2.2.2 Os espaços e equipamentos são acessíveis para acolher as crianças com deficiência?</text:p>
          </table:table-cell>
          <table:table-cell table:style-name="ce6" office:value-type="string">
            <text:p>2.2.2 Os espaços e equipamentos são acessíveis para acolher as crianças com deficiência?</text:p>
          </table:table-cell>
          <table:table-cell table:style-name="ce6" office:value-type="string">
            <text:p>2.2.2 Os espaços e equipamentos são acessíveis para acolher as crianças com deficiência?</text:p>
          </table:table-cell>
          <table:table-cell table:style-name="ce6" office:value-type="string">
            <text:p>2.2.2 Os espaços e equipamentos são acessíveis para acolher as crianças com deficiência?</text:p>
          </table:table-cell>
        </table:table-row>
        <table:table-row table:style-name="ro5">
          <table:table-cell table:style-name="ce6" office:value-type="string">
            <text:p>2.2.3 A escola disponibiliza, nas salas, espelhos seguros e na altura das crianças, para que possam brincar e observar a própria imagem diariamente?</text:p>
          </table:table-cell>
          <table:table-cell table:style-name="ce6" office:value-type="string">
            <text:p>2.2.3 Esta questão não se refere a este segmento.</text:p>
          </table:table-cell>
          <table:table-cell table:style-name="ce6" office:value-type="string">
            <text:p>2.2.3 A escola disponibiliza, nas salas, espelhos seguros e na altura das crianças, para que possam brincar e observar a própria imagem diariamente?</text:p>
          </table:table-cell>
          <table:table-cell table:style-name="ce6" office:value-type="string">
            <text:p>2.2.3 Esta questão não se refere a este segmento.</text:p>
          </table:table-cell>
        </table:table-row>
        <table:table-row table:style-name="ro4">
          <table:table-cell table:style-name="ce5" office:value-type="string">
            <text:p>2.3 Materiais variados e acessíveis às crianças e adolescentes</text:p>
          </table:table-cell>
          <table:table-cell table:style-name="ce5" office:value-type="string">
            <text:p>2.3 Materiais variados e acessíveis às crianças </text:p>
          </table:table-cell>
          <table:table-cell table:style-name="ce5" office:value-type="string">
            <text:p>2.3 Materiais variados e acessíveis às crianças </text:p>
          </table:table-cell>
          <table:table-cell table:style-name="ce5" office:value-type="string">
            <text:p>2.3 Materiais variados e acessíveis às crianças </text:p>
          </table:table-cell>
        </table:table-row>
        <table:table-row table:style-name="ro4">
          <table:table-cell table:style-name="ce6" office:value-type="string">
            <text:p>2.3.1 Esta questão não se refere a este segmento.</text:p>
          </table:table-cell>
          <table:table-cell table:style-name="ce6" office:value-type="string">
            <text:p>2.3.1 Há instrumentos musicais de diversas variedades e em quantidade suficiente?</text:p>
          </table:table-cell>
          <table:table-cell table:style-name="ce6" office:value-type="string">
            <text:p>2.3.1 Há instrumentos musicais de diversas variedades e em quantidade suficiente?</text:p>
          </table:table-cell>
          <table:table-cell table:style-name="ce6" office:value-type="string">
            <text:p>2.3.1 Há instrumentos musicais de diversas variedades e em quantidade suficiente?</text:p>
          </table:table-cell>
        </table:table-row>
        <table:table-row table:style-name="ro3">
          <table:table-cell table:style-name="ce6" office:value-type="string">
            <text:p>2.3.2 Há na escola materiais pedagógicos diversos para desenhar, pintar, modelar, construir objetos tridimensionais (barro, argila, massinha), escrever e experimentar?</text:p>
          </table:table-cell>
          <table:table-cell table:style-name="ce6" office:value-type="string">
            <text:p>2.3.2 Há na escola materiais pedagógicos diversos para desenhar, pintar, modelar, construir objetos tridimensionais (barro, argila, massinha), escrever e experimentar?</text:p>
          </table:table-cell>
          <table:table-cell table:style-name="ce6" office:value-type="string">
            <text:p>2.3.2 Há na escola materiais pedagógicos diversos para desenhar, pintar, modelar, construir objetos tridimensionais (barro, argila, massinha), escrever e experimentar?</text:p>
          </table:table-cell>
          <table:table-cell table:style-name="ce6" office:value-type="string">
            <text:p>2.3.2 Há na escola materiais pedagógicos diversos para desenhar, pintar, modelar, construir objetos tridimensionais (barro, argila, massinha), escrever e experimentar?</text:p>
          </table:table-cell>
        </table:table-row>
        <table:table-row table:style-name="ro5">
          <table:table-cell table:style-name="ce6" office:value-type="string">
            <text:p>2.3.3 Há livros e outros materiais de leitura, brinquedos, materiais pedagógicos e audiovisuais adequados às necessidades das crianças com deficiência?</text:p>
          </table:table-cell>
          <table:table-cell table:style-name="ce6" office:value-type="string">
            <text:p>2.3.3 Há livros e outros materiais de leitura, brinquedos, materiais pedagógicos e audiovisuais adequados às necessidades das crianças com deficiência?</text:p>
          </table:table-cell>
          <table:table-cell table:style-name="ce6" office:value-type="string">
            <text:p>2.3.3 Há livros e outros materiais de leitura, brinquedos, materiais pedagógicos e audiovisuais adequados às necessidades das crianças com deficiência?</text:p>
          </table:table-cell>
          <table:table-cell table:style-name="ce6"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4">
          <table:table-cell table:style-name="ce5" office:value-type="string">
            <text:p>2.4 Espaços, materiais e mobiliários para responder aos interesses e necessidades dos adultos </text:p>
          </table:table-cell>
          <table:table-cell table:style-name="ce5" office:value-type="string">
            <text:p>2.4 Espaços, materiais e mobiliários para responder aos interesses e necessidades dos adultos </text:p>
          </table:table-cell>
          <table:table-cell table:style-name="ce5" office:value-type="string">
            <text:p>2.4 Espaços, materiais e mobiliários para responder aos interesses e necessidades dos adultos </text:p>
          </table:table-cell>
          <table:table-cell table:style-name="ce5" office:value-type="string">
            <text:p>2.4 Espaços, materiais e mobiliários para responder aos interesses e necessidades dos adultos </text:p>
          </table:table-cell>
        </table:table-row>
        <table:table-row table:style-name="ro7">
          <table:table-cell table:style-name="ce6" office:value-type="string">
            <text:p>2.4.1 Esta questão não se refere a este segmento.</text:p>
          </table:table-cell>
          <table:table-cell table:style-name="ce6" office:value-type="string">
            <text:p>2.4.1 Esta questão não se refere a este segmento.</text:p>
          </table:table-cell>
          <table:table-cell table:style-name="ce6" office:value-type="string">
            <text:p>2.4.1 Há espaço que permita o descanso e o trabalho individual ou coletivo da equipe, que seja confortável, silencioso, com mobiliário adequado para adultos e separado dos espaços das crianças (para reuniões, estudos, momentos de formação e planejamento)?</text:p>
          </table:table-cell>
          <table:table-cell table:style-name="ce6" office:value-type="string">
            <text:p>2.4.1 Há espaço que permite o descanso e o trabalho individual ou coletivo da equipe, que seja confortável, silencioso, com mobiliário adequado para adultos e separado dos espaços das crianças (para reuniões, estudos, momentos de formação e planejamento)?</text:p>
          </table:table-cell>
        </table:table-row>
        <table:table-row table:style-name="ro4">
          <table:table-cell table:style-name="ce6" office:value-type="string">
            <text:p>2.4.2 Esta questão não se refere a este segmento.</text:p>
          </table:table-cell>
          <table:table-cell table:style-name="ce6" office:value-type="string">
            <text:p>2.4.2 Esta questão não se refere a este segmento.</text:p>
          </table:table-cell>
          <table:table-cell table:style-name="ce6" office:value-type="string">
            <text:p>2.4.2 Há banheiro de uso exclusivo dos profissionais, com chuveiro, pia e vaso sanitário?</text:p>
          </table:table-cell>
          <table:table-cell table:style-name="ce6" office:value-type="string">
            <text:p>2.4.2 Há banheiro de uso exclusivo dos profissionais, com chuveiro, pia e vaso sanitário?</text:p>
          </table:table-cell>
        </table:table-row>
        <table:table-row table:style-name="ro5">
          <table:table-cell table:style-name="ce6" office:value-type="string">
            <text:p>2.4.3 Esta questão não se refere a este segmento.</text:p>
          </table:table-cell>
          <table:table-cell table:style-name="ce6" office:value-type="string">
            <text:p>2.4.3 Há fraldário/mesa/bancada, na altura adequada ao adulto, para troca de fraldas das crianças com deficiência?</text:p>
          </table:table-cell>
          <table:table-cell table:style-name="ce6" office:value-type="string">
            <text:p>2.4.3 Há fraldário/mesa/bancada, na altura adequada ao adulto, para troca de fraldas das crianças com deficiência? </text:p>
          </table:table-cell>
          <table:table-cell table:style-name="ce6" office:value-type="string">
            <text:p>2.4.3 Há fraldário/mesa/bancada, na altura adequada ao adulto, para troca de fraldas das crianças com deficiência? 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3</text:p>
          </table:table-cell>
          <table:table-cell table:style-name="ce4" office:value-type="string">
            <text:p>Dimensão 3</text:p>
          </table:table-cell>
          <table:table-cell table:style-name="ce4" office:value-type="string">
            <text:p>Dimensão 3</text:p>
          </table:table-cell>
          <table:table-cell table:style-name="ce4" office:value-type="string">
            <text:p>Dimensão 3</text:p>
          </table:table-cell>
        </table:table-row>
        <table:table-row table:style-name="ro2">
          <table:table-cell table:style-name="ce4" office:value-type="string">
            <text:p>Planejamento institucional e prática pedagógica</text:p>
          </table:table-cell>
          <table:table-cell table:style-name="ce4" office:value-type="string">
            <text:p>Planejamento institucional e prática pedagógica</text:p>
          </table:table-cell>
          <table:table-cell table:style-name="ce4" office:value-type="string">
            <text:p>Planejamento institucional e prática pedagógica</text:p>
          </table:table-cell>
          <table:table-cell table:style-name="ce4" office:value-type="string">
            <text:p>Planejamento institucional e prática pedagógica</text:p>
          </table:table-cell>
        </table:table-row>
        <table:table-row table:style-name="ro4">
          <table:table-cell table:style-name="ce5" office:value-type="string">
            <text:p>3.1 Projeto Eco-Político-Pedagógico (PEPP) definido e conhecido por todos </text:p>
          </table:table-cell>
          <table:table-cell table:style-name="ce5" office:value-type="string">
            <text:p>3.1 Projeto Eco-Político-Pedagógico (PEPP) definido e conhecido por todos </text:p>
          </table:table-cell>
          <table:table-cell table:style-name="ce5" office:value-type="string">
            <text:p>3.1 Projeto <text:s/>Eco-Político-Pedagógico (PEPP) definido e conhecido por todos </text:p>
          </table:table-cell>
          <table:table-cell table:style-name="ce5" office:value-type="string">
            <text:p>3.1 Projeto <text:s/>Eco-Político-Pedagógico (PEPP) definido e conhecido por todos </text:p>
          </table:table-cell>
        </table:table-row>
        <table:table-row table:style-name="ro4">
          <table:table-cell table:style-name="ce6" office:value-type="string">
            <text:p>3.1.1 Você conhece o PEPP da escola?</text:p>
          </table:table-cell>
          <table:table-cell table:style-name="ce6" office:value-type="string">
            <text:p>3.1.1 O senhor ou a senhora conhece o PEPP da escola?</text:p>
          </table:table-cell>
          <table:table-cell table:style-name="ce6" office:value-type="string">
            <text:p>3.1.1 O senhor ou a senhora conhece o PEPP da escola?</text:p>
          </table:table-cell>
          <table:table-cell table:style-name="ce6" office:value-type="string">
            <text:p>3.1.1 Professores, familiares, educandos, funcionários e gestores conhecem o PEPP da escola?</text:p>
          </table:table-cell>
        </table:table-row>
        <table:table-row table:style-name="ro5">
          <table:table-cell table:style-name="ce6" office:value-type="string">
            <text:p>3.1.2 Você conhece o Plano de Trabalho Anual (PTA) da escola?</text:p>
          </table:table-cell>
          <table:table-cell table:style-name="ce6" office:value-type="string">
            <text:p>3.1.2 O senhor ou a senhora conhece o Plano de Trabalho Anual (PTA) da escola?</text:p>
          </table:table-cell>
          <table:table-cell table:style-name="ce6" office:value-type="string">
            <text:p>3.1.2 Professores, familiares, educandos, funcionários e gestores conhecem o Plano de Trabalho Anual (PTA) da escola?</text:p>
          </table:table-cell>
          <table:table-cell table:style-name="ce6" office:value-type="string">
            <text:p>3.1.2 Professores, familiares, educandos, funcionários e gestores conhecem o Plano de Trabalho Anual (PTA) da escola?</text:p>
          </table:table-cell>
        </table:table-row>
        <table:table-row table:style-name="ro3">
          <table:table-cell table:style-name="ce6" office:value-type="string">
            <text:p>3.1.3 Você participa ativamente da elaboração, avaliação e monitoramento do PEPP e do PTA da escola? </text:p>
          </table:table-cell>
          <table:table-cell table:style-name="ce6" office:value-type="string">
            <text:p>3.1.3 O senhor ou a senhora participa ativamente da elaboração, avaliação e monitoramento do PEPP e do PTA da escola? </text:p>
          </table:table-cell>
          <table:table-cell table:style-name="ce6" office:value-type="string">
            <text:p>3.1.3 O senhor ou a senhora participa ativamente da elaboração, avaliação e monitoramento do PEPP e do PTA da escola?</text:p>
          </table:table-cell>
          <table:table-cell table:style-name="ce6" office:value-type="string">
            <text:p>3.1.3 Professores, familiares, educandos, diretor, funcionários e outros membros da comunidade escolar estão participando ativamente da elaboração, avaliação e monitoramento do PEPP e do PTA da escola?</text:p>
          </table:table-cell>
        </table:table-row>
        <table:table-row table:style-name="ro3">
          <table:table-cell table:style-name="ce6" office:value-type="string">
            <text:p>3.1.4 O plano de ação de cada segmento é anexado nos painéis das Unidades Educacionais, para que os envolvidos certifiquem-se das metas alcançadas e a serem alcançadas?</text:p>
          </table:table-cell>
          <table:table-cell table:style-name="ce6" office:value-type="string">
            <text:p>3.1.4 O plano de ação de cada segmento é anexado nos painéis das Unidades Educacionais, para que os envolvidos certifiquem-se das metas alcançadas e a serem alcançadas?</text:p>
          </table:table-cell>
          <table:table-cell table:style-name="ce6" office:value-type="string">
            <text:p>3.1.4 O plano de ação de cada segmento é anexado nos painéis das Unidades Educacionais, para que os envolvidos certifiquem-se das metas alcançadas e a serem alcançadas?</text:p>
          </table:table-cell>
          <table:table-cell table:style-name="ce6" office:value-type="string">
            <text:p>3.1.4 O plano de ação de cada segmento é anexado nos painéis das Unidades Educacionais, para que os envolvidos certifiquem-se das metas alcançadas e a serem alcançadas?</text:p>
          </table:table-cell>
        </table:table-row>
        <table:table-row table:style-name="ro2">
          <table:table-cell table:style-name="ce5" office:value-type="string">
            <text:p>3.2 Registro da prática educativa</text:p>
          </table:table-cell>
          <table:table-cell table:style-name="ce5" office:value-type="string">
            <text:p>3.2 Registro da prática educativa</text:p>
          </table:table-cell>
          <table:table-cell table:style-name="ce5" office:value-type="string">
            <text:p>3.2 Registro da prática educativa</text:p>
          </table:table-cell>
          <table:table-cell table:style-name="ce5" office:value-type="string">
            <text:p>3.2 Registro da prática educativa</text:p>
          </table:table-cell>
        </table:table-row>
        <table:table-row table:style-name="ro3">
          <table:table-cell table:style-name="ce6" office:value-type="string">
            <text:p>3.2.1 Esta questão não se refere a este segmento.</text:p>
          </table:table-cell>
          <table:table-cell table:style-name="ce6" office:value-type="string">
            <text:p>3.2.1 Esta questão não se refere a este segmento.</text:p>
          </table:table-cell>
          <table:table-cell table:style-name="ce6" office:value-type="string">
            <text:p>3.2.1 Esta questão não se refere a este segmento.</text:p>
          </table:table-cell>
          <table:table-cell table:style-name="ce6" office:value-type="string">
            <text:p>3.2.1 Os professores fazem registros qualificados do ponto de vista pedagógico, ou seja, sobre as brincadeiras, vivências, produções e aprendizagens de cada criança e do grupo? </text:p>
          </table:table-cell>
        </table:table-row>
        <table:table-row table:style-name="ro5">
          <table:table-cell table:style-name="ce6" office:value-type="string">
            <text:p>3.2.2 Esta questão não se refere a este segmento.</text:p>
          </table:table-cell>
          <table:table-cell table:style-name="ce6" office:value-type="string">
            <text:p>3.2.2 Esta questão não se refere a este segmento.</text:p>
          </table:table-cell>
          <table:table-cell table:style-name="ce6" office:value-type="string">
            <text:p>3.2.2 Esta questão não se refere a este segmento.</text:p>
          </table:table-cell>
          <table:table-cell table:style-name="ce6" office:value-type="string">
            <text:p>3.2.2 A escola possui documentação organizada sobre cada criança, como ficha de matrícula, cópia de documentos, cartão de vacinação e histórico de saúde? </text:p>
          </table:table-cell>
        </table:table-row>
        <table:table-row table:style-name="ro2">
          <table:table-cell table:style-name="ce5" office:value-type="string">
            <text:p>3.3 Planejamento</text:p>
          </table:table-cell>
          <table:table-cell table:style-name="ce5" office:value-type="string">
            <text:p>3.3 Planejamento</text:p>
          </table:table-cell>
          <table:table-cell table:style-name="ce5" office:value-type="string">
            <text:p>3.3 Planejamento</text:p>
          </table:table-cell>
          <table:table-cell table:style-name="ce5" office:value-type="string">
            <text:p>3.3 Planejamento </text:p>
          </table:table-cell>
        </table:table-row>
        <table:table-row table:style-name="ro4">
          <table:table-cell table:style-name="ce6" office:value-type="string">
            <text:p>3.3.1 Esta questão não se refere a este segmento.</text:p>
          </table:table-cell>
          <table:table-cell table:style-name="ce6" office:value-type="string">
            <text:p>3.3.1 Esta questão não se refere a este segmento.</text:p>
          </table:table-cell>
          <table:table-cell table:style-name="ce6" office:value-type="string">
            <text:p>3.3.1 Esta questão não se refere a este segmento.</text:p>
          </table:table-cell>
          <table:table-cell table:style-name="ce6" office:value-type="string">
            <text:p>3.3.1 Os professores planejam regularmente suas aulas? </text:p>
          </table:table-cell>
        </table:table-row>
        <table:table-row table:style-name="ro5">
          <table:table-cell table:style-name="ce6" office:value-type="string">
            <text:p>3.3.2 Esta questão não se refere a este segmento.</text:p>
          </table:table-cell>
          <table:table-cell table:style-name="ce6" office:value-type="string">
            <text:p>3.3.2 Esta questão não se refere a este segmento.</text:p>
          </table:table-cell>
          <table:table-cell table:style-name="ce6" office:value-type="string">
            <text:p>3.3.2 Esta questão não se refere a este segmento.</text:p>
          </table:table-cell>
          <table:table-cell table:style-name="ce6" office:value-type="string">
            <text:p>3.3.2 O cumprimento do planejamento dos professores é acompanhado pela direção e orientação pedagógica da escola, semanalmente, nas reuniões pedagógicas? </text:p>
          </table:table-cell>
        </table:table-row>
        <table:table-row table:style-name="ro4">
          <table:table-cell table:style-name="ce6" office:value-type="string">
            <text:p>3.3.3 Esta questão não se refere a este segmento.</text:p>
          </table:table-cell>
          <table:table-cell table:style-name="ce6" office:value-type="string">
            <text:p>3.3.3 Esta questão não se refere a este segmento.</text:p>
          </table:table-cell>
          <table:table-cell table:style-name="ce6" office:value-type="string">
            <text:p>3.3.3 Esta questão não se refere a este segmento.</text:p>
          </table:table-cell>
          <table:table-cell table:style-name="ce6" office:value-type="string">
            <text:p>3.3.3 Os professores incorporam em seu planejamento práticas pedagógicas coerentes com o PEPP e o PTA? </text:p>
          </table:table-cell>
        </table:table-row>
        <table:table-row table:style-name="ro3">
          <table:table-cell table:style-name="ce6" office:value-type="string">
            <text:p>3.3.4 Esta questão não se refere a este segmento.</text:p>
          </table:table-cell>
          <table:table-cell table:style-name="ce6" office:value-type="string">
            <text:p>3.3.4 Esta questão não se refere a este segmento.</text:p>
          </table:table-cell>
          <table:table-cell table:style-name="ce6" office:value-type="string">
            <text:p>3.3.4 Esta questão não se refere a este segmento.</text:p>
          </table:table-cell>
          <table:table-cell table:style-name="ce6" office:value-type="string">
            <text:p>3.3.4 Os professores planejam com seus educandos uma rotina, com diversas atividades no dia, considerando os interesses e as necessidades de seus educandos?</text:p>
          </table:table-cell>
        </table:table-row>
        <table:table-row table:style-name="ro5">
          <table:table-cell table:style-name="ce6" office:value-type="string">
            <text:p>3.3.5 Esta questão não se refere a este segmento.</text:p>
          </table:table-cell>
          <table:table-cell table:style-name="ce6" office:value-type="string">
            <text:p>3.3.5 Esta questão não se refere a este segmento.</text:p>
          </table:table-cell>
          <table:table-cell table:style-name="ce6" office:value-type="string">
            <text:p>3.3.5 Esta questão não se refere a este segmento.</text:p>
          </table:table-cell>
          <table:table-cell table:style-name="ce6" office:value-type="string">
            <text:p>3.3.5 Os Horários de Trabalho Pedagógico (HTPs) previstos semanalmente estão favorecendo a melhoria da prática pedagógica?</text:p>
          </table:table-cell>
        </table:table-row>
        <table:table-row table:style-name="ro3">
          <table:table-cell table:style-name="ce6" office:value-type="string">
            <text:p>3.3.6 Esta questão não se refere a este segmento.</text:p>
          </table:table-cell>
          <table:table-cell table:style-name="ce6" office:value-type="string">
            <text:p>3.3.6 Esta questão não se refere a este segmento.</text:p>
          </table:table-cell>
          <table:table-cell table:style-name="ce6" office:value-type="string">
            <text:p>3.3.6 Esta questão não se refere a este segmento.</text:p>
          </table:table-cell>
          <table:table-cell table:style-name="ce6" office:value-type="string">
            <text:p>3.3.6 Os registros sobre as brincadeiras, vivências, produções e aprendizagens de cada criança e do grupo são utilizados como fonte de consulta para novos planejamentos?</text:p>
          </table:table-cell>
        </table:table-row>
        <table:table-row table:style-name="ro5">
          <table:table-cell table:style-name="ce6" office:value-type="string">
            <text:p>3.3.7 Esta questão não se refere a este segmento.</text:p>
          </table:table-cell>
          <table:table-cell table:style-name="ce6" office:value-type="string">
            <text:p>3.3.7 Esta questão não se refere a este segmento.</text:p>
          </table:table-cell>
          <table:table-cell table:style-name="ce6" office:value-type="string">
            <text:p>3.3.7 Esta questão não se refere a este segmento.</text:p>
          </table:table-cell>
          <table:table-cell table:style-name="ce6" office:value-type="string">
            <text:p>3.3.7 As atividades, referente ao projeto Lego, são planejadas com base nas formações recebidas pelos professores?</text:p>
          </table:table-cell>
        </table:table-row>
        <table:table-row table:style-name="ro2">
          <table:table-cell table:style-name="ce5" office:value-type="string">
            <text:p>3.4 Contextualização </text:p>
          </table:table-cell>
          <table:table-cell table:style-name="ce5" office:value-type="string">
            <text:p>3.4 Contextualização </text:p>
          </table:table-cell>
          <table:table-cell table:style-name="ce5" office:value-type="string">
            <text:p>3.4 Contextualização </text:p>
          </table:table-cell>
          <table:table-cell table:style-name="ce5" office:value-type="string">
            <text:p>3.4 Contextualização </text:p>
          </table:table-cell>
        </table:table-row>
        <table:table-row table:style-name="ro5">
          <table:table-cell table:style-name="ce6" office:value-type="string">
            <text:p>3.4.1 Professores e educandos desenvolvem atividades para refletir e formular propostas para os desafios que percebem no entorno da escola? </text:p>
          </table:table-cell>
          <table:table-cell table:style-name="ce6" office:value-type="string">
            <text:p>3.4.1 Professores e educandos desenvolvem atividades para refletir e formular propostas para os desafios que percebem no entorno da escola? </text:p>
          </table:table-cell>
          <table:table-cell table:style-name="ce6" office:value-type="string">
            <text:p>3.4.1 Professores e educandos desenvolvem atividades para refletir e formular propostas para os desafios que percebem no entorno da escola? </text:p>
          </table:table-cell>
          <table:table-cell table:style-name="ce6" office:value-type="string">
            <text:p>3.4.1 Professores e educandos desenvolvem atividades para refletir e formular propostas para os desafios que percebem no entorno da escola? </text:p>
          </table:table-cell>
        </table:table-row>
        <table:table-row table:style-name="ro9">
          <table:table-cell table:style-name="ce6"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  <table:table-cell table:style-name="ce6"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  <table:table-cell table:style-name="ce6"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  <table:table-cell table:style-name="ce6" office:value-type="string">
            <text:p>3.4.2 A escola promove visitas no bairro para que os educandos conheçam e aprendam a usar os equipamentos públicos da região (postos de saúde, hospitais, parques, praças, monumentos, museus, bibliotecas, centros culturais, Conselho Tutelar, Vara da Infância etc.)?</text:p>
          </table:table-cell>
        </table:table-row>
        <table:table-row table:style-name="ro9">
          <table:table-cell table:style-name="ce6" office:value-type="string">
            <text:p>3.4.3 Esta questão não se refere a este segmento.</text:p>
          </table:table-cell>
          <table:table-cell table:style-name="ce6"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</text:p>
          </table:table-cell>
          <table:table-cell table:style-name="ce6"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  <table:table-cell table:style-name="ce6"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4">
          <table:table-cell table:style-name="ce5" office:value-type="string">
            <text:p>3.5 Incentivo à construção da autonomia e ao trabalho coletivo</text:p>
          </table:table-cell>
          <table:table-cell table:style-name="ce5" office:value-type="string">
            <text:p>3.5 Incentivo à construção da autonomia e ao trabalho coletivo</text:p>
          </table:table-cell>
          <table:table-cell table:style-name="ce5" office:value-type="string">
            <text:p>3.5 Incentivo à construção da autonomia e ao trabalho coletivo</text:p>
          </table:table-cell>
          <table:table-cell table:style-name="ce5" office:value-type="string">
            <text:p>3.5 Incentivo à construção da autonomia e ao trabalho coletivo</text:p>
          </table:table-cell>
        </table:table-row>
        <table:table-row table:style-name="ro9">
          <table:table-cell table:style-name="ce6"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  <table:table-cell table:style-name="ce6"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  <table:table-cell table:style-name="ce6"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  <table:table-cell table:style-name="ce6" office:value-type="string">
            <text:p>3.5.1 Os professores apoiam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 </text:p>
          </table:table-cell>
        </table:table-row>
        <table:table-row table:style-name="ro4">
          <table:table-cell table:style-name="ce6" office:value-type="string">
            <text:p>3.5.2 Os professores incentivam as crianças a escolherem brincadeiras, brinquedos e materiais? </text:p>
          </table:table-cell>
          <table:table-cell table:style-name="ce6" office:value-type="string">
            <text:p>3.5.2 Os professores incentivam as crianças a escolherem brincadeiras, brinquedos e materiais? </text:p>
          </table:table-cell>
          <table:table-cell table:style-name="ce6" office:value-type="string">
            <text:p>3.5.2 Esta questão não se refere a este segmento.</text:p>
          </table:table-cell>
          <table:table-cell table:style-name="ce6" office:value-type="string">
            <text:p>3.5.2 Os professores incentivam as crianças a escolherem brincadeiras, brinquedos e materiais? </text:p>
          </table:table-cell>
        </table:table-row>
        <table:table-row table:style-name="ro4">
          <table:table-cell table:style-name="ce6" office:value-type="string">
            <text:p>3.5.3 Os educandos são incentivados e orientados para o trabalho em grupo?</text:p>
          </table:table-cell>
          <table:table-cell table:style-name="ce6" office:value-type="string">
            <text:p>3.5.3 Os educandos são incentivados e orientados para o trabalho em grupo?</text:p>
          </table:table-cell>
          <table:table-cell table:style-name="ce6" office:value-type="string">
            <text:p>3.5.3 Esta questão não se refere a este segmento.</text:p>
          </table:table-cell>
          <table:table-cell table:style-name="ce6" office:value-type="string">
            <text:p>3.5.3 Os educandos são incentivados e orientados para o trabalho em grupo?</text:p>
          </table:table-cell>
        </table:table-row>
        <table:table-row table:style-name="ro4">
          <table:table-cell table:style-name="ce6" office:value-type="string">
            <text:p>3.5.4 Os educandos são incentivados e orientados para desenvolver pesquisas e experimentos? </text:p>
          </table:table-cell>
          <table:table-cell table:style-name="ce6" office:value-type="string">
            <text:p>3.5.4 Os educandos são incentivados e orientados para desenvolver pesquisas e experimentos? </text:p>
          </table:table-cell>
          <table:table-cell table:style-name="ce6" office:value-type="string">
            <text:p>3.5.4 Os educandos são incentivados e orientados para desenvolver pesquisas e experimentos? </text:p>
          </table:table-cell>
          <table:table-cell table:style-name="ce6" office:value-type="string">
            <text:p>3.5.4 Os educandos são incentivados e orientados para desenvolver pesquisas e experimentos? </text:p>
          </table:table-cell>
        </table:table-row>
        <table:table-row table:style-name="ro5">
          <table:table-cell table:style-name="ce6" office:value-type="string">
            <text:p>3.5.5 A escola realiza feiras ou exposições das criações dos educandos (desenhos, poemas, invenções etc.)? </text:p>
          </table:table-cell>
          <table:table-cell table:style-name="ce6" office:value-type="string">
            <text:p>3.5.5 A escola realiza feiras ou exposições das criações dos educandos (por exemplo, desenhos, poemas, invenções)? </text:p>
          </table:table-cell>
          <table:table-cell table:style-name="ce6" office:value-type="string">
            <text:p>3.5.5 Esta questão não se refere a este segmento.</text:p>
          </table:table-cell>
          <table:table-cell table:style-name="ce6" office:value-type="string">
            <text:p>3.5.5 A escola realiza feiras ou exposições das criações dos educandos (por exemplo, desenhos, poemas, invenções)? </text:p>
          </table:table-cell>
        </table:table-row>
        <table:table-row table:style-name="ro4">
          <table:table-cell table:style-name="ce6" office:value-type="string">
            <text:p>3.5.6 Os brinquedos e jogos são guardados em locais de livre acesso às crianças? </text:p>
          </table:table-cell>
          <table:table-cell table:style-name="ce6" office:value-type="string">
            <text:p>3.5.6 Esta questão não se refere a este segmento.</text:p>
          </table:table-cell>
          <table:table-cell table:style-name="ce6" office:value-type="string">
            <text:p>3.5.6 Esta questão não se refere a este segmento.</text:p>
          </table:table-cell>
          <table:table-cell table:style-name="ce6" office:value-type="string">
            <text:p>3.5.6 Os brinquedos e jogos são guardados em locais de livre acesso às crianças? </text:p>
          </table:table-cell>
        </table:table-row>
        <table:table-row table:style-name="ro2">
          <table:table-cell table:style-name="ce6" office:value-type="string">
            <text:p>3.5.7 Esta questão não se refere a este segmento.</text:p>
          </table:table-cell>
          <table:table-cell table:style-name="ce6" office:value-type="string">
            <text:p>3.5.7 As crianças aprendem a guardar os brinquedos?</text:p>
          </table:table-cell>
          <table:table-cell table:style-name="ce6" office:value-type="string">
            <text:p>3.5.7 As crianças aprendem a guardar os brinquedos?</text:p>
          </table:table-cell>
          <table:table-cell table:style-name="ce6" office:value-type="string">
            <text:p>3.5.7 As crianças aprendem a guardar os brinquedos?</text:p>
          </table:table-cell>
        </table:table-row>
        <table:table-row table:style-name="ro5">
          <table:table-cell table:style-name="ce6" office:value-type="string">
            <text:p>3.5.8 Os educandos têm oportunidade de propor, criar e realizar atividades na sala de aula e na escola como um todo? </text:p>
          </table:table-cell>
          <table:table-cell table:style-name="ce6" office:value-type="string">
            <text:p>3.5.8 Esta questão não se refere a este segmento.</text:p>
          </table:table-cell>
          <table:table-cell table:style-name="ce8" table:number-columns-repeated="2"/>
        </table:table-row>
        <table:table-row table:style-name="ro4">
          <table:table-cell table:style-name="ce5" office:value-type="string">
            <text:p>3.6 Variedades das estratégias e dos recursos de ensino-aprendizagem</text:p>
          </table:table-cell>
          <table:table-cell table:style-name="ce5" office:value-type="string">
            <text:p>3.6 Variedades das estratégias e dos recursos de ensino-aprendizagem</text:p>
          </table:table-cell>
          <table:table-cell table:style-name="ce5" office:value-type="string">
            <text:p>3.6 Variedades das estratégias e dos recursos de ensino-aprendizagem</text:p>
          </table:table-cell>
          <table:table-cell table:style-name="ce5" office:value-type="string">
            <text:p>3.6 Variedades das estratégias e dos recursos de ensino-aprendizagem</text:p>
          </table:table-cell>
        </table:table-row>
        <table:table-row table:style-name="ro5">
          <table:table-cell table:style-name="ce6" office:value-type="string">
            <text:p>3.6.1 Os professores fazem uso de diferentes recursos pedagógicos (jornais, revistas, livros diversos, obras de arte, filmes) no ambiente escolar?</text:p>
          </table:table-cell>
          <table:table-cell table:style-name="ce6" office:value-type="string">
            <text:p>3.6.1 Os professores fazem uso de diferentes recursos pedagógicos (jornais, revistas, livros diversos, obras de arte, filmes) no ambiente escolar? </text:p>
          </table:table-cell>
          <table:table-cell table:style-name="ce6" office:value-type="string">
            <text:p>3.6.1 Os professores fazem uso de diferentes recursos pedagógicos (jornais, revistas, livros diversos, obras de arte, filmes) no ambiente escolar? </text:p>
          </table:table-cell>
          <table:table-cell table:style-name="ce6" office:value-type="string">
            <text:p>3.6.1 Os professores fazem uso de diferentes recursos pedagógicos (jornais, revistas, livros diversos, obras de arte, filmes) no ambiente escolar? </text:p>
          </table:table-cell>
        </table:table-row>
        <table:table-row table:style-name="ro5">
          <table:table-cell table:style-name="ce6" office:value-type="string">
            <text:p>3.6.2 Esta questão não se refere a este segmento.</text:p>
          </table:table-cell>
          <table:table-cell table:style-name="ce6" office:value-type="string">
            <text:p>3.6.2 As atividades de casa são passadas de forma adequada para consolidar e ampliar o conhecimento do educando?</text:p>
          </table:table-cell>
          <table:table-cell table:style-name="ce6" office:value-type="string">
            <text:p>3.6.2 Esta questão não se refere a este segmento.</text:p>
          </table:table-cell>
          <table:table-cell table:style-name="ce6" office:value-type="string">
            <text:p>3.6.2 As atividades de casa são passadas de forma adequada para consolidar e ampliar o conhecimento do educando?</text:p>
          </table:table-cell>
        </table:table-row>
        <table:table-row table:style-name="ro5">
          <table:table-cell table:style-name="ce6" office:value-type="string">
            <text:p>3.6.3 Você considera que o projeto “Escolinha do Futuro” contribui para o desenvolvimento integral das crianças e jovens?</text:p>
          </table:table-cell>
          <table:table-cell table:style-name="ce6" office:value-type="string">
            <text:p>3.6.3 O senhor ou a senhora considera que o projeto “Escolinha do Futuro” contribui para o desenvolvimento integral das crianças e jovens?</text:p>
          </table:table-cell>
          <table:table-cell table:style-name="ce6" office:value-type="string">
            <text:p>3.6.3 O senhor ou a senhora considera que o projeto “Escolinha do Futuro” contribui para o desenvolvimento integral das crianças e jovens?</text:p>
          </table:table-cell>
          <table:table-cell table:style-name="ce6" office:value-type="string">
            <text:p>3.6.3 Esta questão não se refere a este segmento.</text:p>
          </table:table-cell>
        </table:table-row>
        <table:table-row table:style-name="ro4">
          <table:table-cell table:style-name="ce6" office:value-type="string">
            <text:p>3.6.4 Os professores propõem atividades pedagógicas fora da escola, como passeios, excursões etc.? </text:p>
          </table:table-cell>
          <table:table-cell table:style-name="ce6" office:value-type="string">
            <text:p>3.6.4 Os professores propõem atividades pedagógicas fora da escola, como passeios, excursões etc.? </text:p>
          </table:table-cell>
          <table:table-cell table:style-name="ce6" office:value-type="string">
            <text:p>3.6.4 Os professores propõem atividades pedagógicas fora da escola, como passeios, excursões etc.? </text:p>
          </table:table-cell>
          <table:table-cell table:style-name="ce6" office:value-type="string">
            <text:p>3.6.4 Os professores propõem atividades pedagógicas fora da escola, como passeios, excursões etc.? </text:p>
          </table:table-cell>
        </table:table-row>
        <table:table-row table:style-name="ro2">
          <table:table-cell table:style-name="ce5" office:value-type="string">
            <text:p>3.7 Prática pedagógica de apoio à diversidade </text:p>
          </table:table-cell>
          <table:table-cell table:style-name="ce5" office:value-type="string">
            <text:p>3.7 Prática pedagógica de apoio à diversidade</text:p>
          </table:table-cell>
          <table:table-cell table:style-name="ce5" office:value-type="string">
            <text:p>3.7 Prática pedagógica de apoio à diversidade </text:p>
          </table:table-cell>
          <table:table-cell table:style-name="ce5" office:value-type="string">
            <text:p>3.7 Prática pedagógica de apoio à diversidade </text:p>
          </table:table-cell>
        </table:table-row>
        <table:table-row table:style-name="ro7">
          <table:table-cell table:style-name="ce6"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  <table:table-cell table:style-name="ce6"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  <table:table-cell table:style-name="ce6"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  <table:table-cell table:style-name="ce6" office:value-type="string">
            <text:p>3.7.1 Educandos com deficiência ou qualquer tipo de necessidade recebem o apoio individualizado dos professores, funcionários e direção da escola para a efetiva equiparação de oportunidades de aprendizagem?</text:p>
          </table:table-cell>
        </table:table-row>
        <table:table-row table:style-name="ro3">
          <table:table-cell table:style-name="ce6"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  <table:table-cell table:style-name="ce6"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  <table:table-cell table:style-name="ce6"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  <table:table-cell table:style-name="ce6" office:value-type="string">
            <text:p>3.7.2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5">
          <table:table-cell table:style-name="ce6" office:value-type="string">
            <text:p>3.7.3 A escola é um espaço de respeito à criação e à expressão das tradições culturais das crianças, das famílias e da comunidade?</text:p>
          </table:table-cell>
          <table:table-cell table:style-name="ce6" office:value-type="string">
            <text:p>3.7.3 A escola é um espaço de respeito à criação e à expressão das tradições culturais das crianças, das famílias e da comunidade?</text:p>
          </table:table-cell>
          <table:table-cell table:style-name="ce6" office:value-type="string">
            <text:p>3.7.3 A escola é um espaço de respeito à criação e à expressão das tradições culturais das crianças, das famílias e da comunidade?</text:p>
          </table:table-cell>
          <table:table-cell table:style-name="ce6" office:value-type="string">
            <text:p>3.7.3 A escola é um espaço de respeito à criação e à expressão das tradições culturais das crianças, das famílias e da comunidade?</text:p>
          </table:table-cell>
        </table:table-row>
        <table:table-row table:style-name="ro5">
          <table:table-cell table:style-name="ce6" office:value-type="string">
            <text:p>3.7.4 Os professores promovem a participação das crianças com deficiência em todas as atividades do cotidiano?</text:p>
          </table:table-cell>
          <table:table-cell table:style-name="ce6" office:value-type="string">
            <text:p>3.7.4 Os professores promovem a participação das crianças com deficiência em todas as atividades do cotidiano?</text:p>
          </table:table-cell>
          <table:table-cell table:style-name="ce6" office:value-type="string">
            <text:p>3.7.4 Os professores promovem a participação das crianças com deficiência em todas as atividades do cotidiano?</text:p>
          </table:table-cell>
          <table:table-cell table:style-name="ce6" office:value-type="string">
            <text:p>3.7.4 Os professores promovem a participação das crianças com deficiência em todas as atividades do cotidiano?</text:p>
          </table:table-cell>
        </table:table-row>
        <table:table-row table:style-name="ro4">
          <table:table-cell table:style-name="ce5" office:value-type="string">
            <text:p>3.8 Multiplicidade de diferentes linguagens plásticas, simbólicas, musicais e corporais </text:p>
          </table:table-cell>
          <table:table-cell table:style-name="ce5" office:value-type="string">
            <text:p>3.8 Multiplicidade de diferentes linguagens plásticas, simbólicas, musicais e corporais </text:p>
          </table:table-cell>
          <table:table-cell table:style-name="ce5" office:value-type="string">
            <text:p>3.8 Multiplicidade de diferentes linguagens plásticas, simbólicas, musicais e corporais </text:p>
          </table:table-cell>
          <table:table-cell table:style-name="ce5" office:value-type="string">
            <text:p>3.8 Multiplicidade de diferentes linguagens plásticas, simbólicas, musicais e corporais </text:p>
          </table:table-cell>
        </table:table-row>
        <table:table-row table:style-name="ro5">
          <table:table-cell table:style-name="ce6" office:value-type="string">
            <text:p>3.8.1 Os professores propõem, periodicamente, às crianças brincadeiras com sons, ritmos e melodias com a voz?</text:p>
          </table:table-cell>
          <table:table-cell table:style-name="ce6" office:value-type="string">
            <text:p>3.8.1 Os professores propõem, periodicamente, às crianças brincadeiras com sons, ritmos e melodias com a voz?</text:p>
          </table:table-cell>
          <table:table-cell table:style-name="ce6" office:value-type="string">
            <text:p>3.8.1 Os professores propõem, periodicamente, às crianças brincadeiras com sons, ritmos e melodias com a voz?</text:p>
          </table:table-cell>
          <table:table-cell table:style-name="ce6" office:value-type="string">
            <text:p>3.8.1 Os professores propõem, periodicamente, às crianças brincadeiras com sons, ritmos e melodias com a voz?</text:p>
          </table:table-cell>
        </table:table-row>
        <table:table-row table:style-name="ro5">
          <table:table-cell table:style-name="ce6" office:value-type="string">
            <text:p>3.8.2 As crianças são incentivadas a produzir pinturas, desenhos, esculturas, com materiais diversos e adequados à faixa etária?</text:p>
          </table:table-cell>
          <table:table-cell table:style-name="ce6" office:value-type="string">
            <text:p>3.8.2 As crianças são incentivadas a produzir pinturas, desenhos, esculturas, com materiais diversos e adequados à faixa etária?</text:p>
          </table:table-cell>
          <table:table-cell table:style-name="ce6" office:value-type="string">
            <text:p>3.8.2 As crianças são incentivadas a produzir pinturas, desenhos, esculturas, com materiais diversos e adequados à faixa etária?</text:p>
          </table:table-cell>
          <table:table-cell table:style-name="ce6" office:value-type="string">
            <text:p>3.8.2 Os professores incentivam as crianças a produzir pinturas, desenhos, esculturas, com materiais diversos e adequados à faixa etária? </text:p>
          </table:table-cell>
        </table:table-row>
        <table:table-row table:style-name="ro5">
          <table:table-cell table:style-name="ce6" office:value-type="string">
            <text:p>3.8.3 Esta questão não se refere a este segmento.</text:p>
          </table:table-cell>
          <table:table-cell table:style-name="ce6" office:value-type="string">
            <text:p>3.8.3 Esta questão não se refere a este segmento.</text:p>
          </table:table-cell>
          <table:table-cell table:style-name="ce6" office:value-type="string">
            <text:p>3.8.3 Esta questão não se refere a este segmento.</text:p>
          </table:table-cell>
          <table:table-cell table:style-name="ce6" office:value-type="string">
            <text:p>3.8.3 Os professores oportunizam o uso constante do Lego em sala de aula, explorando propostas diversificadas de utilização?</text:p>
          </table:table-cell>
        </table:table-row>
        <table:table-row table:style-name="ro2">
          <table:table-cell table:style-name="ce5" office:value-type="string">
            <text:p>3.9 Atuação do corpo técnico pedagógico (CTP)</text:p>
          </table:table-cell>
          <table:table-cell table:style-name="ce5" office:value-type="string">
            <text:p>3.9 <text:s/>Atuação do corpo técnico pedagógico (CTP)</text:p>
          </table:table-cell>
          <table:table-cell table:style-name="ce5" office:value-type="string">
            <text:p>3.9 <text:s/>Atuação do corpo técnico pedagógico (CTP)</text:p>
          </table:table-cell>
          <table:table-cell table:style-name="ce5" office:value-type="string">
            <text:p>3.9 Atuação do corpo técnico pedagógico (CTP)</text:p>
          </table:table-cell>
        </table:table-row>
        <table:table-row table:style-name="ro4">
          <table:table-cell table:style-name="ce6" office:value-type="string">
            <text:p>3.9.1 Esta questão não se refere a este segmento.</text:p>
          </table:table-cell>
          <table:table-cell table:style-name="ce6" office:value-type="string">
            <text:p>3.9.1 A equipe escolar é atendida e orientada pelo CTP?</text:p>
          </table:table-cell>
          <table:table-cell table:style-name="ce6" office:value-type="string">
            <text:p>3.9.1 A equipe escolar é atendida e orientada pelo CTP?</text:p>
          </table:table-cell>
          <table:table-cell table:style-name="ce6" office:value-type="string">
            <text:p>3.9.1 A equipe escolar é atendida e orientada pelo CTP?</text:p>
          </table:table-cell>
        </table:table-row>
        <table:table-row table:style-name="ro5">
          <table:table-cell table:style-name="ce6" office:value-type="string">
            <text:p>3.9.2 Esta questão não se refere a este segmento</text:p>
          </table:table-cell>
          <table:table-cell table:style-name="ce6" office:value-type="string">
            <text:p>3.9.2 O CTP realiza orientações específicas às famílias que têm dificuldade na organização/sistematização da vida escolar do educando?</text:p>
          </table:table-cell>
          <table:table-cell table:style-name="ce6" office:value-type="string">
            <text:p>3.9.2 O CTP realiza orientações específicas às famílias que têm dificuldade na organização/sistematização da vida escolar do educando?</text:p>
          </table:table-cell>
          <table:table-cell table:style-name="ce6" office:value-type="string">
            <text:p>3.9.2 O CTP realiza orientações específicas às famílias que têm dificuldade na organização/sistematização da vida escolar do educando?</text:p>
          </table:table-cell>
        </table:table-row>
        <table:table-row table:style-name="ro4">
          <table:table-cell table:style-name="ce6" office:value-type="string">
            <text:p>3.9.3 Esta questão não se refere a este segmento</text:p>
          </table:table-cell>
          <table:table-cell table:style-name="ce6" office:value-type="string">
            <text:p>3.9.3 O CTP encaminha e orienta os profissionais e educandos quando estes possuam dificuldades?</text:p>
          </table:table-cell>
          <table:table-cell table:style-name="ce6" office:value-type="string">
            <text:p>3.9.3 O CTP encaminha e orienta os profissionais e educandos quando estes possuam dificuldades?</text:p>
          </table:table-cell>
          <table:table-cell table:style-name="ce6" office:value-type="string">
            <text:p>3.9.3 O CTP encaminha e orienta os profissionais e educandos quando estes possuam dificuldades?</text:p>
          </table:table-cell>
        </table:table-row>
        <table:table-row table:style-name="ro5">
          <table:table-cell table:style-name="ce6" office:value-type="string">
            <text:p>3.9.4 Esta questão não se refere a este segmento</text:p>
          </table:table-cell>
          <table:table-cell table:style-name="ce6" office:value-type="string">
            <text:p>3.9.4 O CTP dialoga com os educandos e familiares, de modo a conhecer suas características/demandas, e articula projetos para atender as necessidades?</text:p>
          </table:table-cell>
          <table:table-cell table:style-name="ce6" office:value-type="string">
            <text:p>3.9.4 O CTP dialoga com os educandos e familiares, de modo a conhecer suas características/demandas, e articula projetos para atender as necessidades?</text:p>
          </table:table-cell>
          <table:table-cell table:style-name="ce6" office:value-type="string">
            <text:p>3.9.4 O CTP dialoga com os educandos e familiares, de modo a conhecer suas características/demandas, e articula projetos para atender as necessidades?</text:p>
          </table:table-cell>
        </table:table-row>
        <table:table-row table:style-name="ro4">
          <table:table-cell table:style-name="ce6" office:value-type="string">
            <text:p>3.9.5 Esta questão não se refere a este segmento</text:p>
          </table:table-cell>
          <table:table-cell table:style-name="ce6" office:value-type="string">
            <text:p>3.9.5 Esta questão não se refere a este segmento.</text:p>
          </table:table-cell>
          <table:table-cell table:style-name="ce6" office:value-type="string">
            <text:p>3.9.5 O CTP possui plano de trabalho/planejamento prévio nas ações desenvolvidas na escola? </text:p>
          </table:table-cell>
          <table:table-cell table:style-name="ce6" office:value-type="string">
            <text:p>3.9.5 O CTP possui plano de trabalho/planejamento prévio nas ações desenvolvidas na escola? 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4</text:p>
          </table:table-cell>
          <table:table-cell table:style-name="ce4" office:value-type="string">
            <text:p>Dimensão 4</text:p>
          </table:table-cell>
          <table:table-cell table:style-name="ce4" office:value-type="string">
            <text:p>Dimensão 4</text:p>
          </table:table-cell>
          <table:table-cell table:style-name="ce4" office:value-type="string">
            <text:p>Dimensão 4</text:p>
          </table:table-cell>
        </table:table-row>
        <table:table-row table:style-name="ro2">
          <table:table-cell table:style-name="ce4" office:value-type="string">
            <text:p>Avaliação</text:p>
          </table:table-cell>
          <table:table-cell table:style-name="ce4" office:value-type="string">
            <text:p>Avaliação</text:p>
          </table:table-cell>
          <table:table-cell table:style-name="ce4" office:value-type="string">
            <text:p>Avaliação</text:p>
          </table:table-cell>
          <table:table-cell table:style-name="ce4" office:value-type="string">
            <text:p>Avaliação</text:p>
          </table:table-cell>
        </table:table-row>
        <table:table-row table:style-name="ro4">
          <table:table-cell table:style-name="ce5" office:value-type="string">
            <text:p>4.1 Monitoramento do processo de aprendizagem dos educandos </text:p>
          </table:table-cell>
          <table:table-cell table:style-name="ce5" office:value-type="string">
            <text:p>4.1 Monitoramento do processo de aprendizagem dos educandos </text:p>
          </table:table-cell>
          <table:table-cell table:style-name="ce5" office:value-type="string">
            <text:p>4.1 Monitoramento do processo de aprendizagem dos educandos </text:p>
          </table:table-cell>
          <table:table-cell table:style-name="ce5" office:value-type="string">
            <text:p>4.1 Monitoramento do processo de aprendizagem dos educandos </text:p>
          </table:table-cell>
        </table:table-row>
        <table:table-row table:style-name="ro7">
          <table:table-cell table:style-name="ce6" office:value-type="string">
            <text:p>4.1.1 Esta questão não se refere a este segmento.</text:p>
          </table:table-cell>
          <table:table-cell table:style-name="ce6" office:value-type="string">
            <text:p>4.1.1 Esta questão não se refere a este segmento.</text:p>
          </table:table-cell>
          <table:table-cell table:style-name="ce6" office:value-type="string">
            <text:p>4.1.1 Esta questão não se refere a este segmento.</text:p>
          </table:table-cell>
          <table:table-cell table:style-name="ce6" office:value-type="string">
            <text:p>4.1.1 Os professores observam a progressão dos educandos e suas principais dificuldades (corrigem trabalhos, circulam pela classe enquanto os educandos estão fazendo seus exercícios, incentivam os educandos a fazer perguntas e tirar dúvidas)? </text:p>
          </table:table-cell>
        </table:table-row>
        <table:table-row table:style-name="ro5">
          <table:table-cell table:style-name="ce6" office:value-type="string">
            <text:p>4.1.2 Esta questão não se refere a este segmento.</text:p>
          </table:table-cell>
          <table:table-cell table:style-name="ce6" office:value-type="string">
            <text:p>4.1.2 A escola estabelece relação clara entre os objetivos de aprendizagem, as atividades de ensino e a avaliação dos educandos? </text:p>
          </table:table-cell>
          <table:table-cell table:style-name="ce6" office:value-type="string">
            <text:p>4.1.2 Esta questão não se refere a este segmento.</text:p>
          </table:table-cell>
          <table:table-cell table:style-name="ce6" office:value-type="string">
            <text:p>4.1.2 A escola estabelece relação clara entre os objetivos de aprendizagem, as atividades de ensino e a avaliação dos educandos? </text:p>
          </table:table-cell>
        </table:table-row>
        <table:table-row table:style-name="ro5">
          <table:table-cell table:style-name="ce6" office:value-type="string">
            <text:p>4.1.3 Esta questão não se refere a este segmento.</text:p>
          </table:table-cell>
          <table:table-cell table:style-name="ce6" office:value-type="string">
            <text:p>4.1.3 O encaminhamento à Sala de Apoio Pedagógico (SAP) tem proporcionado avanços na aprendizagem e desenvolvimento dos educandos? </text:p>
          </table:table-cell>
          <table:table-cell table:style-name="ce6" office:value-type="string">
            <text:p>4.1.3 Esta questão não se refere a este segmento.</text:p>
          </table:table-cell>
          <table:table-cell table:style-name="ce6" office:value-type="string">
            <text:p>4.1.3 O encaminhamento à Sala de Apoio Pedagógico (SAP) tem proporcionado avanços na aprendizagem e desenvolvimento dos educandos? </text:p>
          </table:table-cell>
        </table:table-row>
        <table:table-row table:style-name="ro3">
          <table:table-cell table:style-name="ce6" office:value-type="string">
            <text:p>4.1.4 Esta questão não se refere a este segmento.</text:p>
          </table:table-cell>
          <table:table-cell table:style-name="ce6" office:value-type="string">
            <text:p>4.1.4 O encaminhamento à Sala de Atendimento Educacional Especializada (SAEE) tem proporcionado avanços na aprendizagem e desenvolvimento dos educandos? </text:p>
          </table:table-cell>
          <table:table-cell table:style-name="ce6" office:value-type="string">
            <text:p>4.1.4 Esta questão não se refere a este segmento.</text:p>
          </table:table-cell>
          <table:table-cell table:style-name="ce6" office:value-type="string">
            <text:p>4.1.4 O encaminhamento à Sala de Atendimento Educacional Especializada (SAEE) tem proporcionado avanços na aprendizagem e desenvolvimento dos educandos? </text:p>
          </table:table-cell>
        </table:table-row>
        <table:table-row table:style-name="ro2">
          <table:table-cell table:style-name="ce5" office:value-type="string">
            <text:p>4.2 Mecanismos de avaliação </text:p>
          </table:table-cell>
          <table:table-cell table:style-name="ce5" office:value-type="string">
            <text:p>4.2 Mecanismos de avaliação dos educandos </text:p>
          </table:table-cell>
          <table:table-cell table:style-name="ce5" office:value-type="string">
            <text:p>4.2 Mecanismos de avaliação dos educandos </text:p>
          </table:table-cell>
          <table:table-cell table:style-name="ce5" office:value-type="string">
            <text:p>4.2 Mecanismos de avaliação dos educandos </text:p>
          </table:table-cell>
        </table:table-row>
        <table:table-row table:style-name="ro5">
          <table:table-cell table:style-name="ce6" office:value-type="string">
            <text:p>4.2.1 Esta questão não se refere a este segmento.</text:p>
          </table:table-cell>
          <table:table-cell table:style-name="ce6" office:value-type="string">
            <text:p>4.2.1 Os professores fazem uso de diferentes instrumentos de avaliação (provas, trabalhos, pesquisas, seminários)? </text:p>
          </table:table-cell>
          <table:table-cell table:style-name="ce6" office:value-type="string">
            <text:p>4.2.1 Esta questão não se refere a este segmento.</text:p>
          </table:table-cell>
          <table:table-cell table:style-name="ce6" office:value-type="string">
            <text:p>4.2.1 Os professores fazem uso de diferentes instrumentos de avaliação (provas, trabalhos, pesquisas, seminários)? </text:p>
          </table:table-cell>
        </table:table-row>
        <table:table-row table:style-name="ro7">
          <table:table-cell table:style-name="ce6"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  <table:table-cell table:style-name="ce6"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  <table:table-cell table:style-name="ce6"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  <table:table-cell table:style-name="ce6"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3">
          <table:table-cell table:style-name="ce6" office:value-type="string">
            <text:p>4.2.3 Você é informado e orientado sobre os critérios de atribuições de notas, reprovação, aprovação e reagrupamento dos educandos?</text:p>
          </table:table-cell>
          <table:table-cell table:style-name="ce6" office:value-type="string">
            <text:p>4.2.3 O senhor ou a senhora é informado e orientado sobre os critérios de atribuições de notas, reprovação, aprovação e reagrupamento dos educandos?</text:p>
          </table:table-cell>
          <table:table-cell table:style-name="ce6" office:value-type="string">
            <text:p>4.2.3 Esta questão não se refere a este segmento.</text:p>
          </table:table-cell>
          <table:table-cell table:style-name="ce6" office:value-type="string">
            <text:p>4.2.3 Os critérios de atribuições de notas, reprovação, aprovação e reagrupamento dos educandos são assuntos abordados com os educandos e suas famílias?</text:p>
          </table:table-cell>
        </table:table-row>
        <table:table-row table:style-name="ro4">
          <table:table-cell table:style-name="ce8"/>
          <table:table-cell table:style-name="ce6" office:value-type="string">
            <text:p>4.2.4 Esta questão não se refere a este segmento.</text:p>
          </table:table-cell>
          <table:table-cell table:style-name="ce6" office:value-type="string">
            <text:p>4.2.4 Esta questão não se refere a este segmento.</text:p>
          </table:table-cell>
          <table:table-cell table:style-name="ce6" office:value-type="string">
            <text:p>4.2.4 A atribuição de notas ou conceitos é discutida entre os professores?</text:p>
          </table:table-cell>
        </table:table-row>
        <table:table-row table:style-name="ro4">
          <table:table-cell table:style-name="ce5" office:value-type="string">
            <text:p>4.3 Participação dos educandos na avaliação de sua aprendizagem </text:p>
          </table:table-cell>
          <table:table-cell table:style-name="ce5" office:value-type="string">
            <text:p>4.3 Participação dos educandos na avaliação de sua aprendizagem </text:p>
          </table:table-cell>
          <table:table-cell table:style-name="ce5" office:value-type="string">
            <text:p>4.3 Participação dos educandos na avaliação de sua aprendizagem</text:p>
          </table:table-cell>
          <table:table-cell table:style-name="ce5" office:value-type="string">
            <text:p>4.3 Participação dos educandos na avaliação de sua aprendizagem </text:p>
          </table:table-cell>
        </table:table-row>
        <table:table-row table:style-name="ro3">
          <table:table-cell table:style-name="ce6" office:value-type="string">
            <text:p>4.3.1 Os professores envolvem os educandos na organização, realização e avaliação das atividades desenvolvidas em sala de aula, valorizando assim a participação de todos no desenvolvimento do curso?</text:p>
          </table:table-cell>
          <table:table-cell table:style-name="ce6" office:value-type="string">
            <text:p>4.3.1 Os professores envolvem os educandos na organização, realização e avaliação das atividades desenvolvidas em sala de aula, valorizando assim a participação de todos no desenvolvimento do curso?</text:p>
          </table:table-cell>
          <table:table-cell table:style-name="ce6" office:value-type="string">
            <text:p>4.3.1 Esta questão não se refere a este segmento.</text:p>
          </table:table-cell>
          <table:table-cell table:style-name="ce6" office:value-type="string">
            <text:p>4.3.1 Os professores envolvem os educandos na organização, realização e avaliação das atividades desenvolvidas em sala de aula, valorizando assim a participação de todos no desenvolvimento do curso?</text:p>
          </table:table-cell>
        </table:table-row>
        <table:table-row table:style-name="ro5">
          <table:table-cell table:style-name="ce6" office:value-type="string">
            <text:p>4.3.2 Os educandos são orientados pelos professores a fazer autoavaliação (falar, ouvir, escrever, expressar o que aprenderam)? </text:p>
          </table:table-cell>
          <table:table-cell table:style-name="ce6" office:value-type="string">
            <text:p>4.3.2 Os educandos são orientados pelos professores a fazer autoavaliação (falar, ouvir, escrever, expressar o que aprenderam)? </text:p>
          </table:table-cell>
          <table:table-cell table:style-name="ce6" office:value-type="string">
            <text:p>4.3.2 Esta questão não se refere a este segmento.</text:p>
          </table:table-cell>
          <table:table-cell table:style-name="ce6" office:value-type="string">
            <text:p>4.3.2 Os educandos são orientados pelos professores a fazer autoavaliação (falar, ouvir, escrever, expressar o que aprenderam)? </text:p>
          </table:table-cell>
        </table:table-row>
        <table:table-row table:style-name="ro4">
          <table:table-cell table:style-name="ce6" office:value-type="string">
            <text:p>4.3.3 Os educandos são informados sobre seu direito de contestar os critérios avaliativos?</text:p>
          </table:table-cell>
          <table:table-cell table:style-name="ce6" office:value-type="string">
            <text:p>4.3.3 Os educandos e familiares são informados sobre seu direito de contestar os critérios avaliativos? </text:p>
          </table:table-cell>
          <table:table-cell table:style-name="ce6" office:value-type="string">
            <text:p>4.3.3 Esta questão não se refere a este segmento.</text:p>
          </table:table-cell>
          <table:table-cell table:style-name="ce6" office:value-type="string">
            <text:p>4.3.3 Os educandos e familiares são informados sobre seu direito de contestar os critérios avaliativos? </text:p>
          </table:table-cell>
        </table:table-row>
        <table:table-row table:style-name="ro4">
          <table:table-cell table:style-name="ce5" office:value-type="string">
            <text:p>4.4 Avaliação do trabalho dos profissionais da escola </text:p>
          </table:table-cell>
          <table:table-cell table:style-name="ce5" office:value-type="string">
            <text:p>4.4 Avaliação do trabalho dos profissionais da escola</text:p>
          </table:table-cell>
          <table:table-cell table:style-name="ce5" office:value-type="string">
            <text:p>4.4 Avaliação do trabalho dos profissionais da escola </text:p>
          </table:table-cell>
          <table:table-cell table:style-name="ce5" office:value-type="string">
            <text:p>4.4 Avaliação do trabalho dos profissionais da escola </text:p>
          </table:table-cell>
        </table:table-row>
        <table:table-row table:style-name="ro5">
          <table:table-cell table:style-name="ce6" office:value-type="string">
            <text:p>4.4.1 Esta questão não se refere a este segmento.</text:p>
          </table:table-cell>
          <table:table-cell table:style-name="ce6" office:value-type="string">
            <text:p>4.4.1. Esta questão não se refere a este segmento.</text:p>
          </table:table-cell>
          <table:table-cell table:style-name="ce6" office:value-type="string">
            <text:p>4.4.1 Existe o interesse de que a escola desenvolva algum procedimento anual para avaliar o desempenho profissional das pessoas que nela trabalham?</text:p>
          </table:table-cell>
          <table:table-cell table:style-name="ce6" office:value-type="string">
            <text:p>4.4.1 Existe o interesse de que a escola desenvolva algum procedimento anual para avaliar o desempenho profissional das pessoas que nela trabalham?</text:p>
          </table:table-cell>
        </table:table-row>
        <table:table-row table:style-name="ro5">
          <table:table-cell table:style-name="ce5" office:value-type="string">
            <text:p>4.5 Compartilhamento, reflexão e uso das avaliações educacionais da Rede Municipal de Ensino de Osasco</text:p>
          </table:table-cell>
          <table:table-cell table:style-name="ce5" office:value-type="string">
            <text:p>4.5 Compartilhamento, reflexão e uso das avaliações educacionais da Rede Municipal de Ensino de Osasco</text:p>
          </table:table-cell>
          <table:table-cell table:style-name="ce5" office:value-type="string">
            <text:p>4.5 Compartilhamento, reflexão e uso das avaliações educacionais da Rede Municipal de Ensino de Osasco</text:p>
          </table:table-cell>
          <table:table-cell table:style-name="ce5" office:value-type="string">
            <text:p>4.5 Compartilhamento, reflexão e uso das avaliações educacionais da Rede Municipal de Ensino de Osasco</text:p>
          </table:table-cell>
        </table:table-row>
        <table:table-row table:style-name="ro5">
          <table:table-cell table:style-name="ce6" office:value-type="string">
            <text:p>4.5.1 A Unidade Educacional tem compartilhado os resultados das avaliações anuais com a comunidade envolvida?</text:p>
          </table:table-cell>
          <table:table-cell table:style-name="ce6" office:value-type="string">
            <text:p>4.5.1 A Unidade Educacional tem compartilhado os resultados das avaliações anuais com a comunidade envolvida?</text:p>
          </table:table-cell>
          <table:table-cell table:style-name="ce6" office:value-type="string">
            <text:p>4.5.1 A Unidade Educacional tem compartilhado os resultados das avaliações anuais com a comunidade envolvida?</text:p>
          </table:table-cell>
          <table:table-cell table:style-name="ce6" office:value-type="string">
            <text:p>4.5.1 A Unidade Educacional tem compartilhado os resultados das avaliações anuais com a comunidade envolvida?</text:p>
          </table:table-cell>
        </table:table-row>
        <table:table-row table:style-name="ro5">
          <table:table-cell table:style-name="ce6" office:value-type="string">
            <text:p>4.5.2 A Unidade Educacional tem conseguido refletir e analisar coletivamente os resultados da avaliação educacional?</text:p>
          </table:table-cell>
          <table:table-cell table:style-name="ce6" office:value-type="string">
            <text:p>4.5.2 A Unidade Educacional tem conseguido refletir e analisar coletivamente os resultados da avaliação educacional?</text:p>
          </table:table-cell>
          <table:table-cell table:style-name="ce6" office:value-type="string">
            <text:p>4.5.2 A Unidade Educacional tem conseguido refletir e analisar coletivamente os resultados da avaliação educacional?</text:p>
          </table:table-cell>
          <table:table-cell table:style-name="ce6" office:value-type="string">
            <text:p>4.5.2 A Unidade Educacional tem conseguido refletir e analisar coletivamente os resultados da avaliação educacional?</text:p>
          </table:table-cell>
        </table:table-row>
        <table:table-row table:style-name="ro5">
          <table:table-cell table:style-name="ce6" office:value-type="string">
            <text:p>4.5.3 Estão sendo desenvolvidas ações para os desafios apresentados pelos resultados da avaliação educacional?</text:p>
          </table:table-cell>
          <table:table-cell table:style-name="ce6" office:value-type="string">
            <text:p>4.5.3 Estão sendo desenvolvidas ações para os desafios apresentados pelos resultados da avaliação educacional?</text:p>
          </table:table-cell>
          <table:table-cell table:style-name="ce6" office:value-type="string">
            <text:p>4.5.3 Estão sendo desenvolvidas ações para os desafios apresentados pelos resultados da avaliação educacional?</text:p>
          </table:table-cell>
          <table:table-cell table:style-name="ce6" office:value-type="string">
            <text:p>4.5.3 Estão sendo desenvolvidas ações para os desafios apresentados pelos resultados da avaliação educacional?</text:p>
          </table:table-cell>
        </table:table-row>
        <table:table-row table:style-name="ro4">
          <table:table-cell table:style-name="ce5" office:value-type="string">
            <text:p>4.6 Acesso, compreensão e uso dos indicadores oficiais de avaliação do MEC</text:p>
          </table:table-cell>
          <table:table-cell table:style-name="ce5" office:value-type="string">
            <text:p>4.6 Acesso, compreensão e uso dos indicadores oficiais de avaliação do MEC</text:p>
          </table:table-cell>
          <table:table-cell table:style-name="ce5" office:value-type="string">
            <text:p>4.6 Acesso, compreensão e uso dos indicadores oficiais de avaliação do MEC </text:p>
          </table:table-cell>
          <table:table-cell table:style-name="ce5" office:value-type="string">
            <text:p>4.6 Acesso, compreensão e uso dos indicadores oficiais de avaliação do MEC</text:p>
          </table:table-cell>
        </table:table-row>
        <table:table-row table:style-name="ro5">
          <table:table-cell table:style-name="ce6" office:value-type="string">
            <text:p>4.6.1 Esta questão não se refere a este segmento.</text:p>
          </table:table-cell>
          <table:table-cell table:style-name="ce6" office:value-type="string">
            <text:p>4.6.1 A comunidade escolar é informada sobre as avaliações de aprendizagens e resultados da Prova Brasil e o Ideb da sua Unidade Educacional?</text:p>
          </table:table-cell>
          <table:table-cell table:style-name="ce6" office:value-type="string">
            <text:p>4.6.1 A comunidade escolar é informada sobre as avaliações de aprendizagens e resultados da Prova Brasil e o Ideb da sua Unidade Educacional?</text:p>
          </table:table-cell>
          <table:table-cell table:style-name="ce6" office:value-type="string">
            <text:p>4.6.1 A comunidade escolar é informada sobre as avaliações de aprendizagens e resultados da Prova Brasil e o Ideb da sua Unidade Educacional?</text:p>
          </table:table-cell>
        </table:table-row>
        <table:table-row table:style-name="ro5">
          <table:table-cell table:style-name="ce6" office:value-type="string">
            <text:p>4.6.2 Esta questão não se refere a este segmento.</text:p>
          </table:table-cell>
          <table:table-cell table:style-name="ce6" office:value-type="string">
            <text:p>4.6.2 O significado dessas avaliações é discutido com os senhores?</text:p>
          </table:table-cell>
          <table:table-cell table:style-name="ce6" office:value-type="string">
            <text:p>4.6.2 O significado dessas avaliações é discutido com os senhores?</text:p>
          </table:table-cell>
          <table:table-cell table:style-name="ce6" office:value-type="string">
            <text:p>4.6.2 O significado dessas avaliações é discutido na escola (em sala de aula, reuniões de professores, reuniões pedagógicas etc.)?</text:p>
          </table:table-cell>
        </table:table-row>
        <table:table-row table:style-name="ro4">
          <table:table-cell table:style-name="ce6" office:value-type="string">
            <text:p>4.6.3 Esta questão não se refere a este segmento.</text:p>
          </table:table-cell>
          <table:table-cell table:style-name="ce6" office:value-type="string">
            <text:p>4.6.3 Os indicadores referentes à escola estão afixados em local visível?</text:p>
          </table:table-cell>
          <table:table-cell table:style-name="ce6" office:value-type="string">
            <text:p>4.6.3 Os indicadores referentes à escola estão afixados em local visível?</text:p>
          </table:table-cell>
          <table:table-cell table:style-name="ce6" office:value-type="string">
            <text:p>4.6.3 Esta questão não se refere a este segmento.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5</text:p>
          </table:table-cell>
          <table:table-cell table:style-name="ce4" office:value-type="string">
            <text:p>Dimensão 5</text:p>
          </table:table-cell>
          <table:table-cell table:style-name="ce4" office:value-type="string">
            <text:p>Dimensão 5</text:p>
          </table:table-cell>
          <table:table-cell table:style-name="ce4" office:value-type="string">
            <text:p>Dimensão 5</text:p>
          </table:table-cell>
        </table:table-row>
        <table:table-row table:style-name="ro2">
          <table:table-cell table:style-name="ce4" office:value-type="string">
            <text:p>Acesso e permanência dos educandos na escola</text:p>
          </table:table-cell>
          <table:table-cell table:style-name="ce4" office:value-type="string">
            <text:p>Acesso e permanência dos educandos na escola</text:p>
          </table:table-cell>
          <table:table-cell table:style-name="ce4" office:value-type="string">
            <text:p>Acesso e permanência dos educandos na escola</text:p>
          </table:table-cell>
          <table:table-cell table:style-name="ce4" office:value-type="string">
            <text:p>Acesso e permanência dos educandos na escola</text:p>
          </table:table-cell>
        </table:table-row>
        <table:table-row table:style-name="ro4">
          <table:table-cell table:style-name="ce5" office:value-type="string">
            <text:p>5.1 Atenção aos educandos com alguma defasagem de aprendizagem </text:p>
          </table:table-cell>
          <table:table-cell table:style-name="ce5" office:value-type="string">
            <text:p>5.1 Atenção aos educandos com alguma defasagem de aprendizagem</text:p>
          </table:table-cell>
          <table:table-cell table:style-name="ce5" office:value-type="string">
            <text:p>5.1 Atenção aos educandos com alguma defasagem de aprendizagem</text:p>
          </table:table-cell>
          <table:table-cell table:style-name="ce5" office:value-type="string">
            <text:p>5.1 Atenção aos educandos com alguma defasagem de aprendizagem</text:p>
          </table:table-cell>
        </table:table-row>
        <table:table-row table:style-name="ro10">
          <table:table-cell table:style-name="ce6" office:value-type="string">
            <text:p>5.1.1 A escola oferece oportunidades diversificadas para educandos que têm dificuldades de aprendizagem, como lições extras, acompanhamento escolar ou encaminhamento para a SAP?</text:p>
          </table:table-cell>
          <table:table-cell table:style-name="ce6" office:value-type="string">
            <text:p>5.1.1 A escola oferece oportunidades diversificadas para educandos que têm dificuldades de aprendizagem (como lições extras, acompanhamento escolar, encaminhamento para a SAP, solicitação de formadores para realização de debates etc.)?</text:p>
          </table:table-cell>
          <table:table-cell table:style-name="ce6" office:value-type="string">
            <text:p>5.1.1 Esta questão não se refere a este segmento.</text:p>
          </table:table-cell>
          <table:table-cell table:style-name="ce6" office:value-type="string">
            <text:p>5.1.1 A escola oferece oportunidades diversificadas para educandos que têm dificuldades de aprendizagem (como lições extras, acompanhamento escolar, encaminhamento para a SAP, solicitação de formadores para realização de debates etc.)?</text:p>
          </table:table-cell>
        </table:table-row>
        <table:table-row table:style-name="ro11">
          <table:table-cell table:style-name="ce9" office:value-type="string">
            <text:p>5.1.2 Esta questão não se refere a este segmento.</text:p>
          </table:table-cell>
          <table:table-cell table:style-name="ce9" office:value-type="string">
            <text:p>5.1.2 A comunidade escolar, por intermédio do Conselho de Gestão Compartilhada (CGC), busca compreender as causas das reprovações?</text:p>
          </table:table-cell>
          <table:table-cell table:style-name="ce9" office:value-type="string">
            <text:p>5.1.2 Esta questão não se refere a este segmento.</text:p>
          </table:table-cell>
          <table:table-cell table:style-name="ce9" office:value-type="string">
            <text:p>5.1.2 A comunidade escolar, por intermédio do Conselho de Gestão Compartilhada (CGC), busca compreender as causas das reprovações?</text:p>
          </table:table-cell>
        </table:table-row>
        <table:table-row table:style-name="ro3">
          <table:table-cell table:style-name="ce6" office:value-type="string">
            <text:p>5.1.3 No dia a dia, os professores dão atenção individual àqueles educandos que apresentam dificuldades de aprendizagem e problemas de relacionamento em grupo? </text:p>
          </table:table-cell>
          <table:table-cell table:style-name="ce6" office:value-type="string">
            <text:p>5.1.3 No dia a dia, os professores dão atenção individual àqueles educandos que apresentam dificuldades de aprendizagem e problemas de relacionamento em grupo? </text:p>
          </table:table-cell>
          <table:table-cell table:style-name="ce6" office:value-type="string">
            <text:p>5.1.3 No dia a dia, os professores dão atenção individual àqueles educandos que apresentam dificuldades de aprendizagem e problemas de relacionamento em grupo? </text:p>
          </table:table-cell>
          <table:table-cell table:style-name="ce6" office:value-type="string">
            <text:p>5.1.3 No dia a dia, os professores dão atenção individual àqueles educandos que apresentam dificuldades de aprendizagem e problemas de relacionamento em grupo? </text:p>
          </table:table-cell>
        </table:table-row>
        <table:table-row table:style-name="ro12">
          <table:table-cell table:style-name="ce5" office:value-type="string">
            <text:p>5.2 Atenção às necessidades educativas da comunidade </text:p>
          </table:table-cell>
          <table:table-cell table:style-name="ce5" office:value-type="string">
            <text:p>5.2 Atenção às necessidades educativas da comunidade </text:p>
          </table:table-cell>
          <table:table-cell table:style-name="ce5" office:value-type="string">
            <text:p>5.2 Atenção às necessidades educativas da comunidade </text:p>
          </table:table-cell>
          <table:table-cell table:style-name="ce5" office:value-type="string">
            <text:p>5.2 Atenção às necessidades educativas da comunidade </text:p>
          </table:table-cell>
        </table:table-row>
        <table:table-row table:style-name="ro5">
          <table:table-cell table:style-name="ce6" office:value-type="string">
            <text:p>5.2.1 As atividades oferecidas pelo projeto “Escolinha do Futuro” estão adequadas aos interesses das crianças?</text:p>
          </table:table-cell>
          <table:table-cell table:style-name="ce6" office:value-type="string">
            <text:p>5.2.1 As atividades oferecidas pelo projeto “Escolinha do Futuro” estão adequadas aos interesses das crianças?</text:p>
          </table:table-cell>
          <table:table-cell table:style-name="ce6" office:value-type="string">
            <text:p>5.2.1 Esta questão não se refere a este segmento.</text:p>
          </table:table-cell>
          <table:table-cell table:style-name="ce6" office:value-type="string">
            <text:p>5.2.1 As atividades oferecidas pelo projeto “Escolinha do Futuro” estão adequadas aos interesses das crianças?</text:p>
          </table:table-cell>
        </table:table-row>
        <table:table-row table:style-name="ro4">
          <table:table-cell table:style-name="ce6" office:value-type="string">
            <text:p>5.2.2 Esta questão não se refere a este segmento.</text:p>
          </table:table-cell>
          <table:table-cell table:style-name="ce6" office:value-type="string">
            <text:p>5.2.2 Além da educação formal, a escola oferece outras oportunidades educativas para a comunidade?</text:p>
          </table:table-cell>
          <table:table-cell table:style-name="ce6" office:value-type="string">
            <text:p>5.2.2 Esta questão não se refere a este segmento.</text:p>
          </table:table-cell>
          <table:table-cell table:style-name="ce6" office:value-type="string">
            <text:p>5.2.2 Além da educação formal, a escola oferece outras oportunidades educativas para a comunidade?</text:p>
          </table:table-cell>
        </table:table-row>
        <table:table-row table:style-name="ro2">
          <table:table-cell table:style-name="ce5" office:value-type="string">
            <text:p>5.3 Atenção especial aos educandos que faltam </text:p>
          </table:table-cell>
          <table:table-cell table:style-name="ce5" office:value-type="string">
            <text:p>5.3 Atenção especial aos educandos que faltam </text:p>
          </table:table-cell>
          <table:table-cell table:style-name="ce5" office:value-type="string">
            <text:p>5.3 Atenção especial aos educandos que faltam </text:p>
          </table:table-cell>
          <table:table-cell table:style-name="ce5" office:value-type="string">
            <text:p>5.3 Atenção especial aos educandos que faltam </text:p>
          </table:table-cell>
        </table:table-row>
        <table:table-row table:style-name="ro5">
          <table:table-cell table:style-name="ce6" office:value-type="string">
            <text:p>5.3.1 Esta questão não se refere a este segmento.</text:p>
          </table:table-cell>
          <table:table-cell table:style-name="ce6" office:value-type="string">
            <text:p>5.3.1 A equipe escolar procura compreender as causas das faltas dos educandos e toma as providências necessárias? </text:p>
          </table:table-cell>
          <table:table-cell table:style-name="ce6" office:value-type="string">
            <text:p>5.3.1 A equipe escolar procura compreender as causas das faltas dos educandos e toma as providências necessárias? </text:p>
          </table:table-cell>
          <table:table-cell table:style-name="ce6" office:value-type="string">
            <text:p>5.3.1 A equipe escolar procura compreender as causas das faltas dos educandos e toma as providências necessárias? </text:p>
          </table:table-cell>
        </table:table-row>
        <table:table-row table:style-name="ro4">
          <table:table-cell table:style-name="ce6" office:value-type="string">
            <text:p>5.3.2 Esta questão não se refere a este segmento.</text:p>
          </table:table-cell>
          <table:table-cell table:style-name="ce6" office:value-type="string">
            <text:p>5.3.2 A escola informa ao Conselho Tutelar o excesso de falta ou abandono do educando? </text:p>
          </table:table-cell>
          <table:table-cell table:style-name="ce6" office:value-type="string">
            <text:p>5.3.2 A escola informa ao Conselho Tutelar o excesso de falta ou abandono do educando? </text:p>
          </table:table-cell>
          <table:table-cell table:style-name="ce6" office:value-type="string">
            <text:p>5.3.2 A escola informa ao Conselho Tutelar o excesso de falta ou abandono do educando? </text:p>
          </table:table-cell>
        </table:table-row>
        <table:table-row table:style-name="ro2">
          <table:table-cell table:style-name="ce5" office:value-type="string">
            <text:p>5.4 Preocupação com o abandono e evasão </text:p>
          </table:table-cell>
          <table:table-cell table:style-name="ce5" office:value-type="string">
            <text:p>5.4 Preocupação com o abandono e evasão </text:p>
          </table:table-cell>
          <table:table-cell table:style-name="ce5" office:value-type="string">
            <text:p>5.4 Preocupação com o abandono e evasão </text:p>
          </table:table-cell>
          <table:table-cell table:style-name="ce5" office:value-type="string">
            <text:p>5.4 Preocupação com o abandono e evasão </text:p>
          </table:table-cell>
        </table:table-row>
        <table:table-row table:style-name="ro5">
          <table:table-cell table:style-name="ce6" office:value-type="string">
            <text:p>5.4.1 Esta questão não se refere a este segmento.</text:p>
          </table:table-cell>
          <table:table-cell table:style-name="ce6" office:value-type="string">
            <text:p>5.4.1 A escola adota alguma medida para trazer de volta educandos que se evadiram ou abandonaram a escola?</text:p>
          </table:table-cell>
          <table:table-cell table:style-name="ce6" office:value-type="string">
            <text:p>5.4.1 A escola adota alguma medida para trazer de volta educandos que se evadiram ou abandonaram a escola? </text:p>
          </table:table-cell>
          <table:table-cell table:style-name="ce6" office:value-type="string">
            <text:p>5.4.1 A escola adota alguma medida para trazer de volta educandos que se evadiram ou abandonaram a escola? </text:p>
          </table:table-cell>
        </table:table-row>
        <table:table-row table:style-name="ro4">
          <table:table-cell table:style-name="ce6" office:value-type="string">
            <text:p>5.4.2 Esta questão não se refere a este segmento.</text:p>
          </table:table-cell>
          <table:table-cell table:style-name="ce6" office:value-type="string">
            <text:p>5.4.2 A equipe escolar busca compreender as causas do abandono e da evasão no âmbito do CGC? </text:p>
          </table:table-cell>
          <table:table-cell table:style-name="ce6" office:value-type="string">
            <text:p>5.4.2 A equipe escolar busca compreender as causas do abandono e da evasão no âmbito do CGC? </text:p>
          </table:table-cell>
          <table:table-cell table:style-name="ce6" office:value-type="string">
            <text:p>5.4.2 A equipe escolar busca compreender as causas do abandono e da evasão no âmbito do CGC? 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6</text:p>
          </table:table-cell>
          <table:table-cell table:style-name="ce4" office:value-type="string">
            <text:p>Dimensão 6</text:p>
          </table:table-cell>
          <table:table-cell table:style-name="ce4" office:value-type="string">
            <text:p>Dimensão 6</text:p>
          </table:table-cell>
          <table:table-cell table:style-name="ce4" office:value-type="string">
            <text:p>Dimensão 6</text:p>
          </table:table-cell>
        </table:table-row>
        <table:table-row table:style-name="ro2">
          <table:table-cell table:style-name="ce4" office:value-type="string">
            <text:p>Promoção da saúde</text:p>
          </table:table-cell>
          <table:table-cell table:style-name="ce4" office:value-type="string">
            <text:p>Promoção da saúde</text:p>
          </table:table-cell>
          <table:table-cell table:style-name="ce4" office:value-type="string">
            <text:p>Promoção da saúde</text:p>
          </table:table-cell>
          <table:table-cell table:style-name="ce4" office:value-type="string">
            <text:p>Promoção da saúde</text:p>
          </table:table-cell>
        </table:table-row>
        <table:table-row table:style-name="ro4">
          <table:table-cell table:style-name="ce5" office:value-type="string">
            <text:p>6.1 Responsabilidade pela alimentação das crianças </text:p>
          </table:table-cell>
          <table:table-cell table:style-name="ce5" office:value-type="string">
            <text:p>6.1 Responsabilidade pela alimentação saudável das crianças</text:p>
          </table:table-cell>
          <table:table-cell table:style-name="ce5" office:value-type="string">
            <text:p>6.1 Responsabilidade pela alimentação saudável das crianças </text:p>
          </table:table-cell>
          <table:table-cell table:style-name="ce5" office:value-type="string">
            <text:p>6.1 Responsabilidade pela alimentação das crianças </text:p>
          </table:table-cell>
        </table:table-row>
        <table:table-row table:style-name="ro5">
          <table:table-cell table:style-name="ce6" office:value-type="string">
            <text:p>6.1.1 A escola dispõe de um cardápio nutricional variado e rico que atenda às necessidades das crianças?</text:p>
          </table:table-cell>
          <table:table-cell table:style-name="ce6" office:value-type="string">
            <text:p>6.1.1 A escola dispõe de um cardápio nutricional variado e rico que atenda às necessidades das crianças?</text:p>
          </table:table-cell>
          <table:table-cell table:style-name="ce6" office:value-type="string">
            <text:p>6.1.1 A escola dispõe de um cardápio nutricional variado e rico, que atenda às necessidades das crianças?</text:p>
          </table:table-cell>
          <table:table-cell table:style-name="ce6" office:value-type="string">
            <text:p>6.1.1 A escola dispõe de um cardápio nutricional variado e rico que atenda às necessidades das crianças?</text:p>
          </table:table-cell>
        </table:table-row>
        <table:table-row table:style-name="ro4">
          <table:table-cell table:style-name="ce6" office:value-type="string">
            <text:p>6.1.2 Esta questão não se refere a este segmento.</text:p>
          </table:table-cell>
          <table:table-cell table:style-name="ce6" office:value-type="string">
            <text:p>6.1.2 O senhor ou a senhora é informada sobre a alimentação das crianças?</text:p>
          </table:table-cell>
          <table:table-cell table:style-name="ce6" office:value-type="string">
            <text:p>6.1.2 As famílias são informadas sobre a alimentação das crianças e suas necessidades são bem recebidas?</text:p>
          </table:table-cell>
          <table:table-cell table:style-name="ce6" office:value-type="string">
            <text:p>6.1.2 As famílias são informadas sobre a alimentação das crianças?</text:p>
          </table:table-cell>
        </table:table-row>
        <table:table-row table:style-name="ro4">
          <table:table-cell table:style-name="ce6" office:value-type="string">
            <text:p>6.1.3 Os educandos possuem autonomia para se servirem (self-service)?</text:p>
          </table:table-cell>
          <table:table-cell table:style-name="ce6" office:value-type="string">
            <text:p>6.1.3 Esta questão não se refere a este segmento.</text:p>
          </table:table-cell>
          <table:table-cell table:style-name="ce6" office:value-type="string">
            <text:p>6.1.3 Os educandos possuem autonomia para se servirem (self-service)?</text:p>
          </table:table-cell>
          <table:table-cell table:style-name="ce6" office:value-type="string">
            <text:p>6.1.3 Os educandos possuem autonomia para se servirem (self-service)?</text:p>
          </table:table-cell>
        </table:table-row>
        <table:table-row table:style-name="ro5">
          <table:table-cell table:style-name="ce6" office:value-type="string">
            <text:p>6.1.4 Esta questão não se refere a este segmento.</text:p>
          </table:table-cell>
          <table:table-cell table:style-name="ce6" office:value-type="string">
            <text:p>6.1.4 Esta questão não se refere a este segmento.</text:p>
          </table:table-cell>
          <table:table-cell table:style-name="ce6" office:value-type="string">
            <text:p>6.1.4 As cozinheiras recebem formação com a equipe de nutricionistas para a devida adaptação do cardápio àqueles que necessitam de dietas especiais?</text:p>
          </table:table-cell>
          <table:table-cell table:style-name="ce6" office:value-type="string">
            <text:p>6.1.4 Esta questão não se refere a este segmento.</text:p>
          </table:table-cell>
        </table:table-row>
        <table:table-row table:style-name="ro4">
          <table:table-cell table:style-name="ce6" office:value-type="string">
            <text:p>6.1.5 Os educandos usufruem de um ambiente agradável e tranquilo para as refeições? </text:p>
          </table:table-cell>
          <table:table-cell table:style-name="ce6" office:value-type="string">
            <text:p>6.1.5 Os educandos usufruem de um ambiente agradável e tranquilo para as refeições? </text:p>
          </table:table-cell>
          <table:table-cell table:style-name="ce6" office:value-type="string">
            <text:p>6.1.5 Esta questão não se refere a este segmento.</text:p>
          </table:table-cell>
          <table:table-cell table:style-name="ce6" office:value-type="string">
            <text:p>6.1.5 Os educandos usufruem de um ambiente agradável e tranquilo para as refeições? </text:p>
          </table:table-cell>
        </table:table-row>
        <table:table-row table:style-name="ro2">
          <table:table-cell table:style-name="ce5" office:value-type="string">
            <text:p>6.2 Limpeza, salubridade e conforto</text:p>
          </table:table-cell>
          <table:table-cell table:style-name="ce5" office:value-type="string">
            <text:p>6.2 Limpeza, salubridade e conforto</text:p>
          </table:table-cell>
          <table:table-cell table:style-name="ce5" office:value-type="string">
            <text:p>6.2 Limpeza, salubridade e conforto</text:p>
          </table:table-cell>
          <table:table-cell table:style-name="ce5" office:value-type="string">
            <text:p>6.2 Limpeza, salubridade e conforto</text:p>
          </table:table-cell>
        </table:table-row>
        <table:table-row table:style-name="ro3">
          <table:table-cell table:style-name="ce6" office:value-type="string">
            <text:p>6.2.1 As salas de atividades e demais ambientes internos e externos são agradáveis, limpos, ventilados e tranquilos, com acústica, iluminação e acessibilidade adequadas?</text:p>
          </table:table-cell>
          <table:table-cell table:style-name="ce6" office:value-type="string">
            <text:p>6.2.1 As salas de atividades e demais ambientes internos e externos são agradáveis, limpos, ventilados e tranquilos, com acústica, iluminação e acessibilidade adequadas?</text:p>
          </table:table-cell>
          <table:table-cell table:style-name="ce6" office:value-type="string">
            <text:p>6.2.1 As salas de atividades e demais ambientes internos e externos são agradáveis, limpos, ventilados e tranquilos, com acústica, iluminação e acessibilidade adequadas?</text:p>
          </table:table-cell>
          <table:table-cell table:style-name="ce6"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3">
          <table:table-cell table:style-name="ce6" office:value-type="string">
            <text:p>6.2.2 O nível de ruído produzido na escola é amplamente discutido entre adultos e crianças de modo não coercivo favorecendo o estabelecimento de uma ambiência escolar mais agradável?</text:p>
          </table:table-cell>
          <table:table-cell table:style-name="ce6" office:value-type="string">
            <text:p>6.2.2 Esta questão não se refere a este segmento.</text:p>
          </table:table-cell>
          <table:table-cell table:style-name="ce6" office:value-type="string">
            <text:p>6.2.2 O nível de ruído produzido na escola é amplamente discutido entre adultos e crianças de modo não coercivo, favorecendo o estabelecimento de uma ambiência escolar mais agradável?</text:p>
          </table:table-cell>
          <table:table-cell table:style-name="ce6" office:value-type="string">
            <text:p>6.2.2 O nível de ruído produzido na escola é amplamente discutido entre adultos e crianças de modo não coercivo, favorecendo o estabelecimento de uma ambiência escolar mais agradável?</text:p>
          </table:table-cell>
        </table:table-row>
        <table:table-row table:style-name="ro9">
          <table:table-cell table:style-name="ce6" office:value-type="string">
            <text:p>6.2.3 Esta questão não se refere a este segmento.</text:p>
          </table:table-cell>
          <table:table-cell table:style-name="ce6" office:value-type="string">
            <text:p>6.2.3 São tomados os cuidados necessários com a limpeza e com a higiene nos momentos de troca de fraldas, quando necessário, e uso dos sanitários (lixeiras com pedal e tampa, retirada das fraldas sujas do ambiente imediatamente após as trocas, higiene das mãos)?</text:p>
          </table:table-cell>
          <table:table-cell table:style-name="ce6" office:value-type="string">
            <text:p>6.2.3 São tomados os cuidados necessários com a limpeza e com a higiene nos momentos de troca de fraldas , quando necessário, e uso dos sanitários (lixeiras com pedal e tampa, retirada das fraldas sujas do ambiente imediatamente após as trocas, higiene das mãos)?</text:p>
          </table:table-cell>
          <table:table-cell table:style-name="ce6" office:value-type="string">
            <text:p>6.2.3 São tomados os cuidados necessários com a limpeza e com a higiene nos momentos de troca de fraldas, quando necessário, e uso dos sanitários (lixeiras com pedal e tampa, retirada das fraldas sujas do ambiente imediatamente após as trocas, higiene das mãos)?</text:p>
          </table:table-cell>
        </table:table-row>
        <table:table-row table:style-name="ro2">
          <table:table-cell table:style-name="ce5" office:value-type="string">
            <text:p>6.3 Segurança</text:p>
          </table:table-cell>
          <table:table-cell table:style-name="ce5" office:value-type="string">
            <text:p>6.3 Segurança</text:p>
          </table:table-cell>
          <table:table-cell table:style-name="ce5" office:value-type="string">
            <text:p>6.3 Segurança</text:p>
          </table:table-cell>
          <table:table-cell table:style-name="ce5" office:value-type="string">
            <text:p>6.3 Segurança</text:p>
          </table:table-cell>
        </table:table-row>
        <table:table-row table:style-name="ro4">
          <table:table-cell table:style-name="ce6" office:value-type="string">
            <text:p>6.3.1 Esta questão não se refere a este segmento.</text:p>
          </table:table-cell>
          <table:table-cell table:style-name="ce6" office:value-type="string">
            <text:p>6.3.1 A escola dispõe de adequados equipamentos de segurança contra incêndio?</text:p>
          </table:table-cell>
          <table:table-cell table:style-name="ce6" office:value-type="string">
            <text:p>6.3.1 A escola dispõe de adequados equipamentos de segurança contra incêndio?</text:p>
          </table:table-cell>
          <table:table-cell table:style-name="ce6" office:value-type="string">
            <text:p>6.3.1 A escola dispõe de adequados equipamentos de segurança contra incêndio?</text:p>
          </table:table-cell>
        </table:table-row>
        <table:table-row table:style-name="ro4">
          <table:table-cell table:style-name="ce6" office:value-type="string">
            <text:p>6.3.2 Esta questão não se refere a este segmento.</text:p>
          </table:table-cell>
          <table:table-cell table:style-name="ce6" office:value-type="string">
            <text:p>6.3.2 A escola dispõe de profissionais treinados para eventuais emergências e acidentes?</text:p>
          </table:table-cell>
          <table:table-cell table:style-name="ce6" office:value-type="string">
            <text:p>6.3.2 A escola dispõe de profissionais treinados para eventuais emergências e acidentes?</text:p>
          </table:table-cell>
          <table:table-cell table:style-name="ce6" office:value-type="string">
            <text:p>6.3.2 A escola dispõe de profissionais treinados para eventuais emergências e acidentes?</text:p>
          </table:table-cell>
        </table:table-row>
        <table:table-row table:style-name="ro5">
          <table:table-cell table:style-name="ce6" office:value-type="string">
            <text:p>6.3.3 Esta questão não se refere a este segmento.</text:p>
          </table:table-cell>
          <table:table-cell table:style-name="ce6" office:value-type="string">
            <text:p>6.3.3 A escola tem procedimentos preestabelecidos e conhecidos por todos, que devem ser tomados em caso de acidentes?</text:p>
          </table:table-cell>
          <table:table-cell table:style-name="ce6" office:value-type="string">
            <text:p>6.3.3 A escola tem procedimentos preestabelecidos e conhecidos por todos, que devem ser tomados em caso de acidentes?</text:p>
          </table:table-cell>
          <table:table-cell table:style-name="ce6" office:value-type="string">
            <text:p>6.3.3 A escola tem procedimentos preestabelecidos e conhecidos por todos, que devem ser tomados em caso de acidentes?</text:p>
          </table:table-cell>
        </table:table-row>
        <table:table-row table:style-name="ro5">
          <table:table-cell table:style-name="ce6" office:value-type="string">
            <text:p>6.3.4 A escola protege todos os pontos potencialmente perigosos do prédio para garantir a circulação segura das crianças e evitar acidentes? </text:p>
          </table:table-cell>
          <table:table-cell table:style-name="ce6" office:value-type="string">
            <text:p>6.3.4 A escola protege todos os pontos potencialmente perigosos do prédio para garantir a circulação segura das crianças e evitar acidentes? </text:p>
          </table:table-cell>
          <table:table-cell table:style-name="ce6" office:value-type="string">
            <text:p>6.3.4 A escola protege todos os pontos potencialmente perigosos do prédio para garantir a circulação segura das crianças e evitar acidentes? </text:p>
          </table:table-cell>
          <table:table-cell table:style-name="ce6" office:value-type="string">
            <text:p>6.3.4 Esta questão não se refere a este segmento.</text:p>
          </table:table-cell>
        </table:table-row>
        <table:table-row table:style-name="ro2">
          <table:table-cell table:style-name="ce5" office:value-type="string">
            <text:p>6.4 Cuidados com a higiene e a saúde</text:p>
          </table:table-cell>
          <table:table-cell table:style-name="ce5" office:value-type="string">
            <text:p>6.4 Cuidados com a higiene e a saúde</text:p>
          </table:table-cell>
          <table:table-cell table:style-name="ce5" office:value-type="string">
            <text:p>6.4 Cuidados com a higiene e a saúde</text:p>
          </table:table-cell>
          <table:table-cell table:style-name="ce5" office:value-type="string">
            <text:p>6.4 Cuidados com a higiene e a saúde</text:p>
          </table:table-cell>
        </table:table-row>
        <table:table-row table:style-name="ro4">
          <table:table-cell table:style-name="ce6" office:value-type="string">
            <text:p>6.4.1 Informações de importância para a saúde humana são amplamente difundidas na comunidade escolar? </text:p>
          </table:table-cell>
          <table:table-cell table:style-name="ce6" office:value-type="string">
            <text:p>6.4.1 Informações de importância para a saúde humana são amplamente difundidas na comunidade escolar? </text:p>
          </table:table-cell>
          <table:table-cell table:style-name="ce6" office:value-type="string">
            <text:p>6.4.1 Informações de importância para a saúde humana são amplamente difundidas na comunidade escolar? </text:p>
          </table:table-cell>
          <table:table-cell table:style-name="ce6" office:value-type="string">
            <text:p>6.4.1 Informações de importância para a saúde humana são amplamente difundidas na comunidade escolar? </text:p>
          </table:table-cell>
        </table:table-row>
        <table:table-row table:style-name="ro3">
          <table:table-cell table:style-name="ce6" office:value-type="string">
            <text:p>6.4.2 Os educandos mantêm seu corpo cuidado, limpo e saudável, aprendendo a cuidar de si próprios e a assumir responsabilidades em relação à sua higiene e saúde? </text:p>
          </table:table-cell>
          <table:table-cell table:style-name="ce6" office:value-type="string">
            <text:p>6.4.2 Os educandos mantêm seu corpo cuidado, limpo e saudável, aprendendo a cuidar de si próprios e a assumir responsabilidades em relação à sua higiene e saúde? </text:p>
          </table:table-cell>
          <table:table-cell table:style-name="ce6" office:value-type="string">
            <text:p>6.4.2 Os educandos mantêm seu corpo cuidado, limpo e saudável, aprendendo a cuidar de si próprios e a assumir responsabilidades em relação à sua higiene e saúde? </text:p>
          </table:table-cell>
          <table:table-cell table:style-name="ce6" office:value-type="string">
            <text:p>6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3">
          <table:table-cell table:style-name="ce6"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  <table:table-cell table:style-name="ce6"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  <table:table-cell table:style-name="ce6"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  <table:table-cell table:style-name="ce6" office:value-type="string">
            <text:p>6.4.3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3">
          <table:table-cell table:style-name="ce6" office:value-type="string">
            <text:p>6.4.4 Há material individual de higiene, de qualidade e em quantidade suficiente, guardado em locais adequados (sabonetes, escovas de dente e outros itens)?</text:p>
          </table:table-cell>
          <table:table-cell table:style-name="ce6" office:value-type="string">
            <text:p>6.4.4 Esta questão não se refere a este segmento.</text:p>
          </table:table-cell>
          <table:table-cell table:style-name="ce6" office:value-type="string">
            <text:p>6.4.4 Esta questão não se refere a este segmento.</text:p>
          </table:table-cell>
          <table:table-cell table:style-name="ce6" office:value-type="string">
            <text:p>6.4.4 Há material individual de higiene, de qualidade e em quantidade suficiente, guardado em locais adequados (sabonetes, escovas de dente e outros itens)? </text:p>
          </table:table-cell>
        </table:table-row>
        <table:table-row table:style-name="ro3">
          <table:table-cell table:style-name="ce6" office:value-type="string">
            <text:p>6.4.5 O nível de ruído produzido na escola é amplamente discutido entre adultos e crianças de modo não coercivo, favorecendo o estabelecimento de uma ambiência escolar mais agradável?</text:p>
          </table:table-cell>
          <table:table-cell table:style-name="ce6" office:value-type="string">
            <text:p>6.4.5 O nível de ruído produzido na escola é amplamente discutido entre adultos e crianças de modo não coercivo, favorecendo o estabelecimento de uma ambiência escolar mais agradável?</text:p>
          </table:table-cell>
          <table:table-cell table:style-name="ce6" office:value-type="string">
            <text:p>6.4.5 O nível de ruído produzido na escola é amplamente discutido entre adultos e crianças de modo não coercivo, favorecendo o estabelecimento de uma ambiência escolar mais agradável?</text:p>
          </table:table-cell>
          <table:table-cell table:style-name="ce6" office:value-type="string">
            <text:p>6.4.5 Esta questão não se refere a este segmento.</text:p>
          </table:table-cell>
        </table:table-row>
        <table:table-row table:style-name="ro4">
          <table:table-cell table:style-name="ce6" office:value-type="string">
            <text:p>6.4.6 Os espaços são limpos e conservados periodicamente de forma a prevenir contaminações?</text:p>
          </table:table-cell>
          <table:table-cell table:style-name="ce6" office:value-type="string">
            <text:p>6.4.6 Os espaços são limpos e conservados periodicamente de forma a prevenir contaminações?</text:p>
          </table:table-cell>
          <table:table-cell table:style-name="ce6" office:value-type="string">
            <text:p>6.4.6 Os espaços são limpos e conservados periodicamente, de forma a prevenir contaminações?</text:p>
          </table:table-cell>
          <table:table-cell table:style-name="ce6" office:value-type="string">
            <text:p>6.4.6 Esta questão não se refere a este segmento.</text:p>
          </table:table-cell>
        </table:table-row>
        <table:table-row table:style-name="ro4">
          <table:table-cell table:style-name="ce6" office:value-type="string">
            <text:p>6.4.7 A escola incentiva e orienta as crianças a escovarem os dentes após as refeições? </text:p>
          </table:table-cell>
          <table:table-cell table:style-name="ce6" office:value-type="string">
            <text:p>6.4.7 A escola incentiva e orienta as crianças a escovarem os dentes após as refeições? </text:p>
          </table:table-cell>
          <table:table-cell table:style-name="ce6" office:value-type="string">
            <text:p>6.4.7 A escola incentiva e orienta as crianças a escovarem os dentes após as refeições? </text:p>
          </table:table-cell>
          <table:table-cell table:style-name="ce6" office:value-type="string">
            <text:p>6.4.7 A escola incentiva e orienta as crianças a escovarem os dentes após as refeições? </text:p>
          </table:table-cell>
        </table:table-row>
        <table:table-row table:style-name="ro5">
          <table:table-cell table:style-name="ce6" office:value-type="string">
            <text:p>6.4.8 A família mantém comunicação com a escola quando seus filhos ou filhas ficam doentes e não podem frequentar a escola? </text:p>
          </table:table-cell>
          <table:table-cell table:style-name="ce6" office:value-type="string">
            <text:p>6.4.8 A família mantém comunicação com a escola quando seus filhos ou filhas ficam doentes e não podem frequentar a escola? </text:p>
          </table:table-cell>
          <table:table-cell table:style-name="ce6" office:value-type="string">
            <text:p>6.4.8 Esta questão não se refere a este segmento.</text:p>
          </table:table-cell>
          <table:table-cell table:style-name="ce6" office:value-type="string">
            <text:p>6.4.8 A família mantém comunicação com a escola quando seus filhos ou filhas ficam doentes e não podem frequentar a escola? <text:s/></text:p>
          </table:table-cell>
        </table:table-row>
        <table:table-row table:style-name="ro4">
          <table:table-cell table:style-name="ce6" office:value-type="string">
            <text:p>6.4.9 A escola comunica os casos de doenças infecciosas às famílias e aos órgãos competentes? </text:p>
          </table:table-cell>
          <table:table-cell table:style-name="ce6" office:value-type="string">
            <text:p>6.4.9 A escola comunica os casos de doenças infecciosas às famílias e aos órgãos competentes? </text:p>
          </table:table-cell>
          <table:table-cell table:style-name="ce6" office:value-type="string">
            <text:p>6.4.9 A escola comunica os casos de doenças infecciosas às famílias e aos órgãos competentes? </text:p>
          </table:table-cell>
          <table:table-cell table:style-name="ce6" office:value-type="string">
            <text:p>6.4.9 A escola comunica os casos de doenças infecciosas às famílias e aos órgãos competentes? </text:p>
          </table:table-cell>
        </table:table-row>
        <table:table-row table:style-name="ro3">
          <table:table-cell table:style-name="ce6" office:value-type="string">
            <text:p>6.4.10 Esta questão não se refere a este segmento.</text:p>
          </table:table-cell>
          <table:table-cell table:style-name="ce6" office:value-type="string">
            <text:p>6.4.10 A escola acompanha o desenvolvimento dos educandos, procurando orientação especializada para o caso de crianças com dificuldades psicoafetivas ou problemas de desenvolvimento? </text:p>
          </table:table-cell>
          <table:table-cell table:style-name="ce6" office:value-type="string">
            <text:p>6.4.10 Esta questão não se refere a este segmento.</text:p>
          </table:table-cell>
          <table:table-cell table:style-name="ce6" office:value-type="string">
            <text:p>6.4.10 A escola acompanha o desenvolvimento dos educandos, procurando orientação especializada para o caso de crianças com dificuldades psicoafetivas ou problemas de desenvolvimento? 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7</text:p>
          </table:table-cell>
          <table:table-cell table:style-name="ce4" office:value-type="string">
            <text:p>Dimensão 7</text:p>
          </table:table-cell>
          <table:table-cell table:style-name="ce4" office:value-type="string">
            <text:p>Dimensão 7</text:p>
          </table:table-cell>
          <table:table-cell table:style-name="ce4" office:value-type="string">
            <text:p>Dimensão 7</text:p>
          </table:table-cell>
        </table:table-row>
        <table:table-row table:style-name="ro4">
          <table:table-cell table:style-name="ce4" office:value-type="string">
            <text:p>Educação socioambiental e práticas ecopedagógicas</text:p>
          </table:table-cell>
          <table:table-cell table:style-name="ce4" office:value-type="string">
            <text:p>Educação socioambiental e práticas ecopedagógicas</text:p>
          </table:table-cell>
          <table:table-cell table:style-name="ce4" office:value-type="string">
            <text:p>Educação socioambiental e práticas ecopedagógicas</text:p>
          </table:table-cell>
          <table:table-cell table:style-name="ce4" office:value-type="string">
            <text:p>Educação socioambiental e práticas ecopedagógicas</text:p>
          </table:table-cell>
        </table:table-row>
        <table:table-row table:style-name="ro2">
          <table:table-cell table:style-name="ce5" office:value-type="string">
            <text:p>7.1 Respeito às diversas formas de vida</text:p>
          </table:table-cell>
          <table:table-cell table:style-name="ce5" office:value-type="string">
            <text:p>7.1 Respeito às diversas formas de vida</text:p>
          </table:table-cell>
          <table:table-cell table:style-name="ce5" office:value-type="string">
            <text:p>7.1 Respeito às diversas formas de vida</text:p>
          </table:table-cell>
          <table:table-cell table:style-name="ce5" office:value-type="string">
            <text:p>7.1 Respeito às diversas formas de vida</text:p>
          </table:table-cell>
        </table:table-row>
        <table:table-row table:style-name="ro5">
          <table:table-cell table:style-name="ce6" office:value-type="string">
            <text:p>7.1.1 A escola vem proporcionando uma maior conscientização sobre a importância de cuidar bem do planeta? </text:p>
          </table:table-cell>
          <table:table-cell table:style-name="ce6" office:value-type="string">
            <text:p>7.1.1 A escola vem proporcionando ao senhor ou à senhora uma maior conscientização sobre a importância de cuidar bem do planeta? </text:p>
          </table:table-cell>
          <table:table-cell table:style-name="ce6" office:value-type="string">
            <text:p>7.1.1 A escola vem proporcionando ao senhor ou à senhora uma maior conscientização sobre a importância de cuidar bem do planeta? </text:p>
          </table:table-cell>
          <table:table-cell table:style-name="ce6" office:value-type="string">
            <text:p>7.1.1 A escola vem proporcionando uma maior conscientização sobre a importância de cuidar bem do planeta? </text:p>
          </table:table-cell>
        </table:table-row>
        <table:table-row table:style-name="ro7">
          <table:table-cell table:style-name="ce6"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  <table:table-cell table:style-name="ce6"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  <table:table-cell table:style-name="ce6"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  <table:table-cell table:style-name="ce6"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3">
          <table:table-cell table:style-name="ce6" office:value-type="string">
            <text:p>7.1.3 A equipe escolar possibilita contato e brincadeiras das crianças com animais e com elementos da natureza como água, areia, terra, pedras, argilas, plantas e sementes?</text:p>
          </table:table-cell>
          <table:table-cell table:style-name="ce6" office:value-type="string">
            <text:p>7.1.3 Esta questão não se refere a este segmento.</text:p>
          </table:table-cell>
          <table:table-cell table:style-name="ce6" office:value-type="string">
            <text:p>7.1.3 A equipe escolar possibilita contato e brincadeiras das crianças com animais e com elementos da natureza como água, areia, terra, pedras, argila, plantas, folhas e sementes? </text:p>
          </table:table-cell>
          <table:table-cell table:style-name="ce6" office:value-type="string">
            <text:p>7.1.3 A equipe escolar possibilita contato e brincadeiras das crianças com animais e com elementos da natureza como água, areia, terra, pedras, argilas, plantas e sementes?</text:p>
          </table:table-cell>
        </table:table-row>
        <table:table-row table:style-name="ro3">
          <table:table-cell table:style-name="ce6"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  <table:table-cell table:style-name="ce6"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  <table:table-cell table:style-name="ce6" office:value-type="string">
            <text:p>7.1.4 Olhando para o lugar em que você vive, você considera que existe respeito a todos os elementos que compõem a natureza, tais como a água, o solo, o ar, os organismos e as atividades humanas? </text:p>
          </table:table-cell>
          <table:table-cell table:style-name="ce6"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</table:table-row>
        <table:table-row table:style-name="ro4">
          <table:table-cell table:style-name="ce6" office:value-type="string">
            <text:p>7.1.5 Você se considera responsável pela preservação das várias espécies de vida no planeta? </text:p>
          </table:table-cell>
          <table:table-cell table:style-name="ce6" office:value-type="string">
            <text:p>7.1.5 Você se considera responsável pela preservação das várias espécies de vida no planeta? </text:p>
          </table:table-cell>
          <table:table-cell table:style-name="ce6" office:value-type="string">
            <text:p>7.1.5 Você se considera responsável pela preservação das várias espécies de vida no planeta? </text:p>
          </table:table-cell>
          <table:table-cell table:style-name="ce6" office:value-type="string">
            <text:p>7.1.5 Você se considera responsável pela preservação das várias espécies de vida no planeta? </text:p>
          </table:table-cell>
        </table:table-row>
        <table:table-row table:style-name="ro2">
          <table:table-cell table:style-name="ce5" office:value-type="string">
            <text:p>7.2 Práticas ecopedagógicas</text:p>
          </table:table-cell>
          <table:table-cell table:style-name="ce5" office:value-type="string">
            <text:p>7.2 Práticas ecopedagógicas</text:p>
          </table:table-cell>
          <table:table-cell table:style-name="ce5" office:value-type="string">
            <text:p>7.2 Práticas ecopedagógicas</text:p>
          </table:table-cell>
          <table:table-cell table:style-name="ce5" office:value-type="string">
            <text:p>7.2 Práticas ecopedagógicas</text:p>
          </table:table-cell>
        </table:table-row>
        <table:table-row table:style-name="ro5">
          <table:table-cell table:style-name="ce6" office:value-type="string">
            <text:p>7.2.1 A escola reaproveita materiais escolares (papel, lápis de cor etc.), explorando pedagogicamente essa prática com os educandos? </text:p>
          </table:table-cell>
          <table:table-cell table:style-name="ce6" office:value-type="string">
            <text:p>7.2.1 A escola reaproveita materiais escolares (papel, lápis de cor etc.), explorando pedagogicamente essa prática com os educandos? </text:p>
          </table:table-cell>
          <table:table-cell table:style-name="ce6" office:value-type="string">
            <text:p>7.2.1 A escola reaproveita materiais escolares (papel, lápis de cor etc.), explorando pedagogicamente essa prática com os educandos?</text:p>
          </table:table-cell>
          <table:table-cell table:style-name="ce6"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3">
          <table:table-cell table:style-name="ce6"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  <table:table-cell table:style-name="ce6" office:value-type="string">
            <text:p>7.2.2 Esta questão não se refere a este segmento.</text:p>
          </table:table-cell>
          <table:table-cell table:style-name="ce6"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  <table:table-cell table:style-name="ce6"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4">
          <table:table-cell table:style-name="ce6" office:value-type="string">
            <text:p>7.2.3 Esta questão não se refere a este segmento.</text:p>
          </table:table-cell>
          <table:table-cell table:style-name="ce6" office:value-type="string">
            <text:p>7.2.3 A escola desenvolve programa de coleta seletiva de lixo com ampla participação da comunidade?</text:p>
          </table:table-cell>
          <table:table-cell table:style-name="ce6" office:value-type="string">
            <text:p>7.2.3 A escola desenvolve programa de coleta seletiva de lixo com ampla participação da comunidade?</text:p>
          </table:table-cell>
          <table:table-cell table:style-name="ce6" office:value-type="string">
            <text:p>7.2.3 A escola desenvolve programa de coleta seletiva de lixo com ampla participação da comunidade?</text:p>
          </table:table-cell>
        </table:table-row>
        <table:table-row table:style-name="ro7">
          <table:table-cell table:style-name="ce6" office:value-type="string">
            <text:p>7.2.4 Existem acordos e procedimentos específicos envolvendo a comunidade escolar para se evitar o desperdício de energia elétrica e água na escola, a redução da produção de lixo e programa de coleta seletiva do lixo? </text:p>
          </table:table-cell>
          <table:table-cell table:style-name="ce6" office:value-type="string">
            <text:p>7.2.4 Existem acordos e procedimentos específicos envolvendo a comunidade escolar para evitar o desperdício de energia elétrica e água na escola? </text:p>
          </table:table-cell>
          <table:table-cell table:style-name="ce6" office:value-type="string">
            <text:p>7.2.4 Existem acordos e procedimentos específicos envolvendo a comunidade escolar <text:s/>para evitar o desperdício de energia elétrica e água, e para a redução na produção de lixo na escola?</text:p>
          </table:table-cell>
          <table:table-cell table:style-name="ce6" office:value-type="string">
            <text:p>7.2.4 Existem acordos e procedimentos específicos envolvendo a comunidade escolar para evitar o desperdício de energia elétrica e água, e para a redução na produção de lixo na escola?</text:p>
          </table:table-cell>
        </table:table-row>
        <table:table-row table:style-name="ro5">
          <table:table-cell table:style-name="ce6" office:value-type="string">
            <text:p>7.2.5 Olhando para a sua prática, você se considera uma pessoa que vem cuidando bem do seu meio ambiente?</text:p>
          </table:table-cell>
          <table:table-cell table:style-name="ce6" office:value-type="string">
            <text:p>7.2.5 Olhando para a sua prática, você se considera uma pessoa que vem cuidando bem do seu meio ambiente?</text:p>
          </table:table-cell>
          <table:table-cell table:style-name="ce6" office:value-type="string">
            <text:p>7.2.5 Olhando para a sua prática, você se considera uma pessoa que vem cuidando bem do seu meio ambiente?</text:p>
          </table:table-cell>
          <table:table-cell table:style-name="ce6" office:value-type="string">
            <text:p>7.2.5 Olhando para a sua prática, você se considera uma pessoa que vem cuidando bem do seu meio ambiente?</text:p>
          </table:table-cell>
        </table:table-row>
        <table:table-row table:style-name="ro4">
          <table:table-cell table:style-name="ce6" office:value-type="string">
            <text:p>7.2.6 Olhando para a escola, você acha que ela cuida bem do meio ambiente? </text:p>
          </table:table-cell>
          <table:table-cell table:style-name="ce6" office:value-type="string">
            <text:p>7.2.6 Olhando para a escola, você acha que ela cuida bem do meio ambiente? </text:p>
          </table:table-cell>
          <table:table-cell table:style-name="ce6" office:value-type="string">
            <text:p>7.2.6 Olhando para a escola, você acha que ela cuida bem do meio ambiente?</text:p>
          </table:table-cell>
          <table:table-cell table:style-name="ce6" office:value-type="string">
            <text:p>7.2.6 Olhando para a escola, você acha que ela cuida bem do meio ambiente? </text:p>
          </table:table-cell>
        </table:table-row>
        <table:table-row table:style-name="ro3">
          <table:table-cell table:style-name="ce6" office:value-type="string">
            <text:p>7.2.7 Existem acordos e procedimentos envolvendo os membros da sua família para evitar o desperdício de energia elétrica e de água em sua casa? </text:p>
          </table:table-cell>
          <table:table-cell table:style-name="ce6" office:value-type="string">
            <text:p>7.2.7 Existem acordos e procedimentos envolvendo os membros da sua família para evitar o desperdício de energia elétrica e de água em sua casa? </text:p>
          </table:table-cell>
          <table:table-cell table:style-name="ce6"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  <table:table-cell table:style-name="ce6"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</table:table-row>
        <table:table-row table:style-name="ro4">
          <table:table-cell table:style-name="ce6" office:value-type="string">
            <text:p>7.2.8 Na sua casa, você e sua família costumam separar o lixo orgânico do reciclável? </text:p>
          </table:table-cell>
          <table:table-cell table:style-name="ce6" office:value-type="string">
            <text:p>7.2.8 Na sua casa, você e sua família costumam separar o lixo orgânico do reciclável? </text:p>
          </table:table-cell>
          <table:table-cell table:style-name="ce6" office:value-type="string">
            <text:p>7.2.8 Na sua casa, você e sua família costumam separar o lixo orgânico do reciclável?</text:p>
          </table:table-cell>
          <table:table-cell table:style-name="ce6" office:value-type="string">
            <text:p>7.2.8 Na sua casa, você e sua família costumam separar o lixo orgânico do reciclável? </text:p>
          </table:table-cell>
        </table:table-row>
        <table:table-row table:style-name="ro4">
          <table:table-cell table:style-name="ce6" office:value-type="string">
            <text:p>7.2.9 Esta questão não se refere a este segmento.</text:p>
          </table:table-cell>
          <table:table-cell table:style-name="ce6" office:value-type="string">
            <text:p>7.2.9 A escola desenvolve programa específico para o recolhimento de pilhas e baterias usadas de celular?</text:p>
          </table:table-cell>
          <table:table-cell table:style-name="ce6" office:value-type="string">
            <text:p>7.2.9 A escola desenvolve programa específico para o recolhimento de pilhas e baterias usadas de celular?</text:p>
          </table:table-cell>
          <table:table-cell table:style-name="ce6" office:value-type="string">
            <text:p>7.2.9 A escola desenvolve programa específico para o recolhimento de pilhas e baterias usadas de celular?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8</text:p>
          </table:table-cell>
          <table:table-cell table:style-name="ce4" office:value-type="string">
            <text:p>Dimensão 8</text:p>
          </table:table-cell>
          <table:table-cell table:style-name="ce4" office:value-type="string">
            <text:p>Dimensão 8</text:p>
          </table:table-cell>
          <table:table-cell table:style-name="ce4" office:value-type="string">
            <text:p>Dimensão 8</text:p>
          </table:table-cell>
        </table:table-row>
        <table:table-row table:style-name="ro4">
          <table:table-cell table:style-name="ce4" office:value-type="string">
            <text:p>Envolvimento com as famílias e participação na rede de proteção social</text:p>
          </table:table-cell>
          <table:table-cell table:style-name="ce4" office:value-type="string">
            <text:p>Envolvimento com as famílias e participação na rede de proteção social</text:p>
          </table:table-cell>
          <table:table-cell table:style-name="ce4" office:value-type="string">
            <text:p>Envolvimento com as famílias e participação na rede de proteção social</text:p>
          </table:table-cell>
          <table:table-cell table:style-name="ce4" office:value-type="string">
            <text:p>Envolvimento com as famílias e participação na rede de proteção social</text:p>
          </table:table-cell>
        </table:table-row>
        <table:table-row table:style-name="ro4">
          <table:table-cell table:style-name="ce5" office:value-type="string">
            <text:p>8.1 Respeito, acolhimento e envolvimento com as famílias</text:p>
          </table:table-cell>
          <table:table-cell table:style-name="ce5" office:value-type="string">
            <text:p>8.1 Respeito, acolhimento e envolvimento das famílias</text:p>
          </table:table-cell>
          <table:table-cell table:style-name="ce5" office:value-type="string">
            <text:p>8.1 Respeito, acolhimento e envolvimento das famílias</text:p>
          </table:table-cell>
          <table:table-cell table:style-name="ce5" office:value-type="string">
            <text:p>8.1 Respeito, acolhimento e envolvimento das famílias</text:p>
          </table:table-cell>
        </table:table-row>
        <table:table-row table:style-name="ro5">
          <table:table-cell table:style-name="ce6" office:value-type="string">
            <text:p>8.1.1 Esta questão não se refere a este segmento.</text:p>
          </table:table-cell>
          <table:table-cell table:style-name="ce6" office:value-type="string">
            <text:p>8.1.1 Reuniões e entrevistas com os familiares são realizadas em horários adequados à participação das famílias?</text:p>
          </table:table-cell>
          <table:table-cell table:style-name="ce6" office:value-type="string">
            <text:p>8.1.1 Reuniões e entrevistas com os familiares são realizadas em horários adequados à participação das famílias?</text:p>
          </table:table-cell>
          <table:table-cell table:style-name="ce6"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4">
          <table:table-cell table:style-name="ce6" office:value-type="string">
            <text:p>8.1.2 Esta questão não se refere a este segmento.</text:p>
          </table:table-cell>
          <table:table-cell table:style-name="ce6" office:value-type="string">
            <text:p>8.1.2 O horário de funcionamento e o calendário da escola atendem às necessidades das famílias?</text:p>
          </table:table-cell>
          <table:table-cell table:style-name="ce6" office:value-type="string">
            <text:p>8.1.2 O horário de funcionamento e o calendário da escola atendem às necessidades das famílias?</text:p>
          </table:table-cell>
          <table:table-cell table:style-name="ce6" office:value-type="string">
            <text:p>8.1.2 O horário de funcionamento e o calendário da escola atendem às necessidades das famílias?</text:p>
          </table:table-cell>
        </table:table-row>
        <table:table-row table:style-name="ro5">
          <table:table-cell table:style-name="ce6" office:value-type="string">
            <text:p>8.1.3 Os professores conhecem os familiares das crianças (seus nomes, onde trabalham, sua religião, onde moram, se as crianças têm irmãos)?</text:p>
          </table:table-cell>
          <table:table-cell table:style-name="ce6" office:value-type="string">
            <text:p>8.1.3 Os professores conhecem os familiares das crianças (seus nomes, onde trabalham, sua religião, onde moram, se as crianças têm irmãos)?</text:p>
          </table:table-cell>
          <table:table-cell table:style-name="ce6" office:value-type="string">
            <text:p>8.1.3 Esta questão não se refere a este segmento.</text:p>
          </table:table-cell>
          <table:table-cell table:style-name="ce6" office:value-type="string">
            <text:p>8.1.3 Os professores conhecem os familiares das crianças (seus nomes, onde trabalham, sua religião, onde moram, se as crianças têm irmãos)?</text:p>
          </table:table-cell>
        </table:table-row>
        <table:table-row table:style-name="ro7">
          <table:table-cell table:style-name="ce6" office:value-type="string">
            <text:p>8.1.4 Esta questão não se refere a este segmento.</text:p>
          </table:table-cell>
          <table:table-cell table:style-name="ce6" office:value-type="string">
            <text:p>8.1.4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  <table:table-cell table:style-name="ce6" office:value-type="string">
            <text:p>8.1.4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  <table:table-cell table:style-name="ce6" office:value-type="string">
            <text:p>8.1.4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4">
          <table:table-cell table:style-name="ce6" office:value-type="string">
            <text:p>8.1.5 Os familiares tem acesso à escola sempre que necessário?</text:p>
          </table:table-cell>
          <table:table-cell table:style-name="ce6" office:value-type="string">
            <text:p>8.1.5 Os familiares têm acesso à escola sempre que necessário?</text:p>
          </table:table-cell>
          <table:table-cell table:style-name="ce6" office:value-type="string">
            <text:p>8.1.5 Os familiares têm acesso à escola sempre que necessário?</text:p>
          </table:table-cell>
          <table:table-cell table:style-name="ce6" office:value-type="string">
            <text:p>8.1.5 Os familiares têm acesso à escola sempre que necessário?</text:p>
          </table:table-cell>
        </table:table-row>
        <table:table-row table:style-name="ro9">
          <table:table-cell table:style-name="ce6" office:value-type="string">
            <text:p>8.1.6 Os pais, mães e responsáveis são convidados a comparecer e participar ativamente das reuniões sobre a vida escolar dos educandos, de forma a favorecer a construção de acordos entre estes e a escola para um melhor acompanhamento da vida escolar dos educandos? </text:p>
          </table:table-cell>
          <table:table-cell table:style-name="ce6" office:value-type="string">
            <text:p>8.1.6 Os pais, mães e responsáveis são convidados a comparecer e participar ativamente das reuniões sobre a vida escolar dos educandos, de forma a favorecer a construção de acordos entre estes e a escola para um melhor acompanhamento da vida escolar dos educandos? </text:p>
          </table:table-cell>
          <table:table-cell table:style-name="ce6" office:value-type="string">
            <text:p>8.1.6 Esta questão não se refere a este segmento.</text:p>
          </table:table-cell>
          <table:table-cell table:style-name="ce6" office:value-type="string">
            <text:p>8.1.6 Esta questão não se refere a este segmento.</text:p>
          </table:table-cell>
        </table:table-row>
        <table:table-row table:style-name="ro7">
          <table:table-cell table:style-name="ce6" office:value-type="string">
            <text:p>8.1.7 Esta questão não se refere a este segmento.</text:p>
          </table:table-cell>
          <table:table-cell table:style-name="ce6" office:value-type="string">
            <text:p>8.1.7 A escola dialoga com as famílias de modo a conhecer suas características e demandas e planejar ações escolares e comunitárias que fortaleçam os vínculos e convivência familiar e comunitária dos educandos da escola?</text:p>
          </table:table-cell>
          <table:table-cell table:style-name="ce6" office:value-type="string">
            <text:p>8.1.7 A escola dialoga com as famílias de modo a conhecer suas características e demandas e planejar ações escolares e comunitárias que fortaleçam os vínculos e convivência familiar e comunitária dos educandos da escola?</text:p>
          </table:table-cell>
          <table:table-cell table:style-name="ce6" office:value-type="string">
            <text:p>8.1.7 A escola dialoga com as famílias de modo a conhecer suas características e demandas e planejar ações escolares e comunitárias que fortaleçam os vínculos e convivência familiar e comunitária dos educandos da escola? </text:p>
          </table:table-cell>
        </table:table-row>
        <table:table-row table:style-name="ro5">
          <table:table-cell table:style-name="ce6" office:value-type="string">
            <text:p>8.1.8 Esta questão não se refere a este segmento.</text:p>
          </table:table-cell>
          <table:table-cell table:style-name="ce6" office:value-type="string">
            <text:p>8.1.8 Os familiares sentem-se bem recebidos, acolhidos e tratados com respeito na Unidade Educacional?</text:p>
          </table:table-cell>
          <table:table-cell table:style-name="ce6" office:value-type="string">
            <text:p>8.1.8 Esta questão não se refere a este segmento.</text:p>
          </table:table-cell>
          <table:table-cell table:style-name="ce6" office:value-type="string">
            <text:p>8.1.8 Esta questão não se refere a este segmento.</text:p>
          </table:table-cell>
        </table:table-row>
        <table:table-row table:style-name="ro4">
          <table:table-cell table:style-name="ce6" office:value-type="string">
            <text:p>8.1.9 Esta questão não se refere a este segmento.</text:p>
          </table:table-cell>
          <table:table-cell table:style-name="ce6" office:value-type="string">
            <text:p>8.1.9 Os familiares se sentem à vontade para tirar dúvidas sobre a proposta pedagógica da escola?</text:p>
          </table:table-cell>
          <table:table-cell table:style-name="ce6" office:value-type="string">
            <text:p>8.1.9 Esta questão não se refere a este segmento.</text:p>
          </table:table-cell>
          <table:table-cell table:style-name="ce6" office:value-type="string">
            <text:p>8.1.9 Esta questão não se refere a este segmento.</text:p>
          </table:table-cell>
        </table:table-row>
        <table:table-row table:style-name="ro3">
          <table:table-cell table:style-name="ce6" office:value-type="string">
            <text:p>8.1.10 Esta questão não se refere a este segmento.</text:p>
          </table:table-cell>
          <table:table-cell table:style-name="ce6" office:value-type="string">
            <text:p>8.1.10 Os familiares (pais, mães ou outros responsáveis) recebem informações dos educadores sobre os objetivos pedagógicos a serem desenvolvidos ao longo do ano letivo?</text:p>
          </table:table-cell>
          <table:table-cell table:style-name="ce6" office:value-type="string">
            <text:p>8.1.10 Esta questão não se refere a este segmento.</text:p>
          </table:table-cell>
          <table:table-cell table:style-name="ce6" office:value-type="string">
            <text:p>8.1.10 Esta questão não se refere a este segmento.</text:p>
          </table:table-cell>
        </table:table-row>
        <table:table-row table:style-name="ro4">
          <table:table-cell table:style-name="ce5" office:value-type="string">
            <text:p>8.2 Garantia do direito das famílias de acompanhar as vivências e produções das crianças</text:p>
          </table:table-cell>
          <table:table-cell table:style-name="ce5" office:value-type="string">
            <text:p>8.2 Garantia do direito das famílias de acompanhar as vivências e produções das crianças </text:p>
          </table:table-cell>
          <table:table-cell table:style-name="ce5" office:value-type="string">
            <text:p>8.2 Garantia do direito das famílias de acompanhar as vivências e produções das crianças </text:p>
          </table:table-cell>
          <table:table-cell table:style-name="ce5" office:value-type="string">
            <text:p>8.2 Garantia do direito das famílias de acompanhar as vivências e produções das crianças </text:p>
          </table:table-cell>
        </table:table-row>
        <table:table-row table:style-name="ro5">
          <table:table-cell table:style-name="ce6" office:value-type="string">
            <text:p>8.2.1 Esta questão não se refere a este segmento.</text:p>
          </table:table-cell>
          <table:table-cell table:style-name="ce6" office:value-type="string">
            <text:p>8.2.1 Há reuniões com familiares pelo menos quatro vezes por ano, para apresentar planejamentos, discutir e avaliar as vivências e produções das crianças?</text:p>
          </table:table-cell>
          <table:table-cell table:style-name="ce6" office:value-type="string">
            <text:p>8.2.1 Esta questão não se refere a este segmento.</text:p>
          </table:table-cell>
          <table:table-cell table:style-name="ce6" office:value-type="string">
            <text:p>8.2.1 Há reuniões com familiares pelo menos quatro vezes por ano, para apresentar planejamentos, discutir e avaliar as vivências e produções das crianças?</text:p>
          </table:table-cell>
        </table:table-row>
        <table:table-row table:style-name="ro5">
          <table:table-cell table:style-name="ce6" office:value-type="string">
            <text:p>8.2.2 Esta questão não se refere a este segmento.</text:p>
          </table:table-cell>
          <table:table-cell table:style-name="ce6" office:value-type="string">
            <text:p>8.2.2 Os familiares recebem relatórios sobre aprendizagens, vivências e produções das crianças, pelo menos duas vezes ao ano?</text:p>
          </table:table-cell>
          <table:table-cell table:style-name="ce6" office:value-type="string">
            <text:p>8.2.2 Esta questão não se refere a este segmento.</text:p>
          </table:table-cell>
          <table:table-cell table:style-name="ce6" office:value-type="string">
            <text:p>8.2.2 Os familiares recebem relatórios sobre aprendizagens, vivências e produções das crianças, pelo menos duas vezes ao ano?</text:p>
          </table:table-cell>
        </table:table-row>
        <table:table-row table:style-name="ro3">
          <table:table-cell table:style-name="ce6" office:value-type="string">
            <text:p>8.2.3 Esta questão não se refere a este segmento.</text:p>
          </table:table-cell>
          <table:table-cell table:style-name="ce6" office:value-type="string">
            <text:p>8.2.3 Os familiares e responsáveis recebem orientações dos professores sobre como aproximar as crianças do mundo da leitura e da escrita durante a convivência familiar?</text:p>
          </table:table-cell>
          <table:table-cell table:style-name="ce6" office:value-type="string">
            <text:p>8.2.3 Esta questão não se refere a este segmento.</text:p>
          </table:table-cell>
          <table:table-cell table:style-name="ce6" office:value-type="string">
            <text:p>8.2.3 Os familiares e responsáveis recebem orientações dos professores sobre como aproximar as crianças do mundo da leitura e da escrita durante a convivência familiar?</text:p>
          </table:table-cell>
        </table:table-row>
        <table:table-row table:style-name="ro5">
          <table:table-cell table:style-name="ce6" office:value-type="string">
            <text:p>8.2.4 Esta questão não se refere a este segmento.</text:p>
          </table:table-cell>
          <table:table-cell table:style-name="ce6" office:value-type="string">
            <text:p>8.2.4 As famílias recebem orientação sobre a importância das brincadeiras para o desenvolvimento das crianças?</text:p>
          </table:table-cell>
          <table:table-cell table:style-name="ce6" office:value-type="string">
            <text:p>8.2.4 Esta questão não se refere a este segmento.</text:p>
          </table:table-cell>
          <table:table-cell table:style-name="ce6" office:value-type="string">
            <text:p>8.2.4 As famílias recebem orientação sobre a importância das brincadeiras para o desenvolvimento das crianças?</text:p>
          </table:table-cell>
        </table:table-row>
        <table:table-row table:style-name="ro4">
          <table:table-cell table:style-name="ce5" office:value-type="string">
            <text:p>8.3 Participação da escola na rede de proteção dos direitos das crianças</text:p>
          </table:table-cell>
          <table:table-cell table:style-name="ce5" office:value-type="string">
            <text:p>8.3 Participação da escola na rede de proteção dos direitos das crianças</text:p>
          </table:table-cell>
          <table:table-cell table:style-name="ce5" office:value-type="string">
            <text:p>8.3 Participação da escola na rede de proteção dos direitos das crianças</text:p>
          </table:table-cell>
          <table:table-cell table:style-name="ce5" office:value-type="string">
            <text:p>8.3 Participação da escola na rede de proteção dos direitos das crianças</text:p>
          </table:table-cell>
        </table:table-row>
        <table:table-row table:style-name="ro9">
          <table:table-cell table:style-name="ce6" office:value-type="string">
            <text:p>8.3.1 Esta questão não se refere a este segmento.</text:p>
          </table:table-cell>
          <table:table-cell table:style-name="ce6"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  <table:table-cell table:style-name="ce6"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  <table:table-cell table:style-name="ce6"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5">
          <table:table-cell table:style-name="ce6" office:value-type="string">
            <text:p>8.3.2 A escola encaminha ao Conselho Tutelar os casos de crianças com sinais de negligência, violência doméstica, exploração sexual e trabalho infantil?</text:p>
          </table:table-cell>
          <table:table-cell table:style-name="ce6" office:value-type="string">
            <text:p>8.3.2 A escola encaminha ao Conselho Tutelar os casos de crianças com sinais de negligência, violência doméstica, exploração sexual e trabalho infantil?</text:p>
          </table:table-cell>
          <table:table-cell table:style-name="ce6" office:value-type="string">
            <text:p>8.3.2 A escola encaminha ao Conselho Tutelar os casos de crianças com sinais de negligência, violência doméstica, exploração sexual e trabalho infantil?</text:p>
          </table:table-cell>
          <table:table-cell table:style-name="ce6"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4">
          <table:table-cell table:style-name="ce6" office:value-type="string">
            <text:p>8.3.3 O ECA é abordado com as famílias em atividades realizadas na escola? </text:p>
          </table:table-cell>
          <table:table-cell table:style-name="ce6" office:value-type="string">
            <text:p>8.3.3 O ECA é abordado com as famílias em atividades realizadas na escola? </text:p>
          </table:table-cell>
          <table:table-cell table:style-name="ce6" office:value-type="string">
            <text:p>8.3.3 O ECA é abordado com os funcionários nas atividades realizadas na escola?</text:p>
          </table:table-cell>
          <table:table-cell table:style-name="ce6" office:value-type="string">
            <text:p>8.3.3 Esta questão não se refere a este segmento.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9</text:p>
          </table:table-cell>
          <table:table-cell table:style-name="ce4" office:value-type="string">
            <text:p>Dimensão 9</text:p>
          </table:table-cell>
          <table:table-cell table:style-name="ce4" office:value-type="string">
            <text:p>Dimensão 9</text:p>
          </table:table-cell>
          <table:table-cell table:style-name="ce4" office:value-type="string">
            <text:p>Dimensão 9</text:p>
          </table:table-cell>
        </table:table-row>
        <table:table-row table:style-name="ro2">
          <table:table-cell table:style-name="ce4" office:value-type="string">
            <text:p>Gestão escolar democrática</text:p>
          </table:table-cell>
          <table:table-cell table:style-name="ce4" office:value-type="string">
            <text:p>Gestão escolar democrática</text:p>
          </table:table-cell>
          <table:table-cell table:style-name="ce4" office:value-type="string">
            <text:p>Gestão escolar democrática</text:p>
          </table:table-cell>
          <table:table-cell table:style-name="ce4" office:value-type="string">
            <text:p>Gestão escolar democrática</text:p>
          </table:table-cell>
        </table:table-row>
        <table:table-row table:style-name="ro2">
          <table:table-cell table:style-name="ce5" office:value-type="string">
            <text:p>9.1 Democratização da informação e da gestão</text:p>
          </table:table-cell>
          <table:table-cell table:style-name="ce5" office:value-type="string">
            <text:p>9.1 Democratização da informação e da gestão</text:p>
          </table:table-cell>
          <table:table-cell table:style-name="ce5" office:value-type="string">
            <text:p>9.1 Democratização da informação e da gestão</text:p>
          </table:table-cell>
          <table:table-cell table:style-name="ce5" office:value-type="string">
            <text:p>9.1 Democratização da informação e da gestão</text:p>
          </table:table-cell>
        </table:table-row>
        <table:table-row table:style-name="ro3">
          <table:table-cell table:style-name="ce6"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  <table:table-cell table:style-name="ce6"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  <table:table-cell table:style-name="ce6"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  <table:table-cell table:style-name="ce6"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5">
          <table:table-cell table:style-name="ce6" office:value-type="string">
            <text:p>9.1.2 Esta questão não se refere a este segmento.</text:p>
          </table:table-cell>
          <table:table-cell table:style-name="ce6" office:value-type="string">
            <text:p>9.1.2 A direção presta contas e divulga amplamente à comunidade escolar (CGC/APM), apresentando regularmente o orçamento da escola e seus gastos?</text:p>
          </table:table-cell>
          <table:table-cell table:style-name="ce6" office:value-type="string">
            <text:p>9.1.2 A direção presta contas e divulga amplamente à comunidade escolar (CGC/APM), apresentando regularmente o orçamento da escola e seus gastos?</text:p>
          </table:table-cell>
          <table:table-cell table:style-name="ce6" office:value-type="string">
            <text:p>9.1.2 A direção presta contas e divulga amplamente à comunidade escolar (CGC/APM), apresentando regularmente o orçamento da escola e seus gastos?</text:p>
          </table:table-cell>
        </table:table-row>
        <table:table-row table:style-name="ro3">
          <table:table-cell table:style-name="ce6" office:value-type="string">
            <text:p>9.1.3 Esta questão não se refere a este segmento.</text:p>
          </table:table-cell>
          <table:table-cell table:style-name="ce6" office:value-type="string">
            <text:p>9.1.3 Os profissionais da escola (gestores, professores, funcionários etc.) procuram resolver os conflitos que surgem entre as pessoas no ambiente escolar (brigas, discussões) com base no diálogo e na negociação?</text:p>
          </table:table-cell>
          <table:table-cell table:style-name="ce6" office:value-type="string">
            <text:p>9.1.3 Os profissionais da escola (gestores, professores, funcionários etc.) procuram resolver os conflitos que surgem entre as pessoas no ambiente escolar (brigas, discussões) com base no diálogo e na negociação?</text:p>
          </table:table-cell>
          <table:table-cell table:style-name="ce6" office:value-type="string">
            <text:p>9.1.3 Esta questão não se refere a este segmento.</text:p>
          </table:table-cell>
        </table:table-row>
        <table:table-row table:style-name="ro2">
          <table:table-cell table:style-name="ce5" office:value-type="string">
            <text:p>9.2 Conselhos atuantes</text:p>
          </table:table-cell>
          <table:table-cell table:style-name="ce5" office:value-type="string">
            <text:p>9.2 Conselhos atuantes</text:p>
          </table:table-cell>
          <table:table-cell table:style-name="ce5" office:value-type="string">
            <text:p>9.2 Conselhos atuantes</text:p>
          </table:table-cell>
          <table:table-cell table:style-name="ce5" office:value-type="string">
            <text:p>9.2 Conselhos atuantes</text:p>
          </table:table-cell>
        </table:table-row>
        <table:table-row table:style-name="ro4">
          <table:table-cell table:style-name="ce6" office:value-type="string">
            <text:p>9.2.1 Você sabe o que faz o Conselho de Gestão Compartilhada (CGC) da escola?</text:p>
          </table:table-cell>
          <table:table-cell table:style-name="ce6" office:value-type="string">
            <text:p>9.2.1 O senhor ou a senhora sabe o que faz o Conselho de Gestão Compartilhada (CGC) da escola?</text:p>
          </table:table-cell>
          <table:table-cell table:style-name="ce6" office:value-type="string">
            <text:p>9.2.1 Você sabe o que faz o Conselho de Gestão Compartilhada (CGC) da escola?</text:p>
          </table:table-cell>
          <table:table-cell table:style-name="ce6" office:value-type="string">
            <text:p>9.2.1 Você sabe o que faz o Conselho de Gestão Compartilhada (CGC) da escola?</text:p>
          </table:table-cell>
        </table:table-row>
        <table:table-row table:style-name="ro2">
          <table:table-cell table:style-name="ce6" office:value-type="string">
            <text:p>9.2.2 Esta questão não se refere a este segmento.</text:p>
          </table:table-cell>
          <table:table-cell table:style-name="ce6" office:value-type="string">
            <text:p>9.2.2 Você conhece seus representantes no CGC?</text:p>
          </table:table-cell>
          <table:table-cell table:style-name="ce6" office:value-type="string">
            <text:p>9.2.2 Você conhece seus representantes no CGC?</text:p>
          </table:table-cell>
          <table:table-cell table:style-name="ce6" office:value-type="string">
            <text:p>9.2.2 Você conhece seus representantes no CGC?</text:p>
          </table:table-cell>
        </table:table-row>
        <table:table-row table:style-name="ro2">
          <table:table-cell table:style-name="ce6" office:value-type="string">
            <text:p>9.2.3 Esta questão não se refere a este segmento.</text:p>
          </table:table-cell>
          <table:table-cell table:style-name="ce6" office:value-type="string">
            <text:p>9.2.3 Seu segmento tem participação efetiva no CGC?</text:p>
          </table:table-cell>
          <table:table-cell table:style-name="ce6" office:value-type="string">
            <text:p>9.2.3 Seu segmento tem participação efetiva no CGC?</text:p>
          </table:table-cell>
          <table:table-cell table:style-name="ce6" office:value-type="string">
            <text:p>9.2.3 Seu segmento tem participação efetiva no CGC?</text:p>
          </table:table-cell>
        </table:table-row>
        <table:table-row table:style-name="ro4">
          <table:table-cell table:style-name="ce6" office:value-type="string">
            <text:p>9.2.4 As informações deliberadas no CGC são socializadas com a comunidade escolar?</text:p>
          </table:table-cell>
          <table:table-cell table:style-name="ce6" office:value-type="string">
            <text:p>9.2.4 As informações deliberadas no CGC são socializadas com a comunidade escolar?</text:p>
          </table:table-cell>
          <table:table-cell table:style-name="ce6" office:value-type="string">
            <text:p>9.2.4 As informações deliberadas no CGC são socializadas com a comunidade escolar?</text:p>
          </table:table-cell>
          <table:table-cell table:style-name="ce6" office:value-type="string">
            <text:p>9.2.4 As informações deliberadas no CGC são socializadas com a comunidade escolar?</text:p>
          </table:table-cell>
        </table:table-row>
        <table:table-row table:style-name="ro4">
          <table:table-cell table:style-name="ce5" office:value-type="string">
            <text:p>9.3 Parcerias locais e relacionamento da escola com os serviços públicos </text:p>
          </table:table-cell>
          <table:table-cell table:style-name="ce5" office:value-type="string">
            <text:p>9.3 Parcerias locais e relacionamento da escola com os serviços públicos </text:p>
          </table:table-cell>
          <table:table-cell table:style-name="ce5" office:value-type="string">
            <text:p>9.3 Parcerias locais e relacionamento da escola com os serviços públicos </text:p>
          </table:table-cell>
          <table:table-cell table:style-name="ce5" office:value-type="string">
            <text:p>9.3 Parcerias locais e relacionamento da escola com os serviços públicos </text:p>
          </table:table-cell>
        </table:table-row>
        <table:table-row table:style-name="ro4">
          <table:table-cell table:style-name="ce6" office:value-type="string">
            <text:p>9.3.1 Esta questão não se refere a este segmento.</text:p>
          </table:table-cell>
          <table:table-cell table:style-name="ce6" office:value-type="string">
            <text:p>9.3.1 Existe uma parceria da escola com o serviço público local?</text:p>
          </table:table-cell>
          <table:table-cell table:style-name="ce6" office:value-type="string">
            <text:p>9.3.1 Esta questão não se refere a este segmento.</text:p>
          </table:table-cell>
          <table:table-cell table:style-name="ce6" office:value-type="string">
            <text:p>9.3.1 Existe uma parceria da escola com o serviço público local?</text:p>
          </table:table-cell>
        </table:table-row>
        <table:table-row table:style-name="ro8">
          <table:table-cell table:style-name="ce6" office:value-type="string">
            <text:p>9.3.2 Esta questão não se refere a este segmento.</text:p>
          </table:table-cell>
          <table:table-cell table:style-name="ce6" office:value-type="string">
            <text:p>9.3.2 Esta questão não se refere a este segmento.</text:p>
          </table:table-cell>
          <table:table-cell table:style-name="ce6" office:value-type="string">
            <text:p>9.3.2 Esta questão não se refere a este segmento.</text:p>
          </table:table-cell>
          <table:table-cell table:style-name="ce6" office:value-type="string">
            <text:p>9.3.2 A escola tem parcerias com outras instituições da sociedade (universidades, organizações da sociedade civil, empresas, fundações, associações e demais serviços públicos) para o financiamento de projetos ou para o desenvolvimento de ações conjuntas, como elaboração do PEPP, formação de professores, atividades pedagógicas, comemorações? </text:p>
          </table:table-cell>
        </table:table-row>
        <table:table-row table:style-name="ro4">
          <table:table-cell table:style-name="ce5" office:value-type="string">
            <text:p>9.4 Participação efetiva de educandos, pais, responsáveis e comunidade em geral</text:p>
          </table:table-cell>
          <table:table-cell table:style-name="ce5" office:value-type="string">
            <text:p>9.4 Participação efetiva de educandos, pais, responsáveis e comunidade em geral</text:p>
          </table:table-cell>
          <table:table-cell table:style-name="ce5" office:value-type="string">
            <text:p>9.4 Participação efetiva de educandos, pais, responsáveis e comunidade em geral</text:p>
          </table:table-cell>
          <table:table-cell table:style-name="ce5" office:value-type="string">
            <text:p>9.4 Participação efetiva de educandos, pais, responsáveis e comunidade em geral</text:p>
          </table:table-cell>
        </table:table-row>
        <table:table-row table:style-name="ro5">
          <table:table-cell table:style-name="ce6" office:value-type="string">
            <text:p>9.4.1 Esta questão não se refere a este segmento.</text:p>
          </table:table-cell>
          <table:table-cell table:style-name="ce6" office:value-type="string">
            <text:p>9.4.1 Esta questão não se refere a este segmento.</text:p>
          </table:table-cell>
          <table:table-cell table:style-name="ce6" office:value-type="string">
            <text:p>9.4.1 Há grupos estudantis ou outros grupos juvenis participando da tomada de decisões na escola e ajudando os educandos a se organizarem? </text:p>
          </table:table-cell>
          <table:table-cell table:style-name="ce6" office:value-type="string">
            <text:p>9.4.1 Há grupos estudantis ou outros grupos juvenis participando da tomada de decisões na escola e ajudando os educandos a se organizarem? </text:p>
          </table:table-cell>
        </table:table-row>
        <table:table-row table:style-name="ro4">
          <table:table-cell table:style-name="ce6" office:value-type="string">
            <text:p>9.4.2 Nas reuniões do conselho de classe, a escola incentiva a participação dos educandos? </text:p>
          </table:table-cell>
          <table:table-cell table:style-name="ce6" office:value-type="string">
            <text:p>9.4.2 Nas reuniões do conselho de classe, a escola incentiva a participação dos educandos? </text:p>
          </table:table-cell>
          <table:table-cell table:style-name="ce6" office:value-type="string">
            <text:p>9.4.2 Esta questão não se refere a este segmento.</text:p>
          </table:table-cell>
          <table:table-cell table:style-name="ce6" office:value-type="string">
            <text:p>9.4.2 Nas reuniões do conselho de classe, a escola incentiva a participação dos educandos? </text:p>
          </table:table-cell>
        </table:table-row>
        <table:table-row table:style-name="ro5">
          <table:table-cell table:style-name="ce6" office:value-type="string">
            <text:p>9.4.3 A escola se mantém aberta aos finais de semana para que a comunidade possa usufruir o espaço (salas, pátio, quadras de esporte, biblioteca etc.)?</text:p>
          </table:table-cell>
          <table:table-cell table:style-name="ce6" office:value-type="string">
            <text:p>9.4.3 A escola se mantém aberta aos finais de semana para que a comunidade possa usufruir o espaço (salas, pátio, quadras de esporte, biblioteca etc.)?</text:p>
          </table:table-cell>
          <table:table-cell table:style-name="ce6" office:value-type="string">
            <text:p>9.4.3 A escola se mantém aberta aos finais de semana para que a comunidade possa usufruir o espaço (salas, pátio, quadras de esporte, biblioteca etc.)?</text:p>
          </table:table-cell>
          <table:table-cell table:style-name="ce6" office:value-type="string">
            <text:p>9.4.3 A escola se mantém aberta aos finais de semana para que a comunidade possa usufruir o espaço (salas, pátio, quadras de esporte, biblioteca etc.)?</text:p>
          </table:table-cell>
        </table:table-row>
        <table:table-row table:style-name="ro7">
          <table:table-cell table:style-name="ce6" office:value-type="string">
            <text:p>9.4.4 Esta questão não se refere a este segmento.</text:p>
          </table:table-cell>
          <table:table-cell table:style-name="ce6" office:value-type="string">
            <text:p>9.4.4 Existem espaços e tempos em que todos (educandos, diretor, professores, funcionários, pais, responsáveis e outras pessoas da comunidade) possam discutir e negociar encaminhamentos relativos ao andamento da escola? </text:p>
          </table:table-cell>
          <table:table-cell table:style-name="ce6" office:value-type="string">
            <text:p>9.4.4 Existem espaços e tempos em que todos (educandos, diretor, professores, funcionários, pais, responsáveis e outras pessoas da comunidade) possam discutir e negociar encaminhamentos relativos ao andamento da escola? </text:p>
          </table:table-cell>
          <table:table-cell table:style-name="ce6" office:value-type="string">
            <text:p>9.4.4 Esta questão não se refere a este segmento.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10</text:p>
          </table:table-cell>
          <table:table-cell table:style-name="ce4" office:value-type="string">
            <text:p>Dimensão 10</text:p>
          </table:table-cell>
          <table:table-cell table:style-name="ce4" office:value-type="string">
            <text:p>Dimensão 10</text:p>
          </table:table-cell>
          <table:table-cell table:style-name="ce4" office:value-type="string">
            <text:p>Dimensão 10</text:p>
          </table:table-cell>
        </table:table-row>
        <table:table-row table:style-name="ro4">
          <table:table-cell table:style-name="ce4" office:value-type="string">
            <text:p>Formação e condições de trabalho dos profissionais da escola</text:p>
          </table:table-cell>
          <table:table-cell table:style-name="ce4" office:value-type="string">
            <text:p>Formação e condições de trabalho dos profissionais da escola</text:p>
          </table:table-cell>
          <table:table-cell table:style-name="ce4" office:value-type="string">
            <text:p>Formação e condições de trabalho dos profissionais da escola</text:p>
          </table:table-cell>
          <table:table-cell table:style-name="ce4" office:value-type="string">
            <text:p>Formação e condições de trabalho dos profissionais da escola</text:p>
          </table:table-cell>
        </table:table-row>
        <table:table-row table:style-name="ro2">
          <table:table-cell table:style-name="ce5" office:value-type="string">
            <text:p>10.1 Formação inicial e continuada</text:p>
          </table:table-cell>
          <table:table-cell table:style-name="ce5" office:value-type="string">
            <text:p>10.1 Formação inicial e continuada</text:p>
          </table:table-cell>
          <table:table-cell table:style-name="ce5" office:value-type="string">
            <text:p>10.1 Formação inicial e continuada</text:p>
          </table:table-cell>
          <table:table-cell table:style-name="ce5" office:value-type="string">
            <text:p>10.1 Formação inicial e continuada</text:p>
          </table:table-cell>
        </table:table-row>
        <table:table-row table:style-name="ro5">
          <table:table-cell table:style-name="ce6" office:value-type="string">
            <text:p>10.1.1 Este questão não se refere a este segmento.</text:p>
          </table:table-cell>
          <table:table-cell table:style-name="ce6" office:value-type="string">
            <text:p>10.1.1 Esta questão não se refere a este segmento.</text:p>
          </table:table-cell>
          <table:table-cell table:style-name="ce6" office:value-type="string">
            <text:p>10.1.1 A escola ou a Secretaria de Educação oferecem permanentemente cursos ou ações de formação para os professores e demais funcionários da escola?</text:p>
          </table:table-cell>
          <table:table-cell table:style-name="ce6" office:value-type="string">
            <text:p>10.1.1 A escola ou a Secretaria de Educação oferecem permanentemente cursos ou ações de formação para os professores e demais funcionários da escola?</text:p>
          </table:table-cell>
        </table:table-row>
        <table:table-row table:style-name="ro3">
          <table:table-cell table:style-name="ce6" office:value-type="string">
            <text:p>10.1.2 Este questão não se refere a este segmento.</text:p>
          </table:table-cell>
          <table:table-cell table:style-name="ce6" office:value-type="string">
            <text:p>10.1.2 Esta questão não se refere a este segmento.</text:p>
          </table:table-cell>
          <table:table-cell table:style-name="ce6" office:value-type="string">
            <text:p>10.1.2 O tempo estabelecido para os Horários de Trabalho Pedagógico (HTPs) semanais é suficiente para atender às demandas de formação da equipe escolar?</text:p>
          </table:table-cell>
          <table:table-cell table:style-name="ce6" office:value-type="string">
            <text:p>10.1.2 O tempo estabelecido para os HTPs semanais é suficiente para atender as demandas de formação da equipe escolar?</text:p>
          </table:table-cell>
        </table:table-row>
        <table:table-row table:style-name="ro5">
          <table:table-cell table:style-name="ce6" office:value-type="string">
            <text:p>10.1.3 Este questão não se refere a este segmento.</text:p>
          </table:table-cell>
          <table:table-cell table:style-name="ce6" office:value-type="string">
            <text:p>10.1.3 Esta questão não se refere a este segmento.</text:p>
          </table:table-cell>
          <table:table-cell table:style-name="ce6" office:value-type="string">
            <text:p>10.1.3 Professores e demais funcionários da escola participam de formações específicas que os auxiliam a trabalhar com educandos com deficiência e com TIDs?</text:p>
          </table:table-cell>
          <table:table-cell table:style-name="ce6" office:value-type="string">
            <text:p>10.1.3 Professores e demais funcionários da escola participam de formações específicas que os auxiliam a trabalhar com educandos com deficiência e com TIDs?</text:p>
          </table:table-cell>
        </table:table-row>
        <table:table-row table:style-name="ro4">
          <table:table-cell table:style-name="ce6" office:value-type="string">
            <text:p>10.1.4 Este questão não se refere a este segmento.</text:p>
          </table:table-cell>
          <table:table-cell table:style-name="ce6" office:value-type="string">
            <text:p>10.1.4 Esta questão não se refere a este segmento.</text:p>
          </table:table-cell>
          <table:table-cell table:style-name="ce6" office:value-type="string">
            <text:p>10.1.4 As formações e cursos são incluídos no horário de trabalho dos profissionais? </text:p>
          </table:table-cell>
          <table:table-cell table:style-name="ce6" office:value-type="string">
            <text:p>10.1.4 As formações e cursos são incluídos no horário de trabalho dos profissionais? </text:p>
          </table:table-cell>
        </table:table-row>
        <table:table-row table:style-name="ro4">
          <table:table-cell table:style-name="ce6" office:value-type="string">
            <text:p>10.1.5 Este questão não se refere a este segmento.</text:p>
          </table:table-cell>
          <table:table-cell table:style-name="ce6" office:value-type="string">
            <text:p>10.1.5 Esta questão não se refere a este segmento.</text:p>
          </table:table-cell>
          <table:table-cell table:style-name="ce6" office:value-type="string">
            <text:p>10.1.5 Os profissionais que trabalham na escola têm habilitação necessária para o exercício de sua função? </text:p>
          </table:table-cell>
          <table:table-cell table:style-name="ce6" office:value-type="string">
            <text:p>10.1.5 Os profissionais que trabalham na escola têm habilitação necessária para o exercício de sua função? </text:p>
          </table:table-cell>
        </table:table-row>
        <table:table-row table:style-name="ro4">
          <table:table-cell table:style-name="ce5" office:value-type="string">
            <text:p>10.2 Suficiência da equipe escolar e condições de trabalho</text:p>
          </table:table-cell>
          <table:table-cell table:style-name="ce5" office:value-type="string">
            <text:p>10.2 Suficiência da equipe escolar e condições de trabalho</text:p>
          </table:table-cell>
          <table:table-cell table:style-name="ce5" office:value-type="string">
            <text:p>10.2 Suficiência da equipe escolar e condições de trabalho</text:p>
          </table:table-cell>
          <table:table-cell table:style-name="ce5" office:value-type="string">
            <text:p>10.2 Suficiência da equipe escolar e condições de trabalho</text:p>
          </table:table-cell>
        </table:table-row>
        <table:table-row table:style-name="ro4">
          <table:table-cell table:style-name="ce6" office:value-type="string">
            <text:p>10.2.1 Este questão não se refere a este segmento.</text:p>
          </table:table-cell>
          <table:table-cell table:style-name="ce6" office:value-type="string">
            <text:p>10.2.1 A escola dispõe da quantidade de professores de que necessita?</text:p>
          </table:table-cell>
          <table:table-cell table:style-name="ce6" office:value-type="string">
            <text:p>10.2.1 A escola dispõe da quantidade de professores de que necessita? </text:p>
          </table:table-cell>
          <table:table-cell table:style-name="ce6" office:value-type="string">
            <text:p>10.2.1 A escola dispõe da quantidade de professores de que necessita? </text:p>
          </table:table-cell>
        </table:table-row>
        <table:table-row table:style-name="ro4">
          <table:table-cell table:style-name="ce6" office:value-type="string">
            <text:p>10.2.2 Este questão não se refere a este segmento.</text:p>
          </table:table-cell>
          <table:table-cell table:style-name="ce6" office:value-type="string">
            <text:p>10.2.2 O número de funcionários é suficiente para o bom funcionamento da escola?</text:p>
          </table:table-cell>
          <table:table-cell table:style-name="ce6" office:value-type="string">
            <text:p>10.2.2 O número de funcionários é suficiente para o funcionamento adequado da escola? </text:p>
          </table:table-cell>
          <table:table-cell table:style-name="ce6" office:value-type="string">
            <text:p>10.2.2 O número de funcionários é suficiente para o funcionamento adequado da escola? </text:p>
          </table:table-cell>
        </table:table-row>
        <table:table-row table:style-name="ro4">
          <table:table-cell table:style-name="ce6" office:value-type="string">
            <text:p>10.2.3 Este questão não se refere a este segmento.</text:p>
          </table:table-cell>
          <table:table-cell table:style-name="ce6" office:value-type="string">
            <text:p>10.2.3 A remoção e a transferência funcional têm prejudicado um melhor desempenho da equipe escolar? </text:p>
          </table:table-cell>
          <table:table-cell table:style-name="ce6" office:value-type="string">
            <text:p>10.2.3 A remoção e a transferência funcional têm prejudicado um melhor desempenho da equipe escolar? </text:p>
          </table:table-cell>
          <table:table-cell table:style-name="ce6" office:value-type="string">
            <text:p>10.2.3 A remoção e a transferência funcional têm prejudicado um melhor desempenho da equipe escolar? </text:p>
          </table:table-cell>
        </table:table-row>
        <table:table-row table:style-name="ro4">
          <table:table-cell table:style-name="ce6" office:value-type="string">
            <text:p>10.2.4 Este questão não se refere a este segmento.</text:p>
          </table:table-cell>
          <table:table-cell table:style-name="ce6" office:value-type="string">
            <text:p>10.2.4 A equipe escolar procura desenvolver relações cooperativas de trabalho?</text:p>
          </table:table-cell>
          <table:table-cell table:style-name="ce6" office:value-type="string">
            <text:p>10.2.4 A equipe escolar procura desenvolver relações cooperativas de trabalho?</text:p>
          </table:table-cell>
          <table:table-cell table:style-name="ce6" office:value-type="string">
            <text:p>10.2.4 A equipe escolar procura desenvolver relações cooperativas de trabalho?</text:p>
          </table:table-cell>
        </table:table-row>
        <table:table-row table:style-name="ro2">
          <table:table-cell table:style-name="ce5" office:value-type="string">
            <text:p>10.3 Assiduidade da equipe escolar </text:p>
          </table:table-cell>
          <table:table-cell table:style-name="ce5" office:value-type="string">
            <text:p>10.3 Assiduidade da equipe escolar </text:p>
          </table:table-cell>
          <table:table-cell table:style-name="ce5" office:value-type="string">
            <text:p>10.3 Assiduidade da equipe escolar </text:p>
          </table:table-cell>
          <table:table-cell table:style-name="ce5" office:value-type="string">
            <text:p>10.3 Assiduidade da equipe escolar </text:p>
          </table:table-cell>
        </table:table-row>
        <table:table-row table:style-name="ro7">
          <table:table-cell table:style-name="ce6"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  <table:table-cell table:style-name="ce6"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  <table:table-cell table:style-name="ce6"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  <table:table-cell table:style-name="ce6"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4">
          <table:table-cell table:style-name="ce6" office:value-type="string">
            <text:p>10.3.2 Esta questão não se refere a este segmento.</text:p>
          </table:table-cell>
          <table:table-cell table:style-name="ce6" office:value-type="string">
            <text:p>10.3.2 As faltas funcionais, abonadas ou não, são planejadas de modo a não prejudicar a rotina escolar?</text:p>
          </table:table-cell>
          <table:table-cell table:style-name="ce6" office:value-type="string">
            <text:p>10.3.2 As faltas funcionais, abonadas ou não, são planejadas de modo a não prejudicar a rotina escolar?</text:p>
          </table:table-cell>
          <table:table-cell table:style-name="ce6" office:value-type="string">
            <text:p>10.3.2 As faltas funcionais, abonadas ou não, são planejadas de modo a não prejudicar a rotina escolar?</text:p>
          </table:table-cell>
        </table:table-row>
        <table:table-row table:style-name="ro4">
          <table:table-cell table:style-name="ce6" office:value-type="string">
            <text:p>10.3.3 Esta questão não se refere a este segmento.</text:p>
          </table:table-cell>
          <table:table-cell table:style-name="ce6" office:value-type="string">
            <text:p>10.3.3 Esta questão não se refere a este segmento.</text:p>
          </table:table-cell>
          <table:table-cell table:style-name="ce6" office:value-type="string">
            <text:p>10.3.3 Esta questão não se refere a este segmento.</text:p>
          </table:table-cell>
          <table:table-cell table:style-name="ce6" office:value-type="string">
            <text:p>10.3.3 Os professores são assíduos nas reuniões pedagógicas e HTPs?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2">
          <table:table-cell table:style-name="ce4" office:value-type="string">
            <text:p>Dimensão 11</text:p>
          </table:table-cell>
          <table:table-cell table:style-name="ce4" office:value-type="string">
            <text:p>Dimensão 11</text:p>
          </table:table-cell>
          <table:table-cell table:style-name="ce4" office:value-type="string">
            <text:p>Dimensão 11</text:p>
          </table:table-cell>
          <table:table-cell table:style-name="ce4" office:value-type="string">
            <text:p>Dimensão 11</text:p>
          </table:table-cell>
        </table:table-row>
        <table:table-row table:style-name="ro2">
          <table:table-cell table:style-name="ce4" office:value-type="string">
            <text:p>Processos de alfabetização e letramento</text:p>
          </table:table-cell>
          <table:table-cell table:style-name="ce4" office:value-type="string">
            <text:p>Processos de alfabetização e letramento</text:p>
          </table:table-cell>
          <table:table-cell table:style-name="ce4" office:value-type="string">
            <text:p>Processos de alfabetização e letramento</text:p>
          </table:table-cell>
          <table:table-cell table:style-name="ce4" office:value-type="string">
            <text:p>Processos de alfabetização e letramento</text:p>
          </table:table-cell>
        </table:table-row>
        <table:table-row table:style-name="ro4">
          <table:table-cell table:style-name="ce5" office:value-type="string">
            <text:p>11.1 Orientações para a alfabetização inicial implementadas</text:p>
          </table:table-cell>
          <table:table-cell table:style-name="ce5" office:value-type="string">
            <text:p>11.1 Orientações para a alfabetização inicial implementadas</text:p>
          </table:table-cell>
          <table:table-cell table:style-name="ce5" office:value-type="string">
            <text:p>11.1 Orientações para a alfabetização inicial implementadas</text:p>
          </table:table-cell>
          <table:table-cell table:style-name="ce5" office:value-type="string">
            <text:p>11.1 Orientações para a alfabetização inicial implementadas</text:p>
          </table:table-cell>
        </table:table-row>
        <table:table-row table:style-name="ro13">
          <table:table-cell table:style-name="ce6" office:value-type="string">
            <text:p>11.1.1 Esta questão não se refere a este segmento.</text:p>
          </table:table-cell>
          <table:table-cell table:style-name="ce6" office:value-type="string">
            <text:p>11.1.1 Esta questão não se refere a este segmento.</text:p>
          </table:table-cell>
          <table:table-cell table:style-name="ce6" office:value-type="string">
            <text:p>11.1.1 Esta questão não se refere a este segmento.</text:p>
          </table:table-cell>
          <table:table-cell table:style-name="ce6" office:value-type="string">
            <text:p>11.1.1 Os professores responsáveis pela alfabetização inicial elaboram e realizam seus planos de aula considerando as orientações da proposta pedagógica (por exemplo: recorrem às orientações da proposta pedagógica para alfabetização inicial nos momentos de avaliação e reuniões pedagógicas referentes a esse assunto; cuidam para que os planos de aula e outros projetos de alfabetização inicial sejam elaborados considerando as orientações da proposta pedagógica; revisa as orientações periodicamente, entre outros)?</text:p>
          </table:table-cell>
        </table:table-row>
        <table:table-row table:style-name="ro3">
          <table:table-cell table:style-name="ce6" office:value-type="string">
            <text:p>11.1.2 Esta questão não se refere a este segmento.</text:p>
          </table:table-cell>
          <table:table-cell table:style-name="ce6" office:value-type="string">
            <text:p>11.1.2 Esta questão não se refere a este segmento.</text:p>
          </table:table-cell>
          <table:table-cell table:style-name="ce6" office:value-type="string">
            <text:p>11.1.2 Esta questão não se refere a este segmento.</text:p>
          </table:table-cell>
          <table:table-cell table:style-name="ce6" office:value-type="string">
            <text:p>11.1.2 Professores e demais profissionais responsáveis pela alfabetização têm oportunidade de discutir o trabalho que estão realizando e atualizar seus conhecimentos sobre alfabetização? </text:p>
          </table:table-cell>
        </table:table-row>
        <table:table-row table:style-name="ro4">
          <table:table-cell table:style-name="ce5" office:value-type="string">
            <text:p>11.2 Existência de práticas alfabetizadoras na escola </text:p>
          </table:table-cell>
          <table:table-cell table:style-name="ce5" office:value-type="string">
            <text:p>11.2 Existência de práticas alfabetizadoras na escola </text:p>
          </table:table-cell>
          <table:table-cell table:style-name="ce5" office:value-type="string">
            <text:p>11.2 Existência de práticas alfabetizadoras na escola </text:p>
          </table:table-cell>
          <table:table-cell table:style-name="ce5" office:value-type="string">
            <text:p>11.2 Existência de práticas alfabetizadoras na escola </text:p>
          </table:table-cell>
        </table:table-row>
        <table:table-row table:style-name="ro8">
          <table:table-cell table:style-name="ce6" office:value-type="string">
            <text:p>11.2.1 Esta questão não se refere a este segmento.</text:p>
          </table:table-cell>
          <table:table-cell table:style-name="ce6" office:value-type="string">
            <text:p>11.2.1 Esta questão não se refere a este segmento.</text:p>
          </table:table-cell>
          <table:table-cell table:style-name="ce6" office:value-type="string">
            <text:p>11.2.1 Esta questão não se refere a este segmento.</text:p>
          </table:table-cell>
          <table:table-cell table:style-name="ce6" office:value-type="string">
            <text:p>11.2.1 Os educandos leem/usam diariamente diferentes materiais disponibilizados em sala de aula (por exemplo: livros diversificados de prosa e poesia, com e sem palavras; revistas; dicionários; gibis, suplementos infantis de jornais; letras móveis; jogos com letras e palavras; produções das próprias crianças com desenhos e escritas; dicionários; entre outros)? </text:p>
          </table:table-cell>
        </table:table-row>
        <table:table-row table:style-name="ro14">
          <table:table-cell table:style-name="ce6" office:value-type="string">
            <text:p>11.2.2 Esta questão não se refere a este segmento.</text:p>
          </table:table-cell>
          <table:table-cell table:style-name="ce6" office:value-type="string">
            <text:p>11.2.2 Esta questão não se refere a este segmento.</text:p>
          </table:table-cell>
          <table:table-cell table:style-name="ce6" office:value-type="string">
            <text:p>11.2.2 Esta questão não se refere a este segmento.</text:p>
          </table:table-cell>
          <table:table-cell table:style-name="ce6" office:value-type="string">
            <text:p>11.2.2 As crianças participam diariamente de atividades planejadas para a aprendizagem progressiva do funcionamento da escrita (por exemplo: exercícios para analisar os sons da fala; reconhecimento das letras e palavras; exercícios de análise e comparação de palavras; ditado com análise posterior do educando e do professor sobre o que foi escrito; escrita individual; escrita em grupo; cópia com análise posterior do educando e do professor sobre o que foi escrito; escrita que se lê em voz alta por educandos e professores; análise e correção da própria escrita; escritas de músicas cantadas na sala de aula; jogos com palavras; atividades com receitas, embalagens, jornais, revistas, cartas, cartazes, convites, etiquetas, listas, anúncios, instruções de jogos, textos expositivos, textos literários, calendário, regras da escola, entre outros)? </text:p>
          </table:table-cell>
        </table:table-row>
        <table:table-row table:style-name="ro9">
          <table:table-cell table:style-name="ce6" office:value-type="string">
            <text:p>11.2.3 Os professores leem histórias para as crianças pelo menos uma vez por dia (por exemplo: comentam as histórias lidas; escrevem as histórias lidas; recontam as histórias lidas; inventam novas histórias a partir das histórias lidas; fazem relações com outros textos conhecidos; entre outros)?</text:p>
          </table:table-cell>
          <table:table-cell table:style-name="ce6" office:value-type="string">
            <text:p>11.2.3 Os professores leem histórias para as crianças pelo menos uma vez por dia (por exemplo: comentam as histórias lidas; escrevem as histórias lidas; recontam as histórias lidas; inventam novas histórias a partir das histórias lidas; fazem relações com outros textos conhecidos; entre outros)? </text:p>
          </table:table-cell>
          <table:table-cell table:style-name="ce6" office:value-type="string">
            <text:p>11.2.3 Esta questão não se refere a este segmento.</text:p>
          </table:table-cell>
          <table:table-cell table:style-name="ce6" office:value-type="string">
            <text:p>11.2.3 Os professores leem histórias para as crianças pelo menos uma vez por dia (por exemplo: comentam as histórias lidas; escrevem as histórias lidas; recontam as histórias lidas; inventam novas histórias a partir das histórias lidas; fazem relações com outros textos conhecidos; entre outros)?</text:p>
          </table:table-cell>
        </table:table-row>
        <table:table-row table:style-name="ro15">
          <table:table-cell table:style-name="ce6" office:value-type="string">
            <text:p>11.2.4 Esta questão não se refere a este segmento.</text:p>
          </table:table-cell>
          <table:table-cell table:style-name="ce6" office:value-type="string">
            <text:p>11.2.4 Esta questão não se refere a este segmento.</text:p>
          </table:table-cell>
          <table:table-cell table:style-name="ce6" office:value-type="string">
            <text:p>11.2.4 Esta questão não se refere a este segmento.</text:p>
          </table:table-cell>
          <table:table-cell table:style-name="ce6" office:value-type="string">
            <text:p>11.2.4 Os professores utilizam estratégias planejadas para ajudar os educandos na compreensão e na interpretação dos textos lidos (por exemplo: usam diferentes tipos de gêneros de texto nas atividades; conhecem com antecedência o conteúdo dos textos que os educandos irão ler; geram expectativa em relação ao texto que os educandos irão ler; fazem perguntas que levem a suposições sobre a história; fazem comentários e perguntas sobre aquilo que os educandos leram e promovem o diálogo sobre o texto; asseguram que os educandos desenvolvam a atitude de ouvir a interpretação dos colegas; entre outros)? </text:p>
          </table:table-cell>
        </table:table-row>
        <table:table-row table:style-name="ro4">
          <table:table-cell table:style-name="ce6" office:value-type="string">
            <text:p>11.2.5 As atividades propostas em sala de aula provocam nas crianças a necessidade de escrever?</text:p>
          </table:table-cell>
          <table:table-cell table:style-name="ce6" office:value-type="string">
            <text:p>11.2.5 As atividades propostas em sala de aula provocam nas crianças a necessidade de escrever?</text:p>
          </table:table-cell>
          <table:table-cell table:style-name="ce6" office:value-type="string">
            <text:p>11.2.5 As atividades propostas em sala de aula provocam nas crianças a necessidade de escrever?</text:p>
          </table:table-cell>
          <table:table-cell table:style-name="ce6" office:value-type="string">
            <text:p>11.2.5 As atividades propostas em sala de aula provocam nas crianças a necessidade de escrever?</text:p>
          </table:table-cell>
        </table:table-row>
        <table:table-row table:style-name="ro6">
          <table:table-cell table:style-name="ce6" office:value-type="string">
            <text:p>11.2.6 Pelo menos semanalmente, os educandos participam de projetos ou atividades na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/text:p>
          </table:table-cell>
          <table:table-cell table:style-name="ce6" office:value-type="string">
            <text:p>11.2.6 Pelo menos semanalmente, os educandos participam de projetos ou atividades na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/text:p>
          </table:table-cell>
          <table:table-cell table:style-name="ce6" office:value-type="string">
            <text:p>11.2.6 Esta questão não se refere a este segmento.</text:p>
          </table:table-cell>
          <table:table-cell table:style-name="ce6" office:value-type="string">
            <text:p>11.2.6 Pelo menos semanalmente, os educandos participam de projetos ou atividades no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/text:p>
          </table:table-cell>
        </table:table-row>
        <table:table-row table:style-name="ro16">
          <table:table-cell table:style-name="ce6" office:value-type="string">
            <text:p>11.2.7 Os professores valorizam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, entre outros)? </text:p>
          </table:table-cell>
          <table:table-cell table:style-name="ce6" office:value-type="string">
            <text:p>11.2.7 Os professores valorizam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; entre outros)? </text:p>
          </table:table-cell>
          <table:table-cell table:style-name="ce6" office:value-type="string">
            <text:p>11.2.7 A escola valoriza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; entre outros)? </text:p>
          </table:table-cell>
          <table:table-cell table:style-name="ce6" office:value-type="string">
            <text:p>11.2.7 A escola valoriza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; entre outros)? </text:p>
          </table:table-cell>
        </table:table-row>
        <table:table-row table:style-name="ro4">
          <table:table-cell table:style-name="ce5" office:value-type="string">
            <text:p>11.3 Atenção ao processo de alfabetização de cada criança</text:p>
          </table:table-cell>
          <table:table-cell table:style-name="ce5" office:value-type="string">
            <text:p>11.3 Atenção ao processo de alfabetização de cada criança</text:p>
          </table:table-cell>
          <table:table-cell table:style-name="ce5" office:value-type="string">
            <text:p>11.3 Atenção ao processo de alfabetização de cada criança</text:p>
          </table:table-cell>
          <table:table-cell table:style-name="ce5" office:value-type="string">
            <text:p>11.3 Atenção ao processo de alfabetização de cada criança</text:p>
          </table:table-cell>
        </table:table-row>
        <table:table-row table:style-name="ro3">
          <table:table-cell table:style-name="ce6" office:value-type="string">
            <text:p>11.3.1 Esta questão não se refere a este segmento.</text:p>
          </table:table-cell>
          <table:table-cell table:style-name="ce6" office:value-type="string">
            <text:p>11.3.1 Esta questão não se refere a este segmento.</text:p>
          </table:table-cell>
          <table:table-cell table:style-name="ce6" office:value-type="string">
            <text:p>11.3.1 Esta questão não se refere a este segmento.</text:p>
          </table:table-cell>
          <table:table-cell table:style-name="ce6" office:value-type="string">
            <text:p>11.3.1 Nas reuniões pedagógicas são definidas as ações a serem realizadas na sala de aula e na escola para melhorar a aprendizagem, incluindo a das crianças com dificuldade de alfabetização? </text:p>
          </table:table-cell>
        </table:table-row>
        <table:table-row table:style-name="ro4">
          <table:table-cell table:style-name="ce5" office:value-type="string">
            <text:p>11.4 Ampliação das capacidades de leitura e escrita dos educandos ao longo do ensino fundamental </text:p>
          </table:table-cell>
          <table:table-cell table:style-name="ce5" office:value-type="string">
            <text:p>11.4 Ampliação das capacidades de leitura e escrita dos educandos ao longo do ensino fundamental </text:p>
          </table:table-cell>
          <table:table-cell table:style-name="ce5" office:value-type="string">
            <text:p>11.4 Ampliação das capacidades de leitura e escrita dos educandos ao longo do ensino fundamental </text:p>
          </table:table-cell>
          <table:table-cell table:style-name="ce5" office:value-type="string">
            <text:p>11.4 Ampliação das capacidades de leitura e escrita dos educandos ao longo do ensino fundamental </text:p>
          </table:table-cell>
        </table:table-row>
        <table:table-row table:style-name="ro5">
          <table:table-cell table:style-name="ce6" office:value-type="string">
            <text:p>11.4.1 Os educandos leem pelo menos um livro por mês, por indicação dos professores, para ser usado em atividades relacionadas às matérias escolares? </text:p>
          </table:table-cell>
          <table:table-cell table:style-name="ce6" office:value-type="string">
            <text:p>11.4.1 Os educandos leem pelo menos um livro por mês, para ser usado em atividades relacionadas às matérias escolares? </text:p>
          </table:table-cell>
          <table:table-cell table:style-name="ce6" office:value-type="string">
            <text:p>11.4.1 Esta questão não se refere a este segmento.</text:p>
          </table:table-cell>
          <table:table-cell table:style-name="ce6" office:value-type="string">
            <text:p>11.4.1 Os educandos leem pelo menos um livro por mês, por indicação dos professores, para ser usado em atividades relacionadas às matérias escolares? </text:p>
          </table:table-cell>
        </table:table-row>
        <table:table-row table:style-name="ro3">
          <table:table-cell table:style-name="ce6" office:value-type="string">
            <text:p>11.4.2 Esta questão não se refere a este segmento.</text:p>
          </table:table-cell>
          <table:table-cell table:style-name="ce6" office:value-type="string">
            <text:p>11.4.2 Esta questão não se refere a este segmento.</text:p>
          </table:table-cell>
          <table:table-cell table:style-name="ce6" office:value-type="string">
            <text:p>11.4.2 Esta questão não se refere a este segmento.</text:p>
          </table:table-cell>
          <table:table-cell table:style-name="ce6" office:value-type="string">
            <text:p>11.4.2 Os professores de todas as disciplinas realizam, pelo menos uma vez por mês, atividades que envolvam o planejamento, a produção e a revisão de texto pelos educandos? </text:p>
          </table:table-cell>
        </table:table-row>
        <table:table-row table:style-name="ro14">
          <table:table-cell table:style-name="ce6" office:value-type="string">
            <text:p>11.4.3 Esta questão não se refere a este segmento.</text:p>
          </table:table-cell>
          <table:table-cell table:style-name="ce6" office:value-type="string">
            <text:p>11.4.3 Esta questão não se refere a este segmento.</text:p>
          </table:table-cell>
          <table:table-cell table:style-name="ce6" office:value-type="string">
            <text:p>11.4.3 Esta questão não se refere a este segmento.</text:p>
          </table:table-cell>
          <table:table-cell table:style-name="ce6" office:value-type="string">
            <text:p>11.4.3 Pelo menos uma vez por semana, os educandos participam de projetos ou atividades em que possam conhecer diferentes tipos de texto e as linguagens utilizadas em diversas situações sociais (por exemplo: troca de correspondências; elaboração de convites e avisos; desenvolvimento de campanhas de interesse público – cartazes e/ou folhetos sobre reciclagem de lixo, alcoolismo, prevenção de doenças –; elaboração de jornal escolar; produção de programas de rádios ou tevê; saraus literários; elaboração de livro/revista; leitura de textos teatrais; montagem de álbuns musicais; realização de pesquisas bibliográficas; realização de entrevistas; debate político; abaixo-assinados; cartas com reivindicações a autoridades; apresentação de trabalhos ou seminários; entre outros)? </text:p>
          </table:table-cell>
        </table:table-row>
        <table:table-row table:style-name="ro5">
          <table:table-cell table:style-name="ce6" office:value-type="string">
            <text:p>11.4.4 Esta questão não se refere a este segmento.</text:p>
          </table:table-cell>
          <table:table-cell table:style-name="ce6" office:value-type="string">
            <text:p>11.4.4 Os familiares (pais ou outros responsáveis) recebem orientações dos professores sobre como incentivar as crianças a ler e escrever? </text:p>
          </table:table-cell>
          <table:table-cell table:style-name="ce6" office:value-type="string">
            <text:p>11.4.4 Esta questão não se refere a este segmento.</text:p>
          </table:table-cell>
          <table:table-cell table:style-name="ce6" office:value-type="string">
            <text:p>11.4.4 Os familiares (pais ou outros responsáveis) recebem orientações dos professores sobre como incentivar as crianças a ler e escrever? </text:p>
          </table:table-cell>
        </table:table-row>
        <table:table-row table:style-name="ro4">
          <table:table-cell table:style-name="ce5" office:value-type="string">
            <text:p>11.5 Acesso e bom aproveitamento da biblioteca ou sala de leitura</text:p>
          </table:table-cell>
          <table:table-cell table:style-name="ce5" office:value-type="string">
            <text:p>11.5 Acesso e bom aproveitamento da biblioteca ou sala de leitura</text:p>
          </table:table-cell>
          <table:table-cell table:style-name="ce5" office:value-type="string">
            <text:p>11.5 Acesso e bom aproveitamento da biblioteca ou sala de leitura</text:p>
          </table:table-cell>
          <table:table-cell table:style-name="ce5" office:value-type="string">
            <text:p>11.5 Acesso e bom aproveitamento da biblioteca ou sala de leitura</text:p>
          </table:table-cell>
        </table:table-row>
        <table:table-row table:style-name="ro5">
          <table:table-cell table:style-name="ce6" office:value-type="string">
            <text:p>11.5.1 Esta questão não se refere a este segmento.</text:p>
          </table:table-cell>
          <table:table-cell table:style-name="ce6" office:value-type="string">
            <text:p>11.5.1 Esta questão não se refere a este segmento.</text:p>
          </table:table-cell>
          <table:table-cell table:style-name="ce6" office:value-type="string">
            <text:p>11.5.1 Esta questão não se refere a este segmento.</text:p>
          </table:table-cell>
          <table:table-cell table:style-name="ce6" office:value-type="string">
            <text:p>11.5.1 A escola disponibiliza aos educandos e professores todos os livros recebidos pelo Programa Nacional de Biblioteca na Escola (PNBE)?</text:p>
          </table:table-cell>
        </table:table-row>
        <table:table-row table:style-name="ro5">
          <table:table-cell table:style-name="ce6" office:value-type="string">
            <text:p>11.5.2 A biblioteca ou sala de leitura tem um profissional capacitado para promover um bom uso do espaço e atender o público em todos os turnos?</text:p>
          </table:table-cell>
          <table:table-cell table:style-name="ce6" office:value-type="string">
            <text:p>11.5.2 A biblioteca ou sala de leitura tem um profissional capacitado para promover um bom uso do espaço e atender o público em todos os turnos?</text:p>
          </table:table-cell>
          <table:table-cell table:style-name="ce6" office:value-type="string">
            <text:p>11.5.2 A biblioteca ou sala de leitura tem um profissional capacitado para promover um bom uso do espaço e atender o público em todos os turnos?</text:p>
          </table:table-cell>
          <table:table-cell table:style-name="ce6" office:value-type="string">
            <text:p>11.5.2 A biblioteca ou sala de leitura tem um profissional capacitado para promover um bom uso do espaço e atender o público em todos os turnos?</text:p>
          </table:table-cell>
        </table:table-row>
        <table:table-row table:style-name="ro5">
          <table:table-cell table:style-name="ce6" office:value-type="string">
            <text:p>11.5.3 Os educandos fazem uso da biblioteca ou sala de leitura, em horário letivo, pelo menos uma vez por semana, fazendo pesquisas e leituras?</text:p>
          </table:table-cell>
          <table:table-cell table:style-name="ce6" office:value-type="string">
            <text:p>11.5.3 Os educandos fazem uso da biblioteca ou sala de leitura, em horário letivo, pelo menos uma vez por semana, fazendo pesquisas e leituras?</text:p>
          </table:table-cell>
          <table:table-cell table:style-name="ce6" office:value-type="string">
            <text:p>11.5.3 Os educandos fazem uso da biblioteca ou sala de leitura, em horário letivo, pelo menos uma vez por semana, fazendo pesquisas e leituras? </text:p>
          </table:table-cell>
          <table:table-cell table:style-name="ce6" office:value-type="string">
            <text:p>11.5.3 Os educandos fazem uso da biblioteca ou sala de leitura, em horário letivo, pelo menos uma vez por semana, realizando pesquisas e leituras?</text:p>
          </table:table-cell>
        </table:table-row>
        <table:table-row table:style-name="ro4">
          <table:table-cell table:style-name="ce6" office:value-type="string">
            <text:p>11.5.4 A comunidade escolar faz empréstimos de livros do acervo da escola (para ler em sala ou em casa)?</text:p>
          </table:table-cell>
          <table:table-cell table:style-name="ce6" office:value-type="string">
            <text:p>11.5.4 A comunidade escolar faz empréstimos de livros do acervo da escola (para ler em sala ou em casa)?</text:p>
          </table:table-cell>
          <table:table-cell table:style-name="ce6" office:value-type="string">
            <text:p>11.5.4 A comunidade escolar faz empréstimos de livros do acervo da escola (para ler em sala ou em casa)?</text:p>
          </table:table-cell>
          <table:table-cell table:style-name="ce6" office:value-type="string">
            <text:p>11.5.4 A comunidade escolar faz empréstimos de livros do acervo da escola (para ler em sala ou em casa)?</text:p>
          </table:table-cell>
        </table:table-row>
        <table:table-row table:style-name="ro5">
          <table:table-cell table:style-name="ce6" office:value-type="string">
            <text:p>11.5.5 Os educandos usam computadores e internet para aprimorar a leitura e a escrita, pelo menos uma vez por semana, durante o horário das aulas?</text:p>
          </table:table-cell>
          <table:table-cell table:style-name="ce6" office:value-type="string">
            <text:p>11.5.5 Os educandos usam computadores e internet para aprimorar a leitura e a escrita, pelo menos uma vez por semana, durante o horário das aulas?</text:p>
          </table:table-cell>
          <table:table-cell table:style-name="ce6" office:value-type="string">
            <text:p>11.5.5 Os educandos usam computadores e internet para aprimorar a leitura e a escrita, pelo menos uma vez por semana, durante o horário das aulas?</text:p>
          </table:table-cell>
          <table:table-cell table:style-name="ce6" office:value-type="string">
            <text:p>11.5.5 Os educandos usam computadores e internet para aprimorar a leitura e a escrita, pelo menos uma vez por semana, durante o horário das aulas?</text:p>
          </table:table-cell>
        </table:table-row>
        <table:table-row table:style-name="ro4"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  <table:table-cell table:style-name="ce7" office:value-type="string">
            <text:p>Quadro de Práticas consolidadas e Práticas que precisam avançar</text:p>
          </table:table-cell>
        </table:table-row>
        <table:table-row table:style-name="ro1" table:number-rows-repeated="6"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65233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5:0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1T16:33:29</meta:creation-date>
    <dc:date>2011-09-02T15:06:27</dc:date>
    <meta:editing-duration>PT06H18M30S</meta:editing-duration>
    <meta:editing-cycles>17</meta:editing-cycles>
    <meta:generator>BrOffice.org/3.2$Linux OpenOffice.org_project/320m12$Build-9483</meta:generator>
    <meta:print-date>2011-08-03T12:29:33</meta:print-date>
    <meta:document-statistic meta:table-count="5" meta:cell-count="2330" meta:object-count="0"/>
  </office:meta>
</office:document-meta>
</file>